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rotation-align="none"/>
    </style:style>
    <style:style style:name="ce2" style:family="table-cell" style:parent-style-name="Default">
      <style:table-cell-properties fo:background-color="#66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00cc3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2b2b2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By Score" table:style-name="ta1">
        <table:table-column table:style-name="co1" table:default-cell-style-name="ce4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utation</text:p>
          </table:table-cell>
          <table:table-cell table:style-name="ce6" office:value-type="string" calcext:value-type="string">
            <text:p>Score</text:p>
          </table:table-cell>
          <table:table-cell table:style-name="ce8" office:value-type="string" calcext:value-type="string">
            <text:p>SIFT Prediction</text:p>
          </table:table-cell>
          <table:table-cell table:style-name="ce8" office:value-type="string" calcext:value-type="string">
            <text:p>SIFT score</text:p>
          </table:table-cell>
          <table:table-cell table:style-name="ce8" office:value-type="string" calcext:value-type="string">
            <text:p>pph2 prediction</text:p>
          </table:table-cell>
          <table:table-cell table:style-name="ce8" office:value-type="string" calcext:value-type="string">
            <text:p>pph2 score</text:p>
          </table:table-cell>
        </table:table-row>
        <table:table-row table:style-name="ro1">
          <table:table-cell table:style-name="ce2" office:value-type="string" calcext:value-type="string">
            <text:p>C976G</text:p>
          </table:table-cell>
          <table:table-cell table:style-name="ce2" office:value-type="float" office:value="10.09023" calcext:value-type="float">
            <text:p>10.09023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113R</text:p>
          </table:table-cell>
          <table:table-cell office:value-type="float" office:value="9.67517" calcext:value-type="float">
            <text:p>9.6751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2" office:value-type="string" calcext:value-type="string">
            <text:p>C63R</text:p>
          </table:table-cell>
          <table:table-cell table:style-name="ce2" office:value-type="float" office:value="9.37611" calcext:value-type="float">
            <text:p>9.3761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1011S</text:p>
          </table:table-cell>
          <table:table-cell table:style-name="ce2" office:value-type="float" office:value="8.85216" calcext:value-type="float">
            <text:p>8.852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Y1088C</text:p>
          </table:table-cell>
          <table:table-cell office:value-type="float" office:value="8.84458" calcext:value-type="float">
            <text:p>8.844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75W</text:p>
          </table:table-cell>
          <table:table-cell table:style-name="ce2" office:value-type="float" office:value="8.51001" calcext:value-type="float">
            <text:p>8.5100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763S</text:p>
          </table:table-cell>
          <table:table-cell table:style-name="ce2" office:value-type="float" office:value="8.34017" calcext:value-type="float">
            <text:p>8.3401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table:style-name="ce2" office:value-type="string" calcext:value-type="string">
            <text:p>F842S</text:p>
          </table:table-cell>
          <table:table-cell table:style-name="ce2" office:value-type="float" office:value="8.26938" calcext:value-type="float">
            <text:p>8.2693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style-name="ce2" office:value-type="string" calcext:value-type="string">
            <text:p>N1156S</text:p>
          </table:table-cell>
          <table:table-cell table:style-name="ce2" office:value-type="float" office:value="7.60051" calcext:value-type="float">
            <text:p>7.6005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table:style-name="ce2" office:value-type="string" calcext:value-type="string">
            <text:p>N1156D</text:p>
          </table:table-cell>
          <table:table-cell table:style-name="ce2" office:value-type="float" office:value="7.57701" calcext:value-type="float">
            <text:p>7.5770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table:style-name="ce2" office:value-type="string" calcext:value-type="string">
            <text:p>D944N</text:p>
          </table:table-cell>
          <table:table-cell table:style-name="ce2" office:value-type="float" office:value="7.54099" calcext:value-type="float">
            <text:p>7.5409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table:style-name="ce3" office:value-type="string" calcext:value-type="string">
            <text:p>V889M</text:p>
          </table:table-cell>
          <table:table-cell office:value-type="float" office:value="7.46662" calcext:value-type="float">
            <text:p>7.46662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table:style-name="ce2" office:value-type="string" calcext:value-type="string">
            <text:p>Y1019C</text:p>
          </table:table-cell>
          <table:table-cell table:style-name="ce2" office:value-type="float" office:value="7.2878" calcext:value-type="float">
            <text:p>7.287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537S</text:p>
          </table:table-cell>
          <table:table-cell table:style-name="ce2" office:value-type="float" office:value="7.26535" calcext:value-type="float">
            <text:p>7.2653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2" office:value-type="string" calcext:value-type="string">
            <text:p>V1165M</text:p>
          </table:table-cell>
          <table:table-cell table:style-name="ce2" office:value-type="float" office:value="7.26253" calcext:value-type="float">
            <text:p>7.2625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703I</text:p>
          </table:table-cell>
          <table:table-cell table:style-name="ce2" office:value-type="float" office:value="7.22576" calcext:value-type="float">
            <text:p>7.2257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1186C</text:p>
          </table:table-cell>
          <table:table-cell table:style-name="ce2" office:value-type="float" office:value="7.15063" calcext:value-type="float">
            <text:p>7.1506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516F</text:p>
          </table:table-cell>
          <table:table-cell table:style-name="ce2" office:value-type="float" office:value="7.13675" calcext:value-type="float">
            <text:p>7.1367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1007A</text:p>
          </table:table-cell>
          <table:table-cell office:value-type="float" office:value="6.97135" calcext:value-type="float">
            <text:p>6.9713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6.96619" calcext:value-type="float">
            <text:p>6.9661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F101C</text:p>
          </table:table-cell>
          <table:table-cell office:value-type="float" office:value="6.84904" calcext:value-type="float">
            <text:p>6.84904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1165L</text:p>
          </table:table-cell>
          <table:table-cell office:value-type="float" office:value="6.79303" calcext:value-type="float">
            <text:p>6.79303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207S</text:p>
          </table:table-cell>
          <table:table-cell office:value-type="float" office:value="6.73762" calcext:value-type="float">
            <text:p>6.7376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string" calcext:value-type="string">
            <text:p>G1015V</text:p>
          </table:table-cell>
          <table:table-cell office:value-type="float" office:value="6.7372" calcext:value-type="float">
            <text:p>6.737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71L</text:p>
          </table:table-cell>
          <table:table-cell office:value-type="float" office:value="6.69252" calcext:value-type="float">
            <text:p>6.6925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P520S</text:p>
          </table:table-cell>
          <table:table-cell office:value-type="float" office:value="6.55155" calcext:value-type="float">
            <text:p>6.5515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1186H</text:p>
          </table:table-cell>
          <table:table-cell office:value-type="float" office:value="6.54404" calcext:value-type="float">
            <text:p>6.5440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1142T</text:p>
          </table:table-cell>
          <table:table-cell office:value-type="float" office:value="6.50345" calcext:value-type="float">
            <text:p>6.5034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291C</text:p>
          </table:table-cell>
          <table:table-cell office:value-type="float" office:value="6.42754" calcext:value-type="float">
            <text:p>6.42754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table:style-name="ce3" office:value-type="string" calcext:value-type="string">
            <text:p>R789H</text:p>
          </table:table-cell>
          <table:table-cell office:value-type="float" office:value="6.34791" calcext:value-type="float">
            <text:p>6.3479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G32R</text:p>
          </table:table-cell>
          <table:table-cell office:value-type="float" office:value="6.32368" calcext:value-type="float">
            <text:p>6.3236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V757M</text:p>
          </table:table-cell>
          <table:table-cell office:value-type="float" office:value="6.31971" calcext:value-type="float">
            <text:p>6.3197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706A</text:p>
          </table:table-cell>
          <table:table-cell office:value-type="float" office:value="6.2447" calcext:value-type="float">
            <text:p>6.244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6.24143" calcext:value-type="float">
            <text:p>6.241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95A</text:p>
          </table:table-cell>
          <table:table-cell office:value-type="float" office:value="6.22292" calcext:value-type="float">
            <text:p>6.2229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658T</text:p>
          </table:table-cell>
          <table:table-cell office:value-type="float" office:value="6.1788" calcext:value-type="float">
            <text:p>6.178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table:style-name="ce3" office:value-type="string" calcext:value-type="string">
            <text:p>T1205K</text:p>
          </table:table-cell>
          <table:table-cell office:value-type="float" office:value="6.12529" calcext:value-type="float">
            <text:p>6.1252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6.12158" calcext:value-type="float">
            <text:p>6.121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110L</text:p>
          </table:table-cell>
          <table:table-cell office:value-type="float" office:value="6.12029" calcext:value-type="float">
            <text:p>6.1202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S608N</text:p>
          </table:table-cell>
          <table:table-cell office:value-type="float" office:value="6.11308" calcext:value-type="float">
            <text:p>6.113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1242V</text:p>
          </table:table-cell>
          <table:table-cell office:value-type="float" office:value="6.04498" calcext:value-type="float">
            <text:p>6.04498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A767G</text:p>
          </table:table-cell>
          <table:table-cell office:value-type="float" office:value="6.04488" calcext:value-type="float">
            <text:p>6.0448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T375A</text:p>
          </table:table-cell>
          <table:table-cell office:value-type="float" office:value="6.04377" calcext:value-type="float">
            <text:p>6.0437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A756D</text:p>
          </table:table-cell>
          <table:table-cell office:value-type="float" office:value="6.00408" calcext:value-type="float">
            <text:p>6.004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table:style-name="ce3" office:value-type="string" calcext:value-type="string">
            <text:p>V378A</text:p>
          </table:table-cell>
          <table:table-cell office:value-type="float" office:value="5.9662" calcext:value-type="float">
            <text:p>5.9662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table:style-name="ce3" office:value-type="string" calcext:value-type="string">
            <text:p>R404Q</text:p>
          </table:table-cell>
          <table:table-cell office:value-type="float" office:value="5.93311" calcext:value-type="float">
            <text:p>5.9331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5.93016" calcext:value-type="float">
            <text:p>5.930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23N</text:p>
          </table:table-cell>
          <table:table-cell office:value-type="float" office:value="5.84446" calcext:value-type="float">
            <text:p>5.8444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I663N</text:p>
          </table:table-cell>
          <table:table-cell office:value-type="float" office:value="5.83854" calcext:value-type="float">
            <text:p>5.8385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42L</text:p>
          </table:table-cell>
          <table:table-cell office:value-type="float" office:value="5.77868" calcext:value-type="float">
            <text:p>5.7786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378F</text:p>
          </table:table-cell>
          <table:table-cell office:value-type="float" office:value="5.76258" calcext:value-type="float">
            <text:p>5.762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F403S</text:p>
          </table:table-cell>
          <table:table-cell office:value-type="float" office:value="5.74185" calcext:value-type="float">
            <text:p>5.7418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A1151T</text:p>
          </table:table-cell>
          <table:table-cell office:value-type="float" office:value="5.71168" calcext:value-type="float">
            <text:p>5.71168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536M</text:p>
          </table:table-cell>
          <table:table-cell office:value-type="float" office:value="5.68504" calcext:value-type="float">
            <text:p>5.68504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string" calcext:value-type="string">
            <text:p>V624A</text:p>
          </table:table-cell>
          <table:table-cell office:value-type="float" office:value="5.62877" calcext:value-type="float">
            <text:p>5.6287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Y709F</text:p>
          </table:table-cell>
          <table:table-cell office:value-type="float" office:value="5.60822" calcext:value-type="float">
            <text:p>5.60822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1223V</text:p>
          </table:table-cell>
          <table:table-cell office:value-type="float" office:value="5.59708" calcext:value-type="float">
            <text:p>5.59708</text:p>
          </table:table-cell>
          <table:table-cell office:value-type="string" calcext:value-type="string">
            <text:p>TOLERATED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L1213V</text:p>
          </table:table-cell>
          <table:table-cell office:value-type="float" office:value="5.57691" calcext:value-type="float">
            <text:p>5.5769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339C</text:p>
          </table:table-cell>
          <table:table-cell office:value-type="float" office:value="5.54714" calcext:value-type="float">
            <text:p>5.5471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T777N</text:p>
          </table:table-cell>
          <table:table-cell office:value-type="float" office:value="5.48754" calcext:value-type="float">
            <text:p>5.4875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table:style-name="ce3" office:value-type="string" calcext:value-type="string">
            <text:p>I1061T</text:p>
          </table:table-cell>
          <table:table-cell office:value-type="float" office:value="5.46544" calcext:value-type="float">
            <text:p>5.4654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5.44234" calcext:value-type="float">
            <text:p>5.4423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table:style-name="ce3" office:value-type="string" calcext:value-type="string">
            <text:p>A1054T</text:p>
          </table:table-cell>
          <table:table-cell office:value-type="float" office:value="5.43495" calcext:value-type="float">
            <text:p>5.43495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407H</text:p>
          </table:table-cell>
          <table:table-cell office:value-type="float" office:value="5.40556" calcext:value-type="float">
            <text:p>5.4055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450M</text:p>
          </table:table-cell>
          <table:table-cell office:value-type="float" office:value="5.38118" calcext:value-type="float">
            <text:p>5.3811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1230S</text:p>
          </table:table-cell>
          <table:table-cell office:value-type="float" office:value="5.32616" calcext:value-type="float">
            <text:p>5.326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H1016R</text:p>
          </table:table-cell>
          <table:table-cell office:value-type="float" office:value="5.28787" calcext:value-type="float">
            <text:p>5.28787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string" calcext:value-type="string">
            <text:p>D396E</text:p>
          </table:table-cell>
          <table:table-cell office:value-type="float" office:value="5.23874" calcext:value-type="float">
            <text:p>5.2387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177Y</text:p>
          </table:table-cell>
          <table:table-cell office:value-type="float" office:value="5.23831" calcext:value-type="float">
            <text:p>5.2383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V517I</text:p>
          </table:table-cell>
          <table:table-cell office:value-type="float" office:value="5.23587" calcext:value-type="float">
            <text:p>5.23587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1115F</text:p>
          </table:table-cell>
          <table:table-cell office:value-type="float" office:value="5.23467" calcext:value-type="float">
            <text:p>5.23467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" office:value-type="string" calcext:value-type="string">
            <text:p>E1089K</text:p>
          </table:table-cell>
          <table:table-cell office:value-type="float" office:value="5.21643" calcext:value-type="float">
            <text:p>5.216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5.19706" calcext:value-type="float">
            <text:p>5.1970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58T</text:p>
          </table:table-cell>
          <table:table-cell office:value-type="float" office:value="5.16824" calcext:value-type="float">
            <text:p>5.1682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table:style-name="ce3" office:value-type="string" calcext:value-type="string">
            <text:p>A1035V</text:p>
          </table:table-cell>
          <table:table-cell office:value-type="float" office:value="5.13544" calcext:value-type="float">
            <text:p>5.13544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5.13522" calcext:value-type="float">
            <text:p>5.13522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H758Y</text:p>
          </table:table-cell>
          <table:table-cell office:value-type="float" office:value="5.10505" calcext:value-type="float">
            <text:p>5.105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L1204V</text:p>
          </table:table-cell>
          <table:table-cell office:value-type="float" office:value="5.10364" calcext:value-type="float">
            <text:p>5.10364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1213F</text:p>
          </table:table-cell>
          <table:table-cell office:value-type="float" office:value="5.09602" calcext:value-type="float">
            <text:p>5.0960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45E</text:p>
          </table:table-cell>
          <table:table-cell office:value-type="float" office:value="5.08905" calcext:value-type="float">
            <text:p>5.089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S781G</text:p>
          </table:table-cell>
          <table:table-cell office:value-type="float" office:value="5.08268" calcext:value-type="float">
            <text:p>5.08268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I450V</text:p>
          </table:table-cell>
          <table:table-cell office:value-type="float" office:value="5.06418" calcext:value-type="float">
            <text:p>5.06418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table:style-name="ce3" office:value-type="string" calcext:value-type="string">
            <text:p>Q775P</text:p>
          </table:table-cell>
          <table:table-cell office:value-type="float" office:value="5.03873" calcext:value-type="float">
            <text:p>5.0387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5.03769" calcext:value-type="float">
            <text:p>5.0376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1S</text:p>
          </table:table-cell>
          <table:table-cell office:value-type="float" office:value="5.02219" calcext:value-type="float">
            <text:p>5.02219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469V</text:p>
          </table:table-cell>
          <table:table-cell office:value-type="float" office:value="5.00723" calcext:value-type="float">
            <text:p>5.00723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P401S</text:p>
          </table:table-cell>
          <table:table-cell office:value-type="float" office:value="4.99228" calcext:value-type="float">
            <text:p>4.9922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G749V</text:p>
          </table:table-cell>
          <table:table-cell office:value-type="float" office:value="4.92943" calcext:value-type="float">
            <text:p>4.929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" office:value-type="string" calcext:value-type="string">
            <text:p>P543L</text:p>
          </table:table-cell>
          <table:table-cell office:value-type="float" office:value="4.92797" calcext:value-type="float">
            <text:p>4.9279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Y882C</text:p>
          </table:table-cell>
          <table:table-cell office:value-type="float" office:value="4.89645" calcext:value-type="float">
            <text:p>4.8964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string" calcext:value-type="string">
            <text:p>S1200G</text:p>
          </table:table-cell>
          <table:table-cell office:value-type="float" office:value="4.83705" calcext:value-type="float">
            <text:p>4.837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R978H</text:p>
          </table:table-cell>
          <table:table-cell office:value-type="float" office:value="4.80769" calcext:value-type="float">
            <text:p>4.80769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4.78489" calcext:value-type="float">
            <text:p>4.7848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V1078I</text:p>
          </table:table-cell>
          <table:table-cell office:value-type="float" office:value="4.78124" calcext:value-type="float">
            <text:p>4.78124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string" calcext:value-type="string">
            <text:p>P566S</text:p>
          </table:table-cell>
          <table:table-cell office:value-type="float" office:value="4.76294" calcext:value-type="float">
            <text:p>4.7629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1190G</text:p>
          </table:table-cell>
          <table:table-cell office:value-type="float" office:value="4.75512" calcext:value-type="float">
            <text:p>4.7551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string" calcext:value-type="string">
            <text:p>L695V</text:p>
          </table:table-cell>
          <table:table-cell office:value-type="float" office:value="4.74422" calcext:value-type="float">
            <text:p>4.7442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E586K</text:p>
          </table:table-cell>
          <table:table-cell office:value-type="float" office:value="4.7404" calcext:value-type="float">
            <text:p>4.7404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4.73681" calcext:value-type="float">
            <text:p>4.7368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R161W</text:p>
          </table:table-cell>
          <table:table-cell office:value-type="float" office:value="4.70598" calcext:value-type="float">
            <text:p>4.7059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4.69321" calcext:value-type="float">
            <text:p>4.6932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V624I</text:p>
          </table:table-cell>
          <table:table-cell office:value-type="float" office:value="4.67797" calcext:value-type="float">
            <text:p>4.6779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172V</text:p>
          </table:table-cell>
          <table:table-cell office:value-type="float" office:value="4.64071" calcext:value-type="float">
            <text:p>4.6407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Y932S</text:p>
          </table:table-cell>
          <table:table-cell office:value-type="float" office:value="4.62337" calcext:value-type="float">
            <text:p>4.62337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V1155I</text:p>
          </table:table-cell>
          <table:table-cell office:value-type="float" office:value="4.61186" calcext:value-type="float">
            <text:p>4.61186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M156T</text:p>
          </table:table-cell>
          <table:table-cell office:value-type="float" office:value="4.59076" calcext:value-type="float">
            <text:p>4.59076</text:p>
          </table:table-cell>
          <table:table-cell office:value-type="string" calcext:value-type="string">
            <text:p>TOLERATED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V1115I</text:p>
          </table:table-cell>
          <table:table-cell office:value-type="float" office:value="4.57247" calcext:value-type="float">
            <text:p>4.57247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205V</text:p>
          </table:table-cell>
          <table:table-cell office:value-type="float" office:value="4.56591" calcext:value-type="float">
            <text:p>4.5659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34S</text:p>
          </table:table-cell>
          <table:table-cell office:value-type="float" office:value="4.55926" calcext:value-type="float">
            <text:p>4.5592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Y628H</text:p>
          </table:table-cell>
          <table:table-cell office:value-type="float" office:value="4.54957" calcext:value-type="float">
            <text:p>4.5495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841V</text:p>
          </table:table-cell>
          <table:table-cell office:value-type="float" office:value="4.53794" calcext:value-type="float">
            <text:p>4.53794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A764V</text:p>
          </table:table-cell>
          <table:table-cell office:value-type="float" office:value="4.53521" calcext:value-type="float">
            <text:p>4.5352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1273G</text:p>
          </table:table-cell>
          <table:table-cell table:style-name="ce4" office:value-type="float" office:value="4.47524" calcext:value-type="float">
            <text:p>4.47524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864F</text:p>
          </table:table-cell>
          <table:table-cell office:value-type="float" office:value="4.46355" calcext:value-type="float">
            <text:p>4.4635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I858T</text:p>
          </table:table-cell>
          <table:table-cell office:value-type="float" office:value="4.45002" calcext:value-type="float">
            <text:p>4.450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L662M</text:p>
          </table:table-cell>
          <table:table-cell office:value-type="float" office:value="4.44976" calcext:value-type="float">
            <text:p>4.44976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954L</text:p>
          </table:table-cell>
          <table:table-cell office:value-type="float" office:value="4.42816" calcext:value-type="float">
            <text:p>4.42816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table:style-name="ce5" office:value-type="string" calcext:value-type="string">
            <text:p>P434S</text:p>
          </table:table-cell>
          <table:table-cell office:value-type="float" office:value="4.4106" calcext:value-type="float">
            <text:p>4.410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1240R</text:p>
          </table:table-cell>
          <table:table-cell office:value-type="float" office:value="4.38821" calcext:value-type="float">
            <text:p>4.3882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734I</text:p>
          </table:table-cell>
          <table:table-cell office:value-type="float" office:value="4.3635" calcext:value-type="float">
            <text:p>4.363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M872V</text:p>
          </table:table-cell>
          <table:table-cell office:value-type="float" office:value="4.34676" calcext:value-type="float">
            <text:p>4.34676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237S</text:p>
          </table:table-cell>
          <table:table-cell office:value-type="float" office:value="4.33581" calcext:value-type="float">
            <text:p>4.3358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I770V</text:p>
          </table:table-cell>
          <table:table-cell office:value-type="float" office:value="4.33488" calcext:value-type="float">
            <text:p>4.33488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58V</text:p>
          </table:table-cell>
          <table:table-cell office:value-type="float" office:value="4.33452" calcext:value-type="float">
            <text:p>4.33452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N376D</text:p>
          </table:table-cell>
          <table:table-cell office:value-type="float" office:value="4.33031" calcext:value-type="float">
            <text:p>4.33031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S1148R</text:p>
          </table:table-cell>
          <table:table-cell office:value-type="float" office:value="4.31825" calcext:value-type="float">
            <text:p>4.3182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Y570C</text:p>
          </table:table-cell>
          <table:table-cell office:value-type="float" office:value="4.30347" calcext:value-type="float">
            <text:p>4.30347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S738L</text:p>
          </table:table-cell>
          <table:table-cell office:value-type="float" office:value="4.28719" calcext:value-type="float">
            <text:p>4.2871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993E</text:p>
          </table:table-cell>
          <table:table-cell office:value-type="float" office:value="4.27807" calcext:value-type="float">
            <text:p>4.2780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940L</text:p>
          </table:table-cell>
          <table:table-cell office:value-type="float" office:value="4.24988" calcext:value-type="float">
            <text:p>4.2498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4.24881" calcext:value-type="float">
            <text:p>4.2488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636A</text:p>
          </table:table-cell>
          <table:table-cell office:value-type="float" office:value="4.24641" calcext:value-type="float">
            <text:p>4.24641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N185D</text:p>
          </table:table-cell>
          <table:table-cell office:value-type="float" office:value="4.24002" calcext:value-type="float">
            <text:p>4.24002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652L</text:p>
          </table:table-cell>
          <table:table-cell office:value-type="float" office:value="4.22113" calcext:value-type="float">
            <text:p>4.2211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4.20479" calcext:value-type="float">
            <text:p>4.20479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R341P</text:p>
          </table:table-cell>
          <table:table-cell office:value-type="float" office:value="4.2047" calcext:value-type="float">
            <text:p>4.2047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780M</text:p>
          </table:table-cell>
          <table:table-cell office:value-type="float" office:value="4.19673" calcext:value-type="float">
            <text:p>4.1967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4.19516" calcext:value-type="float">
            <text:p>4.195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1036M</text:p>
          </table:table-cell>
          <table:table-cell office:value-type="float" office:value="4.19267" calcext:value-type="float">
            <text:p>4.1926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41C</text:p>
          </table:table-cell>
          <table:table-cell office:value-type="float" office:value="4.1919" calcext:value-type="float">
            <text:p>4.191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R389H</text:p>
          </table:table-cell>
          <table:table-cell office:value-type="float" office:value="4.18819" calcext:value-type="float">
            <text:p>4.1881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59Q</text:p>
          </table:table-cell>
          <table:table-cell office:value-type="float" office:value="4.1795" calcext:value-type="float">
            <text:p>4.1795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string" calcext:value-type="string">
            <text:p>R1077G</text:p>
          </table:table-cell>
          <table:table-cell office:value-type="float" office:value="4.16566" calcext:value-type="float">
            <text:p>4.16566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string" calcext:value-type="string">
            <text:p>F736L</text:p>
          </table:table-cell>
          <table:table-cell office:value-type="float" office:value="4.16309" calcext:value-type="float">
            <text:p>4.1630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A1187T</text:p>
          </table:table-cell>
          <table:table-cell office:value-type="float" office:value="4.15782" calcext:value-type="float">
            <text:p>4.15782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193V</text:p>
          </table:table-cell>
          <table:table-cell office:value-type="float" office:value="4.13394" calcext:value-type="float">
            <text:p>4.1339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R726T</text:p>
          </table:table-cell>
          <table:table-cell office:value-type="float" office:value="4.10533" calcext:value-type="float">
            <text:p>4.1053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748I</text:p>
          </table:table-cell>
          <table:table-cell office:value-type="float" office:value="4.08428" calcext:value-type="float">
            <text:p>4.08428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L893M</text:p>
          </table:table-cell>
          <table:table-cell office:value-type="float" office:value="4.07619" calcext:value-type="float">
            <text:p>4.0761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L773I</text:p>
          </table:table-cell>
          <table:table-cell office:value-type="float" office:value="4.05407" calcext:value-type="float">
            <text:p>4.05407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string" calcext:value-type="string">
            <text:p>R711G</text:p>
          </table:table-cell>
          <table:table-cell office:value-type="float" office:value="4.04943" calcext:value-type="float">
            <text:p>4.049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3" office:value-type="string" calcext:value-type="string">
            <text:p>R978C</text:p>
          </table:table-cell>
          <table:table-cell office:value-type="float" office:value="4.04492" calcext:value-type="float">
            <text:p>4.04492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F194L</text:p>
          </table:table-cell>
          <table:table-cell office:value-type="float" office:value="4.04286" calcext:value-type="float">
            <text:p>4.0428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string" calcext:value-type="string">
            <text:p>P474L</text:p>
          </table:table-cell>
          <table:table-cell office:value-type="float" office:value="4.04057" calcext:value-type="float">
            <text:p>4.0405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G264V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V950M</text:p>
          </table:table-cell>
          <table:table-cell office:value-type="float" office:value="4.03674" calcext:value-type="float">
            <text:p>4.03674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M1194V</text:p>
          </table:table-cell>
          <table:table-cell office:value-type="float" office:value="4.02642" calcext:value-type="float">
            <text:p>4.02642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T759A</text:p>
          </table:table-cell>
          <table:table-cell office:value-type="float" office:value="4.01336" calcext:value-type="float">
            <text:p>4.01336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1055M</text:p>
          </table:table-cell>
          <table:table-cell office:value-type="float" office:value="3.99041" calcext:value-type="float">
            <text:p>3.99041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819C</text:p>
          </table:table-cell>
          <table:table-cell office:value-type="float" office:value="3.96169" calcext:value-type="float">
            <text:p>3.96169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219S</text:p>
          </table:table-cell>
          <table:table-cell office:value-type="float" office:value="3.94595" calcext:value-type="float">
            <text:p>3.94595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156V</text:p>
          </table:table-cell>
          <table:table-cell office:value-type="float" office:value="3.92546" calcext:value-type="float">
            <text:p>3.92546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I678V</text:p>
          </table:table-cell>
          <table:table-cell office:value-type="float" office:value="3.91433" calcext:value-type="float">
            <text:p>3.91433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L773F</text:p>
          </table:table-cell>
          <table:table-cell office:value-type="float" office:value="3.90717" calcext:value-type="float">
            <text:p>3.90717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R78W</text:p>
          </table:table-cell>
          <table:table-cell office:value-type="float" office:value="3.90002" calcext:value-type="float">
            <text:p>3.900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882H</text:p>
          </table:table-cell>
          <table:table-cell office:value-type="float" office:value="3.89915" calcext:value-type="float">
            <text:p>3.89915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I837T</text:p>
          </table:table-cell>
          <table:table-cell office:value-type="float" office:value="3.87711" calcext:value-type="float">
            <text:p>3.87711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50M</text:p>
          </table:table-cell>
          <table:table-cell office:value-type="float" office:value="3.86591" calcext:value-type="float">
            <text:p>3.8659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table:style-name="ce3" office:value-type="string" calcext:value-type="string">
            <text:p>S1169R</text:p>
          </table:table-cell>
          <table:table-cell office:value-type="float" office:value="3.85777" calcext:value-type="float">
            <text:p>3.8577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522T</text:p>
          </table:table-cell>
          <table:table-cell office:value-type="float" office:value="3.85305" calcext:value-type="float">
            <text:p>3.85305</text:p>
          </table:table-cell>
          <table:table-cell office:value-type="string" calcext:value-type="string">
            <text:p>TOLERATED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I630T</text:p>
          </table:table-cell>
          <table:table-cell office:value-type="float" office:value="3.85039" calcext:value-type="float">
            <text:p>3.8503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T480A</text:p>
          </table:table-cell>
          <table:table-cell office:value-type="float" office:value="3.85025" calcext:value-type="float">
            <text:p>3.85025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E814D</text:p>
          </table:table-cell>
          <table:table-cell office:value-type="float" office:value="3.83764" calcext:value-type="float">
            <text:p>3.83764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018T</text:p>
          </table:table-cell>
          <table:table-cell office:value-type="float" office:value="3.83192" calcext:value-type="float">
            <text:p>3.8319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N188S</text:p>
          </table:table-cell>
          <table:table-cell office:value-type="float" office:value="3.8237" calcext:value-type="float">
            <text:p>3.8237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244T</text:p>
          </table:table-cell>
          <table:table-cell office:value-type="float" office:value="3.8207" calcext:value-type="float">
            <text:p>3.8207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743I</text:p>
          </table:table-cell>
          <table:table-cell office:value-type="float" office:value="3.80892" calcext:value-type="float">
            <text:p>3.80892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L121F</text:p>
          </table:table-cell>
          <table:table-cell office:value-type="float" office:value="3.80265" calcext:value-type="float">
            <text:p>3.8026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D651A</text:p>
          </table:table-cell>
          <table:table-cell office:value-type="float" office:value="3.79012" calcext:value-type="float">
            <text:p>3.7901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1033I</text:p>
          </table:table-cell>
          <table:table-cell office:value-type="float" office:value="3.78842" calcext:value-type="float">
            <text:p>3.78842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F1207L</text:p>
          </table:table-cell>
          <table:table-cell office:value-type="float" office:value="3.78232" calcext:value-type="float">
            <text:p>3.78232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L1121I</text:p>
          </table:table-cell>
          <table:table-cell office:value-type="float" office:value="3.76239" calcext:value-type="float">
            <text:p>3.76239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V664M</text:p>
          </table:table-cell>
          <table:table-cell office:value-type="float" office:value="3.75798" calcext:value-type="float">
            <text:p>3.7579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L830V</text:p>
          </table:table-cell>
          <table:table-cell office:value-type="float" office:value="3.75187" calcext:value-type="float">
            <text:p>3.7518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R615C</text:p>
          </table:table-cell>
          <table:table-cell office:value-type="float" office:value="3.74887" calcext:value-type="float">
            <text:p>3.7488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95F</text:p>
          </table:table-cell>
          <table:table-cell office:value-type="float" office:value="3.73726" calcext:value-type="float">
            <text:p>3.73726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A267G</text:p>
          </table:table-cell>
          <table:table-cell office:value-type="float" office:value="3.73272" calcext:value-type="float">
            <text:p>3.73272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string" calcext:value-type="string">
            <text:p>R615L</text:p>
          </table:table-cell>
          <table:table-cell office:value-type="float" office:value="3.72087" calcext:value-type="float">
            <text:p>3.7208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K877T</text:p>
          </table:table-cell>
          <table:table-cell office:value-type="float" office:value="3.68966" calcext:value-type="float">
            <text:p>3.68966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I690M</text:p>
          </table:table-cell>
          <table:table-cell office:value-type="float" office:value="3.68215" calcext:value-type="float">
            <text:p>3.6821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A885V</text:p>
          </table:table-cell>
          <table:table-cell office:value-type="float" office:value="3.67192" calcext:value-type="float">
            <text:p>3.6719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6Q</text:p>
          </table:table-cell>
          <table:table-cell office:value-type="float" office:value="3.66203" calcext:value-type="float">
            <text:p>3.66203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V727I</text:p>
          </table:table-cell>
          <table:table-cell office:value-type="float" office:value="3.64571" calcext:value-type="float">
            <text:p>3.64571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907V</text:p>
          </table:table-cell>
          <table:table-cell office:value-type="float" office:value="3.64431" calcext:value-type="float">
            <text:p>3.64431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830R</text:p>
          </table:table-cell>
          <table:table-cell office:value-type="float" office:value="3.63627" calcext:value-type="float">
            <text:p>3.6362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A926T</text:p>
          </table:table-cell>
          <table:table-cell office:value-type="float" office:value="3.62888" calcext:value-type="float">
            <text:p>3.6288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M866V</text:p>
          </table:table-cell>
          <table:table-cell office:value-type="float" office:value="3.62508" calcext:value-type="float">
            <text:p>3.6250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783F</text:p>
          </table:table-cell>
          <table:table-cell office:value-type="float" office:value="3.61641" calcext:value-type="float">
            <text:p>3.61641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D502E</text:p>
          </table:table-cell>
          <table:table-cell office:value-type="float" office:value="3.61397" calcext:value-type="float">
            <text:p>3.6139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E814K</text:p>
          </table:table-cell>
          <table:table-cell office:value-type="float" office:value="3.60574" calcext:value-type="float">
            <text:p>3.60574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" office:value-type="string" calcext:value-type="string">
            <text:p>R958Q</text:p>
          </table:table-cell>
          <table:table-cell office:value-type="float" office:value="3.60347" calcext:value-type="float">
            <text:p>3.60347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I685T</text:p>
          </table:table-cell>
          <table:table-cell office:value-type="float" office:value="3.59653" calcext:value-type="float">
            <text:p>3.5965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G1146S</text:p>
          </table:table-cell>
          <table:table-cell office:value-type="float" office:value="3.5936" calcext:value-type="float">
            <text:p>3.593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N968S</text:p>
          </table:table-cell>
          <table:table-cell office:value-type="float" office:value="3.57939" calcext:value-type="float">
            <text:p>3.57939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852F</text:p>
          </table:table-cell>
          <table:table-cell office:value-type="float" office:value="3.55736" calcext:value-type="float">
            <text:p>3.55736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1190S</text:p>
          </table:table-cell>
          <table:table-cell office:value-type="float" office:value="3.55642" calcext:value-type="float">
            <text:p>3.5564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G1236E</text:p>
          </table:table-cell>
          <table:table-cell office:value-type="float" office:value="3.53509" calcext:value-type="float">
            <text:p>3.5350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14C</text:p>
          </table:table-cell>
          <table:table-cell office:value-type="float" office:value="3.53408" calcext:value-type="float">
            <text:p>3.534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S1020T</text:p>
          </table:table-cell>
          <table:table-cell office:value-type="float" office:value="3.53093" calcext:value-type="float">
            <text:p>3.53093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S1004L</text:p>
          </table:table-cell>
          <table:table-cell office:value-type="float" office:value="3.5276" calcext:value-type="float">
            <text:p>3.5276</text:p>
          </table:table-cell>
          <table:table-cell office:value-type="string" calcext:value-type="string">
            <text:p>TOLERATED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L846V</text:p>
          </table:table-cell>
          <table:table-cell office:value-type="float" office:value="3.52709" calcext:value-type="float">
            <text:p>3.5270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1212L</text:p>
          </table:table-cell>
          <table:table-cell office:value-type="float" office:value="3.50783" calcext:value-type="float">
            <text:p>3.50783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A1187V</text:p>
          </table:table-cell>
          <table:table-cell office:value-type="float" office:value="3.50332" calcext:value-type="float">
            <text:p>3.50332</text:p>
          </table:table-cell>
          <table:table-cell office:value-type="string" calcext:value-type="string">
            <text:p>TOLERATED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974S</text:p>
          </table:table-cell>
          <table:table-cell office:value-type="float" office:value="3.49028" calcext:value-type="float">
            <text:p>3.49028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664L</text:p>
          </table:table-cell>
          <table:table-cell office:value-type="float" office:value="3.48928" calcext:value-type="float">
            <text:p>3.4892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16S</text:p>
          </table:table-cell>
          <table:table-cell office:value-type="float" office:value="3.46272" calcext:value-type="float">
            <text:p>3.46272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K951E</text:p>
          </table:table-cell>
          <table:table-cell office:value-type="float" office:value="3.42609" calcext:value-type="float">
            <text:p>3.42609</text:p>
          </table:table-cell>
          <table:table-cell office:value-type="string" calcext:value-type="string">
            <text:p>TOLERATE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R372Q</text:p>
          </table:table-cell>
          <table:table-cell office:value-type="float" office:value="3.39468" calcext:value-type="float">
            <text:p>3.39468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string" calcext:value-type="string">
            <text:p>V753M</text:p>
          </table:table-cell>
          <table:table-cell office:value-type="float" office:value="3.36763" calcext:value-type="float">
            <text:p>3.36763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R819H</text:p>
          </table:table-cell>
          <table:table-cell office:value-type="float" office:value="3.36199" calcext:value-type="float">
            <text:p>3.36199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N593T</text:p>
          </table:table-cell>
          <table:table-cell office:value-type="float" office:value="3.35185" calcext:value-type="float">
            <text:p>3.35185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V668L</text:p>
          </table:table-cell>
          <table:table-cell office:value-type="float" office:value="3.32814" calcext:value-type="float">
            <text:p>3.3281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T1098A</text:p>
          </table:table-cell>
          <table:table-cell office:value-type="float" office:value="3.29515" calcext:value-type="float">
            <text:p>3.29515</text:p>
          </table:table-cell>
          <table:table-cell office:value-type="string" calcext:value-type="string">
            <text:p>TOLERATED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5R</text:p>
          </table:table-cell>
          <table:table-cell office:value-type="float" office:value="3.27718" calcext:value-type="float">
            <text:p>3.27718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T405M</text:p>
          </table:table-cell>
          <table:table-cell office:value-type="float" office:value="3.26682" calcext:value-type="float">
            <text:p>3.26682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N568H</text:p>
          </table:table-cell>
          <table:table-cell office:value-type="float" office:value="3.2555" calcext:value-type="float">
            <text:p>3.2555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Q991H</text:p>
          </table:table-cell>
          <table:table-cell office:value-type="float" office:value="3.24613" calcext:value-type="float">
            <text:p>3.24613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P259T</text:p>
          </table:table-cell>
          <table:table-cell office:value-type="float" office:value="3.24478" calcext:value-type="float">
            <text:p>3.2447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3.22888" calcext:value-type="float">
            <text:p>3.2288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R794Q</text:p>
          </table:table-cell>
          <table:table-cell office:value-type="float" office:value="3.21514" calcext:value-type="float">
            <text:p>3.21514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style-name="ce3" office:value-type="string" calcext:value-type="string">
            <text:p>A926V</text:p>
          </table:table-cell>
          <table:table-cell office:value-type="float" office:value="3.21317" calcext:value-type="float">
            <text:p>3.21317</text:p>
          </table:table-cell>
          <table:table-cell office:value-type="string" calcext:value-type="string">
            <text:p>TOLERATED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V148L</text:p>
          </table:table-cell>
          <table:table-cell office:value-type="float" office:value="3.19613" calcext:value-type="float">
            <text:p>3.19613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12N</text:p>
          </table:table-cell>
          <table:table-cell office:value-type="float" office:value="3.18944" calcext:value-type="float">
            <text:p>3.18944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string" calcext:value-type="string">
            <text:p>Q790R</text:p>
          </table:table-cell>
          <table:table-cell office:value-type="float" office:value="3.1805" calcext:value-type="float">
            <text:p>3.1805</text:p>
          </table:table-cell>
          <table:table-cell office:value-type="string" calcext:value-type="string">
            <text:p>TOLERATE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I361V</text:p>
          </table:table-cell>
          <table:table-cell office:value-type="float" office:value="3.17811" calcext:value-type="float">
            <text:p>3.17811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A201T</text:p>
          </table:table-cell>
          <table:table-cell office:value-type="float" office:value="3.17537" calcext:value-type="float">
            <text:p>3.17537</text:p>
          </table:table-cell>
          <table:table-cell office:value-type="string" calcext:value-type="string">
            <text:p>TOLERATED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462L</text:p>
          </table:table-cell>
          <table:table-cell office:value-type="float" office:value="3.15696" calcext:value-type="float">
            <text:p>3.15696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string" calcext:value-type="string">
            <text:p>D57N</text:p>
          </table:table-cell>
          <table:table-cell office:value-type="float" office:value="3.14792" calcext:value-type="float">
            <text:p>3.14792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K822R</text:p>
          </table:table-cell>
          <table:table-cell office:value-type="float" office:value="3.14788" calcext:value-type="float">
            <text:p>3.14788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D651Y</text:p>
          </table:table-cell>
          <table:table-cell office:value-type="float" office:value="3.14642" calcext:value-type="float">
            <text:p>3.1464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T604I</text:p>
          </table:table-cell>
          <table:table-cell office:value-type="float" office:value="3.13006" calcext:value-type="float">
            <text:p>3.13006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78Q</text:p>
          </table:table-cell>
          <table:table-cell office:value-type="float" office:value="3.12752" calcext:value-type="float">
            <text:p>3.1275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51K</text:p>
          </table:table-cell>
          <table:table-cell office:value-type="float" office:value="3.11602" calcext:value-type="float">
            <text:p>3.11602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G803S</text:p>
          </table:table-cell>
          <table:table-cell office:value-type="float" office:value="3.10335" calcext:value-type="float">
            <text:p>3.10335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D874V</text:p>
          </table:table-cell>
          <table:table-cell office:value-type="float" office:value="3.10009" calcext:value-type="float">
            <text:p>3.1000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577F</text:p>
          </table:table-cell>
          <table:table-cell office:value-type="float" office:value="3.09892" calcext:value-type="float">
            <text:p>3.0989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81P</text:p>
          </table:table-cell>
          <table:table-cell office:value-type="float" office:value="3.09839" calcext:value-type="float">
            <text:p>3.09839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1176M</text:p>
          </table:table-cell>
          <table:table-cell office:value-type="float" office:value="3.06201" calcext:value-type="float">
            <text:p>3.06201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A278E</text:p>
          </table:table-cell>
          <table:table-cell office:value-type="float" office:value="3.03609" calcext:value-type="float">
            <text:p>3.0360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D618H</text:p>
          </table:table-cell>
          <table:table-cell office:value-type="float" office:value="3.01287" calcext:value-type="float">
            <text:p>3.01287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L648P</text:p>
          </table:table-cell>
          <table:table-cell office:value-type="float" office:value="3.00854" calcext:value-type="float">
            <text:p>3.00854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Q438E</text:p>
          </table:table-cell>
          <table:table-cell office:value-type="float" office:value="2.97015" calcext:value-type="float">
            <text:p>2.97015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51T</text:p>
          </table:table-cell>
          <table:table-cell office:value-type="float" office:value="2.95286" calcext:value-type="float">
            <text:p>2.9528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666N</text:p>
          </table:table-cell>
          <table:table-cell office:value-type="float" office:value="2.93092" calcext:value-type="float">
            <text:p>2.93092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G910S</text:p>
          </table:table-cell>
          <table:table-cell office:value-type="float" office:value="2.89563" calcext:value-type="float">
            <text:p>2.89563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A181T</text:p>
          </table:table-cell>
          <table:table-cell office:value-type="float" office:value="2.89561" calcext:value-type="float">
            <text:p>2.89561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267V</text:p>
          </table:table-cell>
          <table:table-cell office:value-type="float" office:value="2.89332" calcext:value-type="float">
            <text:p>2.89332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D898N</text:p>
          </table:table-cell>
          <table:table-cell office:value-type="float" office:value="2.88702" calcext:value-type="float">
            <text:p>2.8870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271V</text:p>
          </table:table-cell>
          <table:table-cell office:value-type="float" office:value="2.87892" calcext:value-type="float">
            <text:p>2.87892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834T</text:p>
          </table:table-cell>
          <table:table-cell office:value-type="float" office:value="2.8745" calcext:value-type="float">
            <text:p>2.8745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string" calcext:value-type="string">
            <text:p>M1138L</text:p>
          </table:table-cell>
          <table:table-cell office:value-type="float" office:value="2.86624" calcext:value-type="float">
            <text:p>2.86624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string" calcext:value-type="string">
            <text:p>I837V</text:p>
          </table:table-cell>
          <table:table-cell office:value-type="float" office:value="2.84791" calcext:value-type="float">
            <text:p>2.84791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1066A</text:p>
          </table:table-cell>
          <table:table-cell office:value-type="float" office:value="2.84502" calcext:value-type="float">
            <text:p>2.845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E1185K</text:p>
          </table:table-cell>
          <table:table-cell office:value-type="float" office:value="2.81919" calcext:value-type="float">
            <text:p>2.81919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S826Y</text:p>
          </table:table-cell>
          <table:table-cell office:value-type="float" office:value="2.76152" calcext:value-type="float">
            <text:p>2.7615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string" calcext:value-type="string">
            <text:p>H441Y</text:p>
          </table:table-cell>
          <table:table-cell office:value-type="float" office:value="2.74121" calcext:value-type="float">
            <text:p>2.74121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D721N</text:p>
          </table:table-cell>
          <table:table-cell office:value-type="float" office:value="2.74002" calcext:value-type="float">
            <text:p>2.7400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43L</text:p>
          </table:table-cell>
          <table:table-cell office:value-type="float" office:value="2.71591" calcext:value-type="float">
            <text:p>2.71591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149E</text:p>
          </table:table-cell>
          <table:table-cell office:value-type="float" office:value="2.71423" calcext:value-type="float">
            <text:p>2.71423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A329T</text:p>
          </table:table-cell>
          <table:table-cell office:value-type="float" office:value="2.69729" calcext:value-type="float">
            <text:p>2.6972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98I</text:p>
          </table:table-cell>
          <table:table-cell office:value-type="float" office:value="2.69515" calcext:value-type="float">
            <text:p>2.6951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S491N</text:p>
          </table:table-cell>
          <table:table-cell office:value-type="float" office:value="2.69342" calcext:value-type="float">
            <text:p>2.69342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255S</text:p>
          </table:table-cell>
          <table:table-cell office:value-type="float" office:value="2.68958" calcext:value-type="float">
            <text:p>2.6895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T1066N</text:p>
          </table:table-cell>
          <table:table-cell office:value-type="float" office:value="2.64622" calcext:value-type="float">
            <text:p>2.6462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D832G</text:p>
          </table:table-cell>
          <table:table-cell office:value-type="float" office:value="2.62576" calcext:value-type="float">
            <text:p>2.62576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string" calcext:value-type="string">
            <text:p>R714H</text:p>
          </table:table-cell>
          <table:table-cell office:value-type="float" office:value="2.60828" calcext:value-type="float">
            <text:p>2.60828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A1190V</text:p>
          </table:table-cell>
          <table:table-cell office:value-type="float" office:value="2.60562" calcext:value-type="float">
            <text:p>2.6056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231A</text:p>
          </table:table-cell>
          <table:table-cell office:value-type="float" office:value="2.58868" calcext:value-type="float">
            <text:p>2.58868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277V</text:p>
          </table:table-cell>
          <table:table-cell office:value-type="float" office:value="2.58775" calcext:value-type="float">
            <text:p>2.58775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V148I</text:p>
          </table:table-cell>
          <table:table-cell office:value-type="float" office:value="2.5847" calcext:value-type="float">
            <text:p>2.584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4R</text:p>
          </table:table-cell>
          <table:table-cell office:value-type="float" office:value="2.58277" calcext:value-type="float">
            <text:p>2.58277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F1278S</text:p>
          </table:table-cell>
          <table:table-cell table:style-name="ce4" office:value-type="float" office:value="2.55589" calcext:value-type="float">
            <text:p>2.55589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E1189G</text:p>
          </table:table-cell>
          <table:table-cell office:value-type="float" office:value="2.55235" calcext:value-type="float">
            <text:p>2.55235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Q150R</text:p>
          </table:table-cell>
          <table:table-cell office:value-type="float" office:value="2.52881" calcext:value-type="float">
            <text:p>2.52881</text:p>
          </table:table-cell>
          <table:table-cell office:value-type="string" calcext:value-type="string">
            <text:p>TOLERATED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292Y</text:p>
          </table:table-cell>
          <table:table-cell office:value-type="float" office:value="2.5089" calcext:value-type="float">
            <text:p>2.5089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3V</text:p>
          </table:table-cell>
          <table:table-cell office:value-type="float" office:value="2.47215" calcext:value-type="float">
            <text:p>2.47215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E1067K</text:p>
          </table:table-cell>
          <table:table-cell office:value-type="float" office:value="2.46693" calcext:value-type="float">
            <text:p>2.46693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832E</text:p>
          </table:table-cell>
          <table:table-cell office:value-type="float" office:value="2.46336" calcext:value-type="float">
            <text:p>2.46336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526A</text:p>
          </table:table-cell>
          <table:table-cell office:value-type="float" office:value="2.44348" calcext:value-type="float">
            <text:p>2.44348</text:p>
          </table:table-cell>
          <table:table-cell office:value-type="string" calcext:value-type="string">
            <text:p>TOLERATED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37Q</text:p>
          </table:table-cell>
          <table:table-cell office:value-type="float" office:value="2.44117" calcext:value-type="float">
            <text:p>2.44117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D508N</text:p>
          </table:table-cell>
          <table:table-cell office:value-type="float" office:value="2.43096" calcext:value-type="float">
            <text:p>2.43096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589S</text:p>
          </table:table-cell>
          <table:table-cell office:value-type="float" office:value="2.41587" calcext:value-type="float">
            <text:p>2.41587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H1193Y</text:p>
          </table:table-cell>
          <table:table-cell office:value-type="float" office:value="2.41025" calcext:value-type="float">
            <text:p>2.41025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P213S</text:p>
          </table:table-cell>
          <table:table-cell office:value-type="float" office:value="2.40428" calcext:value-type="float">
            <text:p>2.40428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S527R</text:p>
          </table:table-cell>
          <table:table-cell office:value-type="float" office:value="2.40316" calcext:value-type="float">
            <text:p>2.4031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D211Y</text:p>
          </table:table-cell>
          <table:table-cell office:value-type="float" office:value="2.35888" calcext:value-type="float">
            <text:p>2.3588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934Q</text:p>
          </table:table-cell>
          <table:table-cell office:value-type="float" office:value="2.35452" calcext:value-type="float">
            <text:p>2.35452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127V</text:p>
          </table:table-cell>
          <table:table-cell office:value-type="float" office:value="2.34862" calcext:value-type="float">
            <text:p>2.3486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F1278L</text:p>
          </table:table-cell>
          <table:table-cell table:style-name="ce4" office:value-type="float" office:value="2.34249" calcext:value-type="float">
            <text:p>2.34249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E1271A</text:p>
          </table:table-cell>
          <table:table-cell table:style-name="ce4" office:value-type="float" office:value="2.3325" calcext:value-type="float">
            <text:p>2.3325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R1274W</text:p>
          </table:table-cell>
          <table:table-cell table:style-name="ce4" office:value-type="float" office:value="2.32783" calcext:value-type="float">
            <text:p>2.32783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1271Q</text:p>
          </table:table-cell>
          <table:table-cell table:style-name="ce4" office:value-type="float" office:value="2.3221" calcext:value-type="float">
            <text:p>2.3221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E1265V</text:p>
          </table:table-cell>
          <table:table-cell table:style-name="ce4" office:value-type="float" office:value="2.3021" calcext:value-type="float">
            <text:p>2.3021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string" calcext:value-type="string">
            <text:p>G149R</text:p>
          </table:table-cell>
          <table:table-cell office:value-type="float" office:value="2.29273" calcext:value-type="float">
            <text:p>2.29273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S167L</text:p>
          </table:table-cell>
          <table:table-cell office:value-type="float" office:value="2.25815" calcext:value-type="float">
            <text:p>2.25815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table:style-name="ce3" office:value-type="string" calcext:value-type="string">
            <text:p>D501V</text:p>
          </table:table-cell>
          <table:table-cell office:value-type="float" office:value="2.25278" calcext:value-type="float">
            <text:p>2.2527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55E</text:p>
          </table:table-cell>
          <table:table-cell office:value-type="float" office:value="2.24006" calcext:value-type="float">
            <text:p>2.24006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H1193V</text:p>
          </table:table-cell>
          <table:table-cell office:value-type="float" office:value="2.23715" calcext:value-type="float">
            <text:p>2.23715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R518W</text:p>
          </table:table-cell>
          <table:table-cell office:value-type="float" office:value="2.20505" calcext:value-type="float">
            <text:p>2.2050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550C</text:p>
          </table:table-cell>
          <table:table-cell office:value-type="float" office:value="2.19239" calcext:value-type="float">
            <text:p>2.1923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T511M</text:p>
          </table:table-cell>
          <table:table-cell office:value-type="float" office:value="2.18702" calcext:value-type="float">
            <text:p>2.187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N598S</text:p>
          </table:table-cell>
          <table:table-cell office:value-type="float" office:value="2.1405" calcext:value-type="float">
            <text:p>2.1405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Q953L</text:p>
          </table:table-cell>
          <table:table-cell office:value-type="float" office:value="2.14023" calcext:value-type="float">
            <text:p>2.14023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T1068S</text:p>
          </table:table-cell>
          <table:table-cell office:value-type="float" office:value="2.13799" calcext:value-type="float">
            <text:p>2.13799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T1270K</text:p>
          </table:table-cell>
          <table:table-cell table:style-name="ce4" office:value-type="float" office:value="2.11974" calcext:value-type="float">
            <text:p>2.11974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N961S</text:p>
          </table:table-cell>
          <table:table-cell office:value-type="float" office:value="2.10323" calcext:value-type="float">
            <text:p>2.10323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R1183S</text:p>
          </table:table-cell>
          <table:table-cell office:value-type="float" office:value="2.10302" calcext:value-type="float">
            <text:p>2.1030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80Y</text:p>
          </table:table-cell>
          <table:table-cell office:value-type="float" office:value="2.06342" calcext:value-type="float">
            <text:p>2.06342</text:p>
          </table:table-cell>
          <table:table-cell office:value-type="string" calcext:value-type="string">
            <text:p>TOLERATED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4Q</text:p>
          </table:table-cell>
          <table:table-cell office:value-type="float" office:value="2.05597" calcext:value-type="float">
            <text:p>2.05597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T526S</text:p>
          </table:table-cell>
          <table:table-cell office:value-type="float" office:value="2.05058" calcext:value-type="float">
            <text:p>2.05058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306N</text:p>
          </table:table-cell>
          <table:table-cell office:value-type="float" office:value="2.03207" calcext:value-type="float">
            <text:p>2.03207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61D</text:p>
          </table:table-cell>
          <table:table-cell office:value-type="float" office:value="2.02513" calcext:value-type="float">
            <text:p>2.02513</text:p>
          </table:table-cell>
          <table:table-cell office:value-type="string" calcext:value-type="string">
            <text:p>TOLERATED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A812V</text:p>
          </table:table-cell>
          <table:table-cell office:value-type="float" office:value="2.01671" calcext:value-type="float">
            <text:p>2.01671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D182N</text:p>
          </table:table-cell>
          <table:table-cell office:value-type="float" office:value="2.00049" calcext:value-type="float">
            <text:p>2.00049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T1068I</text:p>
          </table:table-cell>
          <table:table-cell office:value-type="float" office:value="1.99229" calcext:value-type="float">
            <text:p>1.9922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W1122R</text:p>
          </table:table-cell>
          <table:table-cell office:value-type="float" office:value="1.98899" calcext:value-type="float">
            <text:p>1.98899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E1265K</text:p>
          </table:table-cell>
          <table:table-cell table:style-name="ce4" office:value-type="float" office:value="1.9864" calcext:value-type="float">
            <text:p>1.9864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7S</text:p>
          </table:table-cell>
          <table:table-cell office:value-type="float" office:value="1.96089" calcext:value-type="float">
            <text:p>1.96089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K576R</text:p>
          </table:table-cell>
          <table:table-cell office:value-type="float" office:value="1.96056" calcext:value-type="float">
            <text:p>1.96056</text:p>
          </table:table-cell>
          <table:table-cell office:value-type="string" calcext:value-type="string">
            <text:p>TOLERATED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927V</text:p>
          </table:table-cell>
          <table:table-cell office:value-type="float" office:value="1.93546" calcext:value-type="float">
            <text:p>1.9354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A278V</text:p>
          </table:table-cell>
          <table:table-cell office:value-type="float" office:value="1.89079" calcext:value-type="float">
            <text:p>1.8907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525V</text:p>
          </table:table-cell>
          <table:table-cell office:value-type="float" office:value="1.8771" calcext:value-type="float">
            <text:p>1.877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81F</text:p>
          </table:table-cell>
          <table:table-cell office:value-type="float" office:value="1.86679" calcext:value-type="float">
            <text:p>1.86679</text:p>
          </table:table-cell>
          <table:table-cell office:value-type="string" calcext:value-type="string">
            <text:p>TOLERATED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83C</text:p>
          </table:table-cell>
          <table:table-cell office:value-type="float" office:value="1.86642" calcext:value-type="float">
            <text:p>1.8664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1V</text:p>
          </table:table-cell>
          <table:table-cell office:value-type="float" office:value="1.8509" calcext:value-type="float">
            <text:p>1.850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130I</text:p>
          </table:table-cell>
          <table:table-cell office:value-type="float" office:value="1.83398" calcext:value-type="float">
            <text:p>1.83398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54S</text:p>
          </table:table-cell>
          <table:table-cell office:value-type="float" office:value="1.81116" calcext:value-type="float">
            <text:p>1.8111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V290A</text:p>
          </table:table-cell>
          <table:table-cell office:value-type="float" office:value="1.80629" calcext:value-type="float">
            <text:p>1.80629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46C</text:p>
          </table:table-cell>
          <table:table-cell office:value-type="float" office:value="1.77429" calcext:value-type="float">
            <text:p>1.7742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637V</text:p>
          </table:table-cell>
          <table:table-cell office:value-type="float" office:value="1.71158" calcext:value-type="float">
            <text:p>1.71158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T206S</text:p>
          </table:table-cell>
          <table:table-cell office:value-type="float" office:value="1.68171" calcext:value-type="float">
            <text:p>1.68171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R1183H</text:p>
          </table:table-cell>
          <table:table-cell office:value-type="float" office:value="1.66192" calcext:value-type="float">
            <text:p>1.6619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N554K</text:p>
          </table:table-cell>
          <table:table-cell office:value-type="float" office:value="1.64296" calcext:value-type="float">
            <text:p>1.64296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S425L</text:p>
          </table:table-cell>
          <table:table-cell office:value-type="float" office:value="1.62689" calcext:value-type="float">
            <text:p>1.62689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A1258V</text:p>
          </table:table-cell>
          <table:table-cell table:style-name="ce4" office:value-type="float" office:value="1.61913" calcext:value-type="float">
            <text:p>1.61913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1125F</text:p>
          </table:table-cell>
          <table:table-cell office:value-type="float" office:value="1.57169" calcext:value-type="float">
            <text:p>1.57169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787V</text:p>
          </table:table-cell>
          <table:table-cell office:value-type="float" office:value="1.55156" calcext:value-type="float">
            <text:p>1.55156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H1029L</text:p>
          </table:table-cell>
          <table:table-cell office:value-type="float" office:value="1.48296" calcext:value-type="float">
            <text:p>1.48296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66Q</text:p>
          </table:table-cell>
          <table:table-cell table:style-name="ce4" office:value-type="float" office:value="1.48249" calcext:value-type="float">
            <text:p>1.48249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334S</text:p>
          </table:table-cell>
          <table:table-cell office:value-type="float" office:value="1.47894" calcext:value-type="float">
            <text:p>1.47894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39A</text:p>
          </table:table-cell>
          <table:table-cell office:value-type="float" office:value="1.47677" calcext:value-type="float">
            <text:p>1.4767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7G</text:p>
          </table:table-cell>
          <table:table-cell office:value-type="float" office:value="1.42934" calcext:value-type="float">
            <text:p>1.42934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Q60H</text:p>
          </table:table-cell>
          <table:table-cell office:value-type="float" office:value="1.42565" calcext:value-type="float">
            <text:p>1.42565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74Q</text:p>
          </table:table-cell>
          <table:table-cell table:style-name="ce4" office:value-type="float" office:value="1.39913" calcext:value-type="float">
            <text:p>1.39913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Y571C</text:p>
          </table:table-cell>
          <table:table-cell office:value-type="float" office:value="1.36881" calcext:value-type="float">
            <text:p>1.36881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I1251T</text:p>
          </table:table-cell>
          <table:table-cell office:value-type="float" office:value="1.31482" calcext:value-type="float">
            <text:p>1.3148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N70S</text:p>
          </table:table-cell>
          <table:table-cell office:value-type="float" office:value="1.30445" calcext:value-type="float">
            <text:p>1.30445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M217L</text:p>
          </table:table-cell>
          <table:table-cell office:value-type="float" office:value="1.28935" calcext:value-type="float">
            <text:p>1.28935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1095T</text:p>
          </table:table-cell>
          <table:table-cell office:value-type="float" office:value="1.28018" calcext:value-type="float">
            <text:p>1.28018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V373I</text:p>
          </table:table-cell>
          <table:table-cell office:value-type="float" office:value="1.23808" calcext:value-type="float">
            <text:p>1.23808</text:p>
          </table:table-cell>
          <table:table-cell office:value-type="string" calcext:value-type="string">
            <text:p>TOLERATE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S456F</text:p>
          </table:table-cell>
          <table:table-cell office:value-type="float" office:value="1.21847" calcext:value-type="float">
            <text:p>1.21847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484L</text:p>
          </table:table-cell>
          <table:table-cell office:value-type="float" office:value="1.16102" calcext:value-type="float">
            <text:p>1.16102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183S</text:p>
          </table:table-cell>
          <table:table-cell office:value-type="float" office:value="1.15729" calcext:value-type="float">
            <text:p>1.15729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75Q</text:p>
          </table:table-cell>
          <table:table-cell office:value-type="float" office:value="1.14325" calcext:value-type="float">
            <text:p>1.14325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V347I</text:p>
          </table:table-cell>
          <table:table-cell office:value-type="float" office:value="1.1428" calcext:value-type="float">
            <text:p>1.1428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1184M</text:p>
          </table:table-cell>
          <table:table-cell office:value-type="float" office:value="1.11674" calcext:value-type="float">
            <text:p>1.11674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A1108T</text:p>
          </table:table-cell>
          <table:table-cell office:value-type="float" office:value="1.11462" calcext:value-type="float">
            <text:p>1.11462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518Q</text:p>
          </table:table-cell>
          <table:table-cell office:value-type="float" office:value="1.06217" calcext:value-type="float">
            <text:p>1.06217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296W</text:p>
          </table:table-cell>
          <table:table-cell office:value-type="float" office:value="1.04733" calcext:value-type="float">
            <text:p>1.04733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27T</text:p>
          </table:table-cell>
          <table:table-cell office:value-type="float" office:value="1.03872" calcext:value-type="float">
            <text:p>1.0387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A659T</text:p>
          </table:table-cell>
          <table:table-cell office:value-type="float" office:value="1.03521" calcext:value-type="float">
            <text:p>1.03521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style-name="ce5" office:value-type="string" calcext:value-type="string">
            <text:p>G911S</text:p>
          </table:table-cell>
          <table:table-cell office:value-type="float" office:value="1.03079" calcext:value-type="float">
            <text:p>1.03079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R646H</text:p>
          </table:table-cell>
          <table:table-cell office:value-type="float" office:value="1.02819" calcext:value-type="float">
            <text:p>1.02819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500E</text:p>
          </table:table-cell>
          <table:table-cell office:value-type="float" office:value="1.00629" calcext:value-type="float">
            <text:p>1.0062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1272C</text:p>
          </table:table-cell>
          <table:table-cell table:style-name="ce4" office:value-type="float" office:value="0.99996" calcext:value-type="float">
            <text:p>0.99996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R411Q</text:p>
          </table:table-cell>
          <table:table-cell office:value-type="float" office:value="0.93785" calcext:value-type="float">
            <text:p>0.93785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P249L</text:p>
          </table:table-cell>
          <table:table-cell office:value-type="float" office:value="0.93768" calcext:value-type="float">
            <text:p>0.93768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V494M</text:p>
          </table:table-cell>
          <table:table-cell office:value-type="float" office:value="0.92732" calcext:value-type="float">
            <text:p>0.92732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S365L</text:p>
          </table:table-cell>
          <table:table-cell office:value-type="float" office:value="0.91984" calcext:value-type="float">
            <text:p>0.91984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G911S</text:p>
          </table:table-cell>
          <table:table-cell office:value-type="float" office:value="0.9181" calcext:value-type="float">
            <text:p>0.9181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V246I</text:p>
          </table:table-cell>
          <table:table-cell office:value-type="float" office:value="0.91429" calcext:value-type="float">
            <text:p>0.91429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V290L</text:p>
          </table:table-cell>
          <table:table-cell office:value-type="float" office:value="0.90499" calcext:value-type="float">
            <text:p>0.90499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89517" calcext:value-type="float">
            <text:p>0.89517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G1073S</text:p>
          </table:table-cell>
          <table:table-cell office:value-type="float" office:value="0.88443" calcext:value-type="float">
            <text:p>0.88443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V1255I</text:p>
          </table:table-cell>
          <table:table-cell table:style-name="ce4" office:value-type="float" office:value="0.87413" calcext:value-type="float">
            <text:p>0.87413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1272H</text:p>
          </table:table-cell>
          <table:table-cell table:style-name="ce4" office:value-type="float" office:value="0.86326" calcext:value-type="float">
            <text:p>0.86326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table:style-name="ce5" office:value-type="string" calcext:value-type="string">
            <text:p>M1179V</text:p>
          </table:table-cell>
          <table:table-cell office:value-type="float" office:value="0.85362" calcext:value-type="float">
            <text:p>0.85362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P984L</text:p>
          </table:table-cell>
          <table:table-cell office:value-type="float" office:value="0.84714" calcext:value-type="float">
            <text:p>0.84714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V246F</text:p>
          </table:table-cell>
          <table:table-cell office:value-type="float" office:value="0.83839" calcext:value-type="float">
            <text:p>0.83839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Y297C</text:p>
          </table:table-cell>
          <table:table-cell office:value-type="float" office:value="0.83792" calcext:value-type="float">
            <text:p>0.83792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G992R</text:p>
          </table:table-cell>
          <table:table-cell office:value-type="float" office:value="0.8334" calcext:value-type="float">
            <text:p>0.8334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table:style-name="ce3" office:value-type="string" calcext:value-type="string">
            <text:p>R1274W</text:p>
          </table:table-cell>
          <table:table-cell office:value-type="float" office:value="0.80596" calcext:value-type="float">
            <text:p>0.80596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R296L</text:p>
          </table:table-cell>
          <table:table-cell office:value-type="float" office:value="0.80133" calcext:value-type="float">
            <text:p>0.80133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Y35H</text:p>
          </table:table-cell>
          <table:table-cell office:value-type="float" office:value="0.79344" calcext:value-type="float">
            <text:p>0.79344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A938T</text:p>
          </table:table-cell>
          <table:table-cell office:value-type="float" office:value="0.77781" calcext:value-type="float">
            <text:p>0.77781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G904R</text:p>
          </table:table-cell>
          <table:table-cell office:value-type="float" office:value="0.76874" calcext:value-type="float">
            <text:p>0.76874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74637" calcext:value-type="float">
            <text:p>0.74637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T137M</text:p>
          </table:table-cell>
          <table:table-cell office:value-type="float" office:value="0.74589" calcext:value-type="float">
            <text:p>0.74589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D232G</text:p>
          </table:table-cell>
          <table:table-cell office:value-type="float" office:value="0.72768" calcext:value-type="float">
            <text:p>0.72768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style-name="ce5" office:value-type="string" calcext:value-type="string">
            <text:p>R1266Q</text:p>
          </table:table-cell>
          <table:table-cell office:value-type="float" office:value="0.72453" calcext:value-type="float">
            <text:p>0.72453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3" office:value-type="string" calcext:value-type="string">
            <text:p>G992W</text:p>
          </table:table-cell>
          <table:table-cell office:value-type="float" office:value="0.6846" calcext:value-type="float">
            <text:p>0.684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A449V</text:p>
          </table:table-cell>
          <table:table-cell office:value-type="float" office:value="0.67109" calcext:value-type="float">
            <text:p>0.6710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5" office:value-type="string" calcext:value-type="string">
            <text:p>A183T</text:p>
          </table:table-cell>
          <table:table-cell office:value-type="float" office:value="0.67039" calcext:value-type="float">
            <text:p>0.67039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83T</text:p>
          </table:table-cell>
          <table:table-cell office:value-type="float" office:value="0.66529" calcext:value-type="float">
            <text:p>0.66529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K196E</text:p>
          </table:table-cell>
          <table:table-cell office:value-type="float" office:value="0.65884" calcext:value-type="float">
            <text:p>0.65884</text:p>
          </table:table-cell>
          <table:table-cell office:value-type="string" calcext:value-type="string">
            <text:p>TOLERATED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8H</text:p>
          </table:table-cell>
          <table:table-cell office:value-type="float" office:value="0.65769" calcext:value-type="float">
            <text:p>0.6576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3K</text:p>
          </table:table-cell>
          <table:table-cell office:value-type="float" office:value="0.6491" calcext:value-type="float">
            <text:p>0.6491</text:p>
          </table:table-cell>
          <table:table-cell office:value-type="string" calcext:value-type="string">
            <text:p>TOLERATED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R296Q</text:p>
          </table:table-cell>
          <table:table-cell office:value-type="float" office:value="0.64393" calcext:value-type="float">
            <text:p>0.64393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A521S</text:p>
          </table:table-cell>
          <table:table-cell office:value-type="float" office:value="0.64352" calcext:value-type="float">
            <text:p>0.6435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08V</text:p>
          </table:table-cell>
          <table:table-cell office:value-type="float" office:value="0.61992" calcext:value-type="float">
            <text:p>0.61992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97R</text:p>
          </table:table-cell>
          <table:table-cell office:value-type="float" office:value="0.60884" calcext:value-type="float">
            <text:p>0.6088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59V</text:p>
          </table:table-cell>
          <table:table-cell office:value-type="float" office:value="0.60631" calcext:value-type="float">
            <text:p>0.6063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table:style-name="ce3" office:value-type="string" calcext:value-type="string">
            <text:p>N222S</text:p>
          </table:table-cell>
          <table:table-cell office:value-type="float" office:value="0.59318" calcext:value-type="float">
            <text:p>0.59318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58793" calcext:value-type="float">
            <text:p>0.58793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327I</text:p>
          </table:table-cell>
          <table:table-cell office:value-type="float" office:value="0.58155" calcext:value-type="float">
            <text:p>0.58155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G717E</text:p>
          </table:table-cell>
          <table:table-cell office:value-type="float" office:value="0.57307" calcext:value-type="float">
            <text:p>0.57307</text:p>
          </table:table-cell>
          <table:table-cell office:value-type="string" calcext:value-type="string">
            <text:p>TOLERATED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245T</text:p>
          </table:table-cell>
          <table:table-cell office:value-type="float" office:value="0.56415" calcext:value-type="float">
            <text:p>0.56415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A521T</text:p>
          </table:table-cell>
          <table:table-cell office:value-type="float" office:value="0.55312" calcext:value-type="float">
            <text:p>0.5531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22D</text:p>
          </table:table-cell>
          <table:table-cell office:value-type="float" office:value="0.54783" calcext:value-type="float">
            <text:p>0.54783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10I</text:p>
          </table:table-cell>
          <table:table-cell office:value-type="float" office:value="0.50723" calcext:value-type="float">
            <text:p>0.50723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V133G</text:p>
          </table:table-cell>
          <table:table-cell office:value-type="float" office:value="0.47192" calcext:value-type="float">
            <text:p>0.47192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V1044M</text:p>
          </table:table-cell>
          <table:table-cell office:value-type="float" office:value="0.44481" calcext:value-type="float">
            <text:p>0.44481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V77I</text:p>
          </table:table-cell>
          <table:table-cell office:value-type="float" office:value="0.41518" calcext:value-type="float">
            <text:p>0.41518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16G</text:p>
          </table:table-cell>
          <table:table-cell office:value-type="float" office:value="0.38381" calcext:value-type="float">
            <text:p>0.38381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M642I</text:p>
          </table:table-cell>
          <table:table-cell office:value-type="float" office:value="0.37833" calcext:value-type="float">
            <text:p>0.37833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10F</text:p>
          </table:table-cell>
          <table:table-cell office:value-type="float" office:value="0.35783" calcext:value-type="float">
            <text:p>0.35783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3V</text:p>
          </table:table-cell>
          <table:table-cell office:value-type="float" office:value="0.34969" calcext:value-type="float">
            <text:p>0.34969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K792E</text:p>
          </table:table-cell>
          <table:table-cell office:value-type="float" office:value="0.34735" calcext:value-type="float">
            <text:p>0.34735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236T</text:p>
          </table:table-cell>
          <table:table-cell office:value-type="float" office:value="0.34472" calcext:value-type="float">
            <text:p>0.3447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810L</text:p>
          </table:table-cell>
          <table:table-cell office:value-type="float" office:value="0.32223" calcext:value-type="float">
            <text:p>0.32223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45F</text:p>
          </table:table-cell>
          <table:table-cell office:value-type="float" office:value="0.32128" calcext:value-type="float">
            <text:p>0.32128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297F</text:p>
          </table:table-cell>
          <table:table-cell office:value-type="float" office:value="0.30692" calcext:value-type="float">
            <text:p>0.30692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string" calcext:value-type="string">
            <text:p>E30V</text:p>
          </table:table-cell>
          <table:table-cell office:value-type="float" office:value="0.30318" calcext:value-type="float">
            <text:p>0.30318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985D</text:p>
          </table:table-cell>
          <table:table-cell office:value-type="float" office:value="0.26732" calcext:value-type="float">
            <text:p>0.26732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H497Y</text:p>
          </table:table-cell>
          <table:table-cell office:value-type="float" office:value="0.26416" calcext:value-type="float">
            <text:p>0.26416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977I</text:p>
          </table:table-cell>
          <table:table-cell office:value-type="float" office:value="0.21346" calcext:value-type="float">
            <text:p>0.21346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912T</text:p>
          </table:table-cell>
          <table:table-cell office:value-type="float" office:value="0.19761" calcext:value-type="float">
            <text:p>0.19761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52F</text:p>
          </table:table-cell>
          <table:table-cell office:value-type="float" office:value="0.19282" calcext:value-type="float">
            <text:p>0.19282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M1114I</text:p>
          </table:table-cell>
          <table:table-cell office:value-type="float" office:value="0.18879" calcext:value-type="float">
            <text:p>0.1887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Q928P</text:p>
          </table:table-cell>
          <table:table-cell office:value-type="float" office:value="0.1605" calcext:value-type="float">
            <text:p>0.1605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477M</text:p>
          </table:table-cell>
          <table:table-cell office:value-type="float" office:value="0.16018" calcext:value-type="float">
            <text:p>0.1601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E805K</text:p>
          </table:table-cell>
          <table:table-cell office:value-type="float" office:value="0.13746" calcext:value-type="float">
            <text:p>0.13746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S316G</text:p>
          </table:table-cell>
          <table:table-cell office:value-type="float" office:value="0.12006" calcext:value-type="float">
            <text:p>0.12006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12V</text:p>
          </table:table-cell>
          <table:table-cell office:value-type="float" office:value="0.0986100000000002" calcext:value-type="float">
            <text:p>0.09861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H215R</text:p>
          </table:table-cell>
          <table:table-cell office:value-type="float" office:value="0.07271" calcext:value-type="float">
            <text:p>0.07271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15Y</text:p>
          </table:table-cell>
          <table:table-cell office:value-type="float" office:value="0.07121" calcext:value-type="float">
            <text:p>0.07121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79V</text:p>
          </table:table-cell>
          <table:table-cell office:value-type="float" office:value="-0.02406" calcext:value-type="float">
            <text:p>-0.02406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250T</text:p>
          </table:table-cell>
          <table:table-cell office:value-type="float" office:value="-0.03698" calcext:value-type="float">
            <text:p>-0.03698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19S</text:p>
          </table:table-cell>
          <table:table-cell office:value-type="float" office:value="-0.0479699999999999" calcext:value-type="float">
            <text:p>-0.0479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277S</text:p>
          </table:table-cell>
          <table:table-cell table:style-name="ce4" office:value-type="float" office:value="-0.0534" calcext:value-type="float">
            <text:p>-0.0534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M912L</text:p>
          </table:table-cell>
          <table:table-cell office:value-type="float" office:value="-0.12109" calcext:value-type="float">
            <text:p>-0.12109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902C</text:p>
          </table:table-cell>
          <table:table-cell office:value-type="float" office:value="-0.1554" calcext:value-type="float">
            <text:p>-0.1554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table:style-name="ce5" office:value-type="string" calcext:value-type="string">
            <text:p>R646H</text:p>
          </table:table-cell>
          <table:table-cell office:value-type="float" office:value="-0.22357" calcext:value-type="float">
            <text:p>-0.22357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F68L</text:p>
          </table:table-cell>
          <table:table-cell office:value-type="float" office:value="-0.33995" calcext:value-type="float">
            <text:p>-0.33995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T235I</text:p>
          </table:table-cell>
          <table:table-cell office:value-type="float" office:value="-0.40899" calcext:value-type="float">
            <text:p>-0.4089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26" calcext:value-type="float">
            <text:p>0.226</text:p>
          </table:table-cell>
        </table:table-row>
      </table:table>
      <table:table table:name="By SIFT" table:style-name="ta1">
        <table:table-column table:style-name="co1" table:default-cell-style-name="ce4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utation</text:p>
          </table:table-cell>
          <table:table-cell table:style-name="ce6" office:value-type="string" calcext:value-type="string">
            <text:p>Score</text:p>
          </table:table-cell>
          <table:table-cell table:style-name="ce8" office:value-type="string" calcext:value-type="string">
            <text:p>SIFT Prediction</text:p>
          </table:table-cell>
          <table:table-cell table:style-name="ce8" office:value-type="string" calcext:value-type="string">
            <text:p>SIFT score</text:p>
          </table:table-cell>
          <table:table-cell table:style-name="ce8" office:value-type="string" calcext:value-type="string">
            <text:p>pph2 prediction</text:p>
          </table:table-cell>
          <table:table-cell table:style-name="ce8" office:value-type="string" calcext:value-type="string">
            <text:p>pph2 score</text:p>
          </table:table-cell>
        </table:table-row>
        <table:table-row table:style-name="ro1">
          <table:table-cell office:value-type="string" calcext:value-type="string">
            <text:p>E1273G</text:p>
          </table:table-cell>
          <table:table-cell table:style-name="ce4" office:value-type="float" office:value="4.47524" calcext:value-type="float">
            <text:p>4.47524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F1278S</text:p>
          </table:table-cell>
          <table:table-cell table:style-name="ce4" office:value-type="float" office:value="2.55589" calcext:value-type="float">
            <text:p>2.55589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F1278L</text:p>
          </table:table-cell>
          <table:table-cell table:style-name="ce4" office:value-type="float" office:value="2.34249" calcext:value-type="float">
            <text:p>2.34249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R1274Q</text:p>
          </table:table-cell>
          <table:table-cell table:style-name="ce4" office:value-type="float" office:value="1.39913" calcext:value-type="float">
            <text:p>1.39913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R1272C</text:p>
          </table:table-cell>
          <table:table-cell table:style-name="ce4" office:value-type="float" office:value="0.99996" calcext:value-type="float">
            <text:p>0.99996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R1272H</text:p>
          </table:table-cell>
          <table:table-cell table:style-name="ce4" office:value-type="float" office:value="0.86326" calcext:value-type="float">
            <text:p>0.86326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table:style-name="ce3" office:value-type="string" calcext:value-type="string">
            <text:p>R1274W</text:p>
          </table:table-cell>
          <table:table-cell office:value-type="float" office:value="0.80596" calcext:value-type="float">
            <text:p>0.80596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table:style-name="ce2" office:value-type="string" calcext:value-type="string">
            <text:p>C976G</text:p>
          </table:table-cell>
          <table:table-cell table:style-name="ce2" office:value-type="float" office:value="10.09023" calcext:value-type="float">
            <text:p>10.09023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113R</text:p>
          </table:table-cell>
          <table:table-cell office:value-type="float" office:value="9.67517" calcext:value-type="float">
            <text:p>9.6751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2" office:value-type="string" calcext:value-type="string">
            <text:p>C63R</text:p>
          </table:table-cell>
          <table:table-cell table:style-name="ce2" office:value-type="float" office:value="9.37611" calcext:value-type="float">
            <text:p>9.3761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1011S</text:p>
          </table:table-cell>
          <table:table-cell table:style-name="ce2" office:value-type="float" office:value="8.85216" calcext:value-type="float">
            <text:p>8.852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Y1088C</text:p>
          </table:table-cell>
          <table:table-cell office:value-type="float" office:value="8.84458" calcext:value-type="float">
            <text:p>8.844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75W</text:p>
          </table:table-cell>
          <table:table-cell table:style-name="ce2" office:value-type="float" office:value="8.51001" calcext:value-type="float">
            <text:p>8.5100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763S</text:p>
          </table:table-cell>
          <table:table-cell table:style-name="ce2" office:value-type="float" office:value="8.34017" calcext:value-type="float">
            <text:p>8.3401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table:style-name="ce2" office:value-type="string" calcext:value-type="string">
            <text:p>F842S</text:p>
          </table:table-cell>
          <table:table-cell table:style-name="ce2" office:value-type="float" office:value="8.26938" calcext:value-type="float">
            <text:p>8.2693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style-name="ce2" office:value-type="string" calcext:value-type="string">
            <text:p>N1156S</text:p>
          </table:table-cell>
          <table:table-cell table:style-name="ce2" office:value-type="float" office:value="7.60051" calcext:value-type="float">
            <text:p>7.6005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table:style-name="ce2" office:value-type="string" calcext:value-type="string">
            <text:p>N1156D</text:p>
          </table:table-cell>
          <table:table-cell table:style-name="ce2" office:value-type="float" office:value="7.57701" calcext:value-type="float">
            <text:p>7.5770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table:style-name="ce2" office:value-type="string" calcext:value-type="string">
            <text:p>D944N</text:p>
          </table:table-cell>
          <table:table-cell table:style-name="ce2" office:value-type="float" office:value="7.54099" calcext:value-type="float">
            <text:p>7.5409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table:style-name="ce2" office:value-type="string" calcext:value-type="string">
            <text:p>Y1019C</text:p>
          </table:table-cell>
          <table:table-cell table:style-name="ce2" office:value-type="float" office:value="7.2878" calcext:value-type="float">
            <text:p>7.287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537S</text:p>
          </table:table-cell>
          <table:table-cell table:style-name="ce2" office:value-type="float" office:value="7.26535" calcext:value-type="float">
            <text:p>7.2653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2" office:value-type="string" calcext:value-type="string">
            <text:p>V1165M</text:p>
          </table:table-cell>
          <table:table-cell table:style-name="ce2" office:value-type="float" office:value="7.26253" calcext:value-type="float">
            <text:p>7.2625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703I</text:p>
          </table:table-cell>
          <table:table-cell table:style-name="ce2" office:value-type="float" office:value="7.22576" calcext:value-type="float">
            <text:p>7.2257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1186C</text:p>
          </table:table-cell>
          <table:table-cell table:style-name="ce2" office:value-type="float" office:value="7.15063" calcext:value-type="float">
            <text:p>7.1506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516F</text:p>
          </table:table-cell>
          <table:table-cell table:style-name="ce2" office:value-type="float" office:value="7.13675" calcext:value-type="float">
            <text:p>7.1367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1007A</text:p>
          </table:table-cell>
          <table:table-cell office:value-type="float" office:value="6.97135" calcext:value-type="float">
            <text:p>6.9713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6.96619" calcext:value-type="float">
            <text:p>6.9661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V1165L</text:p>
          </table:table-cell>
          <table:table-cell office:value-type="float" office:value="6.79303" calcext:value-type="float">
            <text:p>6.79303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207S</text:p>
          </table:table-cell>
          <table:table-cell office:value-type="float" office:value="6.73762" calcext:value-type="float">
            <text:p>6.7376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string" calcext:value-type="string">
            <text:p>G1015V</text:p>
          </table:table-cell>
          <table:table-cell office:value-type="float" office:value="6.7372" calcext:value-type="float">
            <text:p>6.737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71L</text:p>
          </table:table-cell>
          <table:table-cell office:value-type="float" office:value="6.69252" calcext:value-type="float">
            <text:p>6.6925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P520S</text:p>
          </table:table-cell>
          <table:table-cell office:value-type="float" office:value="6.55155" calcext:value-type="float">
            <text:p>6.5515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1186H</text:p>
          </table:table-cell>
          <table:table-cell office:value-type="float" office:value="6.54404" calcext:value-type="float">
            <text:p>6.5440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1142T</text:p>
          </table:table-cell>
          <table:table-cell office:value-type="float" office:value="6.50345" calcext:value-type="float">
            <text:p>6.5034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789H</text:p>
          </table:table-cell>
          <table:table-cell office:value-type="float" office:value="6.34791" calcext:value-type="float">
            <text:p>6.3479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G32R</text:p>
          </table:table-cell>
          <table:table-cell office:value-type="float" office:value="6.32368" calcext:value-type="float">
            <text:p>6.3236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V757M</text:p>
          </table:table-cell>
          <table:table-cell office:value-type="float" office:value="6.31971" calcext:value-type="float">
            <text:p>6.3197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706A</text:p>
          </table:table-cell>
          <table:table-cell office:value-type="float" office:value="6.2447" calcext:value-type="float">
            <text:p>6.244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6.24143" calcext:value-type="float">
            <text:p>6.241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95A</text:p>
          </table:table-cell>
          <table:table-cell office:value-type="float" office:value="6.22292" calcext:value-type="float">
            <text:p>6.2229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658T</text:p>
          </table:table-cell>
          <table:table-cell office:value-type="float" office:value="6.1788" calcext:value-type="float">
            <text:p>6.178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table:style-name="ce3" office:value-type="string" calcext:value-type="string">
            <text:p>T1205K</text:p>
          </table:table-cell>
          <table:table-cell office:value-type="float" office:value="6.12529" calcext:value-type="float">
            <text:p>6.1252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6.12158" calcext:value-type="float">
            <text:p>6.121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608N</text:p>
          </table:table-cell>
          <table:table-cell office:value-type="float" office:value="6.11308" calcext:value-type="float">
            <text:p>6.113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75A</text:p>
          </table:table-cell>
          <table:table-cell office:value-type="float" office:value="6.04377" calcext:value-type="float">
            <text:p>6.0437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A756D</text:p>
          </table:table-cell>
          <table:table-cell office:value-type="float" office:value="6.00408" calcext:value-type="float">
            <text:p>6.004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table:style-name="ce3" office:value-type="string" calcext:value-type="string">
            <text:p>R404Q</text:p>
          </table:table-cell>
          <table:table-cell office:value-type="float" office:value="5.93311" calcext:value-type="float">
            <text:p>5.9331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5.93016" calcext:value-type="float">
            <text:p>5.930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23N</text:p>
          </table:table-cell>
          <table:table-cell office:value-type="float" office:value="5.84446" calcext:value-type="float">
            <text:p>5.8444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I663N</text:p>
          </table:table-cell>
          <table:table-cell office:value-type="float" office:value="5.83854" calcext:value-type="float">
            <text:p>5.8385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42L</text:p>
          </table:table-cell>
          <table:table-cell office:value-type="float" office:value="5.77868" calcext:value-type="float">
            <text:p>5.7786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378F</text:p>
          </table:table-cell>
          <table:table-cell office:value-type="float" office:value="5.76258" calcext:value-type="float">
            <text:p>5.762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F403S</text:p>
          </table:table-cell>
          <table:table-cell office:value-type="float" office:value="5.74185" calcext:value-type="float">
            <text:p>5.7418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V624A</text:p>
          </table:table-cell>
          <table:table-cell office:value-type="float" office:value="5.62877" calcext:value-type="float">
            <text:p>5.6287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L1213V</text:p>
          </table:table-cell>
          <table:table-cell office:value-type="float" office:value="5.57691" calcext:value-type="float">
            <text:p>5.5769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339C</text:p>
          </table:table-cell>
          <table:table-cell office:value-type="float" office:value="5.54714" calcext:value-type="float">
            <text:p>5.5471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T777N</text:p>
          </table:table-cell>
          <table:table-cell office:value-type="float" office:value="5.48754" calcext:value-type="float">
            <text:p>5.4875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table:style-name="ce3" office:value-type="string" calcext:value-type="string">
            <text:p>I1061T</text:p>
          </table:table-cell>
          <table:table-cell office:value-type="float" office:value="5.46544" calcext:value-type="float">
            <text:p>5.4654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5.44234" calcext:value-type="float">
            <text:p>5.4423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Q407H</text:p>
          </table:table-cell>
          <table:table-cell office:value-type="float" office:value="5.40556" calcext:value-type="float">
            <text:p>5.4055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450M</text:p>
          </table:table-cell>
          <table:table-cell office:value-type="float" office:value="5.38118" calcext:value-type="float">
            <text:p>5.3811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1230S</text:p>
          </table:table-cell>
          <table:table-cell office:value-type="float" office:value="5.32616" calcext:value-type="float">
            <text:p>5.326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396E</text:p>
          </table:table-cell>
          <table:table-cell office:value-type="float" office:value="5.23874" calcext:value-type="float">
            <text:p>5.2387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177Y</text:p>
          </table:table-cell>
          <table:table-cell office:value-type="float" office:value="5.23831" calcext:value-type="float">
            <text:p>5.2383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style-name="ce3" office:value-type="string" calcext:value-type="string">
            <text:p>E1089K</text:p>
          </table:table-cell>
          <table:table-cell office:value-type="float" office:value="5.21643" calcext:value-type="float">
            <text:p>5.216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558T</text:p>
          </table:table-cell>
          <table:table-cell office:value-type="float" office:value="5.16824" calcext:value-type="float">
            <text:p>5.1682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5.13522" calcext:value-type="float">
            <text:p>5.13522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H758Y</text:p>
          </table:table-cell>
          <table:table-cell office:value-type="float" office:value="5.10505" calcext:value-type="float">
            <text:p>5.105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table:style-name="ce3" office:value-type="string" calcext:value-type="string">
            <text:p>L1213F</text:p>
          </table:table-cell>
          <table:table-cell office:value-type="float" office:value="5.09602" calcext:value-type="float">
            <text:p>5.0960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45E</text:p>
          </table:table-cell>
          <table:table-cell office:value-type="float" office:value="5.08905" calcext:value-type="float">
            <text:p>5.089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table:style-name="ce3" office:value-type="string" calcext:value-type="string">
            <text:p>Q775P</text:p>
          </table:table-cell>
          <table:table-cell office:value-type="float" office:value="5.03873" calcext:value-type="float">
            <text:p>5.0387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5.03769" calcext:value-type="float">
            <text:p>5.0376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01S</text:p>
          </table:table-cell>
          <table:table-cell office:value-type="float" office:value="4.99228" calcext:value-type="float">
            <text:p>4.9922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G749V</text:p>
          </table:table-cell>
          <table:table-cell office:value-type="float" office:value="4.92943" calcext:value-type="float">
            <text:p>4.929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" office:value-type="string" calcext:value-type="string">
            <text:p>P543L</text:p>
          </table:table-cell>
          <table:table-cell office:value-type="float" office:value="4.92797" calcext:value-type="float">
            <text:p>4.9279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Y882C</text:p>
          </table:table-cell>
          <table:table-cell office:value-type="float" office:value="4.89645" calcext:value-type="float">
            <text:p>4.8964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string" calcext:value-type="string">
            <text:p>S1200G</text:p>
          </table:table-cell>
          <table:table-cell office:value-type="float" office:value="4.83705" calcext:value-type="float">
            <text:p>4.837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L695V</text:p>
          </table:table-cell>
          <table:table-cell office:value-type="float" office:value="4.74422" calcext:value-type="float">
            <text:p>4.7442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table:style-name="ce3" office:value-type="string" calcext:value-type="string">
            <text:p>R161W</text:p>
          </table:table-cell>
          <table:table-cell office:value-type="float" office:value="4.70598" calcext:value-type="float">
            <text:p>4.7059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4.69321" calcext:value-type="float">
            <text:p>4.6932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I205V</text:p>
          </table:table-cell>
          <table:table-cell office:value-type="float" office:value="4.56591" calcext:value-type="float">
            <text:p>4.5659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34S</text:p>
          </table:table-cell>
          <table:table-cell office:value-type="float" office:value="4.55926" calcext:value-type="float">
            <text:p>4.5592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Y628H</text:p>
          </table:table-cell>
          <table:table-cell office:value-type="float" office:value="4.54957" calcext:value-type="float">
            <text:p>4.5495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64V</text:p>
          </table:table-cell>
          <table:table-cell office:value-type="float" office:value="4.53521" calcext:value-type="float">
            <text:p>4.5352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864F</text:p>
          </table:table-cell>
          <table:table-cell office:value-type="float" office:value="4.46355" calcext:value-type="float">
            <text:p>4.4635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I858T</text:p>
          </table:table-cell>
          <table:table-cell office:value-type="float" office:value="4.45002" calcext:value-type="float">
            <text:p>4.450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table:style-name="ce5" office:value-type="string" calcext:value-type="string">
            <text:p>P434S</text:p>
          </table:table-cell>
          <table:table-cell office:value-type="float" office:value="4.4106" calcext:value-type="float">
            <text:p>4.410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1240R</text:p>
          </table:table-cell>
          <table:table-cell office:value-type="float" office:value="4.38821" calcext:value-type="float">
            <text:p>4.3882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734I</text:p>
          </table:table-cell>
          <table:table-cell office:value-type="float" office:value="4.3635" calcext:value-type="float">
            <text:p>4.363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S1148R</text:p>
          </table:table-cell>
          <table:table-cell office:value-type="float" office:value="4.31825" calcext:value-type="float">
            <text:p>4.3182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S738L</text:p>
          </table:table-cell>
          <table:table-cell office:value-type="float" office:value="4.28719" calcext:value-type="float">
            <text:p>4.2871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style-name="ce3" office:value-type="string" calcext:value-type="string">
            <text:p>S940L</text:p>
          </table:table-cell>
          <table:table-cell office:value-type="float" office:value="4.24988" calcext:value-type="float">
            <text:p>4.2498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4.24881" calcext:value-type="float">
            <text:p>4.2488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N185D</text:p>
          </table:table-cell>
          <table:table-cell office:value-type="float" office:value="4.24002" calcext:value-type="float">
            <text:p>4.24002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652L</text:p>
          </table:table-cell>
          <table:table-cell office:value-type="float" office:value="4.22113" calcext:value-type="float">
            <text:p>4.2211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V780M</text:p>
          </table:table-cell>
          <table:table-cell office:value-type="float" office:value="4.19673" calcext:value-type="float">
            <text:p>4.1967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4.19516" calcext:value-type="float">
            <text:p>4.195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1036M</text:p>
          </table:table-cell>
          <table:table-cell office:value-type="float" office:value="4.19267" calcext:value-type="float">
            <text:p>4.1926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89H</text:p>
          </table:table-cell>
          <table:table-cell office:value-type="float" office:value="4.18819" calcext:value-type="float">
            <text:p>4.1881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59Q</text:p>
          </table:table-cell>
          <table:table-cell office:value-type="float" office:value="4.1795" calcext:value-type="float">
            <text:p>4.1795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string" calcext:value-type="string">
            <text:p>R1077G</text:p>
          </table:table-cell>
          <table:table-cell office:value-type="float" office:value="4.16566" calcext:value-type="float">
            <text:p>4.16566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string" calcext:value-type="string">
            <text:p>M193V</text:p>
          </table:table-cell>
          <table:table-cell office:value-type="float" office:value="4.13394" calcext:value-type="float">
            <text:p>4.1339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R726T</text:p>
          </table:table-cell>
          <table:table-cell office:value-type="float" office:value="4.10533" calcext:value-type="float">
            <text:p>4.1053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893M</text:p>
          </table:table-cell>
          <table:table-cell office:value-type="float" office:value="4.07619" calcext:value-type="float">
            <text:p>4.0761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R711G</text:p>
          </table:table-cell>
          <table:table-cell office:value-type="float" office:value="4.04943" calcext:value-type="float">
            <text:p>4.049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F194L</text:p>
          </table:table-cell>
          <table:table-cell office:value-type="float" office:value="4.04286" calcext:value-type="float">
            <text:p>4.0428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string" calcext:value-type="string">
            <text:p>P474L</text:p>
          </table:table-cell>
          <table:table-cell office:value-type="float" office:value="4.04057" calcext:value-type="float">
            <text:p>4.0405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P219S</text:p>
          </table:table-cell>
          <table:table-cell office:value-type="float" office:value="3.94595" calcext:value-type="float">
            <text:p>3.94595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L773F</text:p>
          </table:table-cell>
          <table:table-cell office:value-type="float" office:value="3.90717" calcext:value-type="float">
            <text:p>3.90717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R78W</text:p>
          </table:table-cell>
          <table:table-cell office:value-type="float" office:value="3.90002" calcext:value-type="float">
            <text:p>3.900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50M</text:p>
          </table:table-cell>
          <table:table-cell office:value-type="float" office:value="3.86591" calcext:value-type="float">
            <text:p>3.8659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table:style-name="ce3" office:value-type="string" calcext:value-type="string">
            <text:p>S1169R</text:p>
          </table:table-cell>
          <table:table-cell office:value-type="float" office:value="3.85777" calcext:value-type="float">
            <text:p>3.8577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630T</text:p>
          </table:table-cell>
          <table:table-cell office:value-type="float" office:value="3.85039" calcext:value-type="float">
            <text:p>3.8503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T743I</text:p>
          </table:table-cell>
          <table:table-cell office:value-type="float" office:value="3.80892" calcext:value-type="float">
            <text:p>3.80892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L121F</text:p>
          </table:table-cell>
          <table:table-cell office:value-type="float" office:value="3.80265" calcext:value-type="float">
            <text:p>3.8026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D651A</text:p>
          </table:table-cell>
          <table:table-cell office:value-type="float" office:value="3.79012" calcext:value-type="float">
            <text:p>3.7901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664M</text:p>
          </table:table-cell>
          <table:table-cell office:value-type="float" office:value="3.75798" calcext:value-type="float">
            <text:p>3.7579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L830V</text:p>
          </table:table-cell>
          <table:table-cell office:value-type="float" office:value="3.75187" calcext:value-type="float">
            <text:p>3.7518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R615C</text:p>
          </table:table-cell>
          <table:table-cell office:value-type="float" office:value="3.74887" calcext:value-type="float">
            <text:p>3.7488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95F</text:p>
          </table:table-cell>
          <table:table-cell office:value-type="float" office:value="3.73726" calcext:value-type="float">
            <text:p>3.73726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R615L</text:p>
          </table:table-cell>
          <table:table-cell office:value-type="float" office:value="3.72087" calcext:value-type="float">
            <text:p>3.7208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I690M</text:p>
          </table:table-cell>
          <table:table-cell office:value-type="float" office:value="3.68215" calcext:value-type="float">
            <text:p>3.6821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A885V</text:p>
          </table:table-cell>
          <table:table-cell office:value-type="float" office:value="3.67192" calcext:value-type="float">
            <text:p>3.6719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830R</text:p>
          </table:table-cell>
          <table:table-cell office:value-type="float" office:value="3.63627" calcext:value-type="float">
            <text:p>3.6362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table:style-name="ce3" office:value-type="string" calcext:value-type="string">
            <text:p>I685T</text:p>
          </table:table-cell>
          <table:table-cell office:value-type="float" office:value="3.59653" calcext:value-type="float">
            <text:p>3.5965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G1236E</text:p>
          </table:table-cell>
          <table:table-cell office:value-type="float" office:value="3.53509" calcext:value-type="float">
            <text:p>3.5350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14C</text:p>
          </table:table-cell>
          <table:table-cell office:value-type="float" office:value="3.53408" calcext:value-type="float">
            <text:p>3.534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V1212L</text:p>
          </table:table-cell>
          <table:table-cell office:value-type="float" office:value="3.50783" calcext:value-type="float">
            <text:p>3.50783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V664L</text:p>
          </table:table-cell>
          <table:table-cell office:value-type="float" office:value="3.48928" calcext:value-type="float">
            <text:p>3.4892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668L</text:p>
          </table:table-cell>
          <table:table-cell office:value-type="float" office:value="3.32814" calcext:value-type="float">
            <text:p>3.3281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N568H</text:p>
          </table:table-cell>
          <table:table-cell office:value-type="float" office:value="3.2555" calcext:value-type="float">
            <text:p>3.2555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3.22888" calcext:value-type="float">
            <text:p>3.2288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R794Q</text:p>
          </table:table-cell>
          <table:table-cell office:value-type="float" office:value="3.21514" calcext:value-type="float">
            <text:p>3.21514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D651Y</text:p>
          </table:table-cell>
          <table:table-cell office:value-type="float" office:value="3.14642" calcext:value-type="float">
            <text:p>3.1464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T604I</text:p>
          </table:table-cell>
          <table:table-cell office:value-type="float" office:value="3.13006" calcext:value-type="float">
            <text:p>3.13006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874V</text:p>
          </table:table-cell>
          <table:table-cell office:value-type="float" office:value="3.10009" calcext:value-type="float">
            <text:p>3.1000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577F</text:p>
          </table:table-cell>
          <table:table-cell office:value-type="float" office:value="3.09892" calcext:value-type="float">
            <text:p>3.0989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81P</text:p>
          </table:table-cell>
          <table:table-cell office:value-type="float" office:value="3.09839" calcext:value-type="float">
            <text:p>3.09839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278E</text:p>
          </table:table-cell>
          <table:table-cell office:value-type="float" office:value="3.03609" calcext:value-type="float">
            <text:p>3.0360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A851T</text:p>
          </table:table-cell>
          <table:table-cell office:value-type="float" office:value="2.95286" calcext:value-type="float">
            <text:p>2.9528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66A</text:p>
          </table:table-cell>
          <table:table-cell office:value-type="float" office:value="2.84502" calcext:value-type="float">
            <text:p>2.845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S826Y</text:p>
          </table:table-cell>
          <table:table-cell office:value-type="float" office:value="2.76152" calcext:value-type="float">
            <text:p>2.7615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string" calcext:value-type="string">
            <text:p>H441Y</text:p>
          </table:table-cell>
          <table:table-cell office:value-type="float" office:value="2.74121" calcext:value-type="float">
            <text:p>2.74121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D721N</text:p>
          </table:table-cell>
          <table:table-cell office:value-type="float" office:value="2.74002" calcext:value-type="float">
            <text:p>2.7400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9T</text:p>
          </table:table-cell>
          <table:table-cell office:value-type="float" office:value="2.69729" calcext:value-type="float">
            <text:p>2.6972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98I</text:p>
          </table:table-cell>
          <table:table-cell office:value-type="float" office:value="2.69515" calcext:value-type="float">
            <text:p>2.6951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R714H</text:p>
          </table:table-cell>
          <table:table-cell office:value-type="float" office:value="2.60828" calcext:value-type="float">
            <text:p>2.60828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P254R</text:p>
          </table:table-cell>
          <table:table-cell office:value-type="float" office:value="2.58277" calcext:value-type="float">
            <text:p>2.58277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E1189G</text:p>
          </table:table-cell>
          <table:table-cell office:value-type="float" office:value="2.55235" calcext:value-type="float">
            <text:p>2.55235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H1193Y</text:p>
          </table:table-cell>
          <table:table-cell office:value-type="float" office:value="2.41025" calcext:value-type="float">
            <text:p>2.41025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S527R</text:p>
          </table:table-cell>
          <table:table-cell office:value-type="float" office:value="2.40316" calcext:value-type="float">
            <text:p>2.4031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D211Y</text:p>
          </table:table-cell>
          <table:table-cell office:value-type="float" office:value="2.35888" calcext:value-type="float">
            <text:p>2.3588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71Q</text:p>
          </table:table-cell>
          <table:table-cell table:style-name="ce4" office:value-type="float" office:value="2.3221" calcext:value-type="float">
            <text:p>2.3221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E1265V</text:p>
          </table:table-cell>
          <table:table-cell table:style-name="ce4" office:value-type="float" office:value="2.3021" calcext:value-type="float">
            <text:p>2.3021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table:style-name="ce3" office:value-type="string" calcext:value-type="string">
            <text:p>D501V</text:p>
          </table:table-cell>
          <table:table-cell office:value-type="float" office:value="2.25278" calcext:value-type="float">
            <text:p>2.2527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18W</text:p>
          </table:table-cell>
          <table:table-cell office:value-type="float" office:value="2.20505" calcext:value-type="float">
            <text:p>2.2050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550C</text:p>
          </table:table-cell>
          <table:table-cell office:value-type="float" office:value="2.19239" calcext:value-type="float">
            <text:p>2.1923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T511M</text:p>
          </table:table-cell>
          <table:table-cell office:value-type="float" office:value="2.18702" calcext:value-type="float">
            <text:p>2.187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R1183S</text:p>
          </table:table-cell>
          <table:table-cell office:value-type="float" office:value="2.10302" calcext:value-type="float">
            <text:p>2.1030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27V</text:p>
          </table:table-cell>
          <table:table-cell office:value-type="float" office:value="1.93546" calcext:value-type="float">
            <text:p>1.9354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A278V</text:p>
          </table:table-cell>
          <table:table-cell office:value-type="float" office:value="1.89079" calcext:value-type="float">
            <text:p>1.8907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525V</text:p>
          </table:table-cell>
          <table:table-cell office:value-type="float" office:value="1.8771" calcext:value-type="float">
            <text:p>1.877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83C</text:p>
          </table:table-cell>
          <table:table-cell office:value-type="float" office:value="1.86642" calcext:value-type="float">
            <text:p>1.8664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1V</text:p>
          </table:table-cell>
          <table:table-cell office:value-type="float" office:value="1.8509" calcext:value-type="float">
            <text:p>1.850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83H</text:p>
          </table:table-cell>
          <table:table-cell office:value-type="float" office:value="1.66192" calcext:value-type="float">
            <text:p>1.6619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I1251T</text:p>
          </table:table-cell>
          <table:table-cell office:value-type="float" office:value="1.31482" calcext:value-type="float">
            <text:p>1.3148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V347I</text:p>
          </table:table-cell>
          <table:table-cell office:value-type="float" office:value="1.1428" calcext:value-type="float">
            <text:p>1.1428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A427T</text:p>
          </table:table-cell>
          <table:table-cell office:value-type="float" office:value="1.03872" calcext:value-type="float">
            <text:p>1.0387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R646H</text:p>
          </table:table-cell>
          <table:table-cell office:value-type="float" office:value="1.02819" calcext:value-type="float">
            <text:p>1.02819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V246F</text:p>
          </table:table-cell>
          <table:table-cell office:value-type="float" office:value="0.83839" calcext:value-type="float">
            <text:p>0.83839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" office:value-type="string" calcext:value-type="string">
            <text:p>G992R</text:p>
          </table:table-cell>
          <table:table-cell office:value-type="float" office:value="0.8334" calcext:value-type="float">
            <text:p>0.8334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table:style-name="ce3" office:value-type="string" calcext:value-type="string">
            <text:p>G992W</text:p>
          </table:table-cell>
          <table:table-cell office:value-type="float" office:value="0.6846" calcext:value-type="float">
            <text:p>0.684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A521S</text:p>
          </table:table-cell>
          <table:table-cell office:value-type="float" office:value="0.64352" calcext:value-type="float">
            <text:p>0.6435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59V</text:p>
          </table:table-cell>
          <table:table-cell office:value-type="float" office:value="0.60631" calcext:value-type="float">
            <text:p>0.6063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A521T</text:p>
          </table:table-cell>
          <table:table-cell office:value-type="float" office:value="0.55312" calcext:value-type="float">
            <text:p>0.5531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6T</text:p>
          </table:table-cell>
          <table:table-cell office:value-type="float" office:value="0.34472" calcext:value-type="float">
            <text:p>0.3447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Q928P</text:p>
          </table:table-cell>
          <table:table-cell office:value-type="float" office:value="0.1605" calcext:value-type="float">
            <text:p>0.1605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H215Y</text:p>
          </table:table-cell>
          <table:table-cell office:value-type="float" office:value="0.07121" calcext:value-type="float">
            <text:p>0.07121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19S</text:p>
          </table:table-cell>
          <table:table-cell office:value-type="float" office:value="-0.0479699999999999" calcext:value-type="float">
            <text:p>-0.0479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V889M</text:p>
          </table:table-cell>
          <table:table-cell office:value-type="float" office:value="7.46662" calcext:value-type="float">
            <text:p>7.46662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F101C</text:p>
          </table:table-cell>
          <table:table-cell office:value-type="float" office:value="6.84904" calcext:value-type="float">
            <text:p>6.84904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W291C</text:p>
          </table:table-cell>
          <table:table-cell office:value-type="float" office:value="6.42754" calcext:value-type="float">
            <text:p>6.42754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string" calcext:value-type="string">
            <text:p>F1110L</text:p>
          </table:table-cell>
          <table:table-cell office:value-type="float" office:value="6.12029" calcext:value-type="float">
            <text:p>6.1202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I1242V</text:p>
          </table:table-cell>
          <table:table-cell office:value-type="float" office:value="6.04498" calcext:value-type="float">
            <text:p>6.04498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A767G</text:p>
          </table:table-cell>
          <table:table-cell office:value-type="float" office:value="6.04488" calcext:value-type="float">
            <text:p>6.0448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table:style-name="ce3" office:value-type="string" calcext:value-type="string">
            <text:p>V378A</text:p>
          </table:table-cell>
          <table:table-cell office:value-type="float" office:value="5.9662" calcext:value-type="float">
            <text:p>5.9662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A1151T</text:p>
          </table:table-cell>
          <table:table-cell office:value-type="float" office:value="5.71168" calcext:value-type="float">
            <text:p>5.71168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536M</text:p>
          </table:table-cell>
          <table:table-cell office:value-type="float" office:value="5.68504" calcext:value-type="float">
            <text:p>5.68504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string" calcext:value-type="string">
            <text:p>Y709F</text:p>
          </table:table-cell>
          <table:table-cell office:value-type="float" office:value="5.60822" calcext:value-type="float">
            <text:p>5.60822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1223V</text:p>
          </table:table-cell>
          <table:table-cell office:value-type="float" office:value="5.59708" calcext:value-type="float">
            <text:p>5.59708</text:p>
          </table:table-cell>
          <table:table-cell office:value-type="string" calcext:value-type="string">
            <text:p>TOLERATED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style-name="ce3" office:value-type="string" calcext:value-type="string">
            <text:p>A1054T</text:p>
          </table:table-cell>
          <table:table-cell office:value-type="float" office:value="5.43495" calcext:value-type="float">
            <text:p>5.43495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016R</text:p>
          </table:table-cell>
          <table:table-cell office:value-type="float" office:value="5.28787" calcext:value-type="float">
            <text:p>5.28787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string" calcext:value-type="string">
            <text:p>V517I</text:p>
          </table:table-cell>
          <table:table-cell office:value-type="float" office:value="5.23587" calcext:value-type="float">
            <text:p>5.23587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1115F</text:p>
          </table:table-cell>
          <table:table-cell office:value-type="float" office:value="5.23467" calcext:value-type="float">
            <text:p>5.23467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5.19706" calcext:value-type="float">
            <text:p>5.1970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1035V</text:p>
          </table:table-cell>
          <table:table-cell office:value-type="float" office:value="5.13544" calcext:value-type="float">
            <text:p>5.13544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1204V</text:p>
          </table:table-cell>
          <table:table-cell office:value-type="float" office:value="5.10364" calcext:value-type="float">
            <text:p>5.10364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781G</text:p>
          </table:table-cell>
          <table:table-cell office:value-type="float" office:value="5.08268" calcext:value-type="float">
            <text:p>5.08268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I450V</text:p>
          </table:table-cell>
          <table:table-cell office:value-type="float" office:value="5.06418" calcext:value-type="float">
            <text:p>5.06418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N41S</text:p>
          </table:table-cell>
          <table:table-cell office:value-type="float" office:value="5.02219" calcext:value-type="float">
            <text:p>5.02219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469V</text:p>
          </table:table-cell>
          <table:table-cell office:value-type="float" office:value="5.00723" calcext:value-type="float">
            <text:p>5.00723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R978H</text:p>
          </table:table-cell>
          <table:table-cell office:value-type="float" office:value="4.80769" calcext:value-type="float">
            <text:p>4.80769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4.78489" calcext:value-type="float">
            <text:p>4.7848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V1078I</text:p>
          </table:table-cell>
          <table:table-cell office:value-type="float" office:value="4.78124" calcext:value-type="float">
            <text:p>4.78124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string" calcext:value-type="string">
            <text:p>P566S</text:p>
          </table:table-cell>
          <table:table-cell office:value-type="float" office:value="4.76294" calcext:value-type="float">
            <text:p>4.7629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1190G</text:p>
          </table:table-cell>
          <table:table-cell office:value-type="float" office:value="4.75512" calcext:value-type="float">
            <text:p>4.7551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string" calcext:value-type="string">
            <text:p>E586K</text:p>
          </table:table-cell>
          <table:table-cell office:value-type="float" office:value="4.7404" calcext:value-type="float">
            <text:p>4.7404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4.73681" calcext:value-type="float">
            <text:p>4.7368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624I</text:p>
          </table:table-cell>
          <table:table-cell office:value-type="float" office:value="4.67797" calcext:value-type="float">
            <text:p>4.6779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172V</text:p>
          </table:table-cell>
          <table:table-cell office:value-type="float" office:value="4.64071" calcext:value-type="float">
            <text:p>4.6407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Y932S</text:p>
          </table:table-cell>
          <table:table-cell office:value-type="float" office:value="4.62337" calcext:value-type="float">
            <text:p>4.62337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V1155I</text:p>
          </table:table-cell>
          <table:table-cell office:value-type="float" office:value="4.61186" calcext:value-type="float">
            <text:p>4.61186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M156T</text:p>
          </table:table-cell>
          <table:table-cell office:value-type="float" office:value="4.59076" calcext:value-type="float">
            <text:p>4.59076</text:p>
          </table:table-cell>
          <table:table-cell office:value-type="string" calcext:value-type="string">
            <text:p>TOLERATED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V1115I</text:p>
          </table:table-cell>
          <table:table-cell office:value-type="float" office:value="4.57247" calcext:value-type="float">
            <text:p>4.57247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41V</text:p>
          </table:table-cell>
          <table:table-cell office:value-type="float" office:value="4.53794" calcext:value-type="float">
            <text:p>4.53794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L662M</text:p>
          </table:table-cell>
          <table:table-cell office:value-type="float" office:value="4.44976" calcext:value-type="float">
            <text:p>4.44976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954L</text:p>
          </table:table-cell>
          <table:table-cell office:value-type="float" office:value="4.42816" calcext:value-type="float">
            <text:p>4.42816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M872V</text:p>
          </table:table-cell>
          <table:table-cell office:value-type="float" office:value="4.34676" calcext:value-type="float">
            <text:p>4.34676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237S</text:p>
          </table:table-cell>
          <table:table-cell office:value-type="float" office:value="4.33581" calcext:value-type="float">
            <text:p>4.3358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I770V</text:p>
          </table:table-cell>
          <table:table-cell office:value-type="float" office:value="4.33488" calcext:value-type="float">
            <text:p>4.33488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58V</text:p>
          </table:table-cell>
          <table:table-cell office:value-type="float" office:value="4.33452" calcext:value-type="float">
            <text:p>4.33452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N376D</text:p>
          </table:table-cell>
          <table:table-cell office:value-type="float" office:value="4.33031" calcext:value-type="float">
            <text:p>4.33031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Y570C</text:p>
          </table:table-cell>
          <table:table-cell office:value-type="float" office:value="4.30347" calcext:value-type="float">
            <text:p>4.30347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G993E</text:p>
          </table:table-cell>
          <table:table-cell office:value-type="float" office:value="4.27807" calcext:value-type="float">
            <text:p>4.2780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636A</text:p>
          </table:table-cell>
          <table:table-cell office:value-type="float" office:value="4.24641" calcext:value-type="float">
            <text:p>4.24641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4.20479" calcext:value-type="float">
            <text:p>4.20479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R341P</text:p>
          </table:table-cell>
          <table:table-cell office:value-type="float" office:value="4.2047" calcext:value-type="float">
            <text:p>4.2047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341C</text:p>
          </table:table-cell>
          <table:table-cell office:value-type="float" office:value="4.1919" calcext:value-type="float">
            <text:p>4.191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F736L</text:p>
          </table:table-cell>
          <table:table-cell office:value-type="float" office:value="4.16309" calcext:value-type="float">
            <text:p>4.1630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A1187T</text:p>
          </table:table-cell>
          <table:table-cell office:value-type="float" office:value="4.15782" calcext:value-type="float">
            <text:p>4.15782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L748I</text:p>
          </table:table-cell>
          <table:table-cell office:value-type="float" office:value="4.08428" calcext:value-type="float">
            <text:p>4.08428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L773I</text:p>
          </table:table-cell>
          <table:table-cell office:value-type="float" office:value="4.05407" calcext:value-type="float">
            <text:p>4.05407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table:style-name="ce3" office:value-type="string" calcext:value-type="string">
            <text:p>R978C</text:p>
          </table:table-cell>
          <table:table-cell office:value-type="float" office:value="4.04492" calcext:value-type="float">
            <text:p>4.04492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G264V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V950M</text:p>
          </table:table-cell>
          <table:table-cell office:value-type="float" office:value="4.03674" calcext:value-type="float">
            <text:p>4.03674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M1194V</text:p>
          </table:table-cell>
          <table:table-cell office:value-type="float" office:value="4.02642" calcext:value-type="float">
            <text:p>4.02642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T759A</text:p>
          </table:table-cell>
          <table:table-cell office:value-type="float" office:value="4.01336" calcext:value-type="float">
            <text:p>4.01336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1055M</text:p>
          </table:table-cell>
          <table:table-cell office:value-type="float" office:value="3.99041" calcext:value-type="float">
            <text:p>3.99041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819C</text:p>
          </table:table-cell>
          <table:table-cell office:value-type="float" office:value="3.96169" calcext:value-type="float">
            <text:p>3.96169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M156V</text:p>
          </table:table-cell>
          <table:table-cell office:value-type="float" office:value="3.92546" calcext:value-type="float">
            <text:p>3.92546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I678V</text:p>
          </table:table-cell>
          <table:table-cell office:value-type="float" office:value="3.91433" calcext:value-type="float">
            <text:p>3.91433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Y882H</text:p>
          </table:table-cell>
          <table:table-cell office:value-type="float" office:value="3.89915" calcext:value-type="float">
            <text:p>3.89915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I837T</text:p>
          </table:table-cell>
          <table:table-cell office:value-type="float" office:value="3.87711" calcext:value-type="float">
            <text:p>3.87711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522T</text:p>
          </table:table-cell>
          <table:table-cell office:value-type="float" office:value="3.85305" calcext:value-type="float">
            <text:p>3.85305</text:p>
          </table:table-cell>
          <table:table-cell office:value-type="string" calcext:value-type="string">
            <text:p>TOLERATED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T480A</text:p>
          </table:table-cell>
          <table:table-cell office:value-type="float" office:value="3.85025" calcext:value-type="float">
            <text:p>3.85025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E814D</text:p>
          </table:table-cell>
          <table:table-cell office:value-type="float" office:value="3.83764" calcext:value-type="float">
            <text:p>3.83764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018T</text:p>
          </table:table-cell>
          <table:table-cell office:value-type="float" office:value="3.83192" calcext:value-type="float">
            <text:p>3.8319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N188S</text:p>
          </table:table-cell>
          <table:table-cell office:value-type="float" office:value="3.8237" calcext:value-type="float">
            <text:p>3.8237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244T</text:p>
          </table:table-cell>
          <table:table-cell office:value-type="float" office:value="3.8207" calcext:value-type="float">
            <text:p>3.8207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033I</text:p>
          </table:table-cell>
          <table:table-cell office:value-type="float" office:value="3.78842" calcext:value-type="float">
            <text:p>3.78842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F1207L</text:p>
          </table:table-cell>
          <table:table-cell office:value-type="float" office:value="3.78232" calcext:value-type="float">
            <text:p>3.78232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L1121I</text:p>
          </table:table-cell>
          <table:table-cell office:value-type="float" office:value="3.76239" calcext:value-type="float">
            <text:p>3.76239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A267G</text:p>
          </table:table-cell>
          <table:table-cell office:value-type="float" office:value="3.73272" calcext:value-type="float">
            <text:p>3.73272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string" calcext:value-type="string">
            <text:p>K877T</text:p>
          </table:table-cell>
          <table:table-cell office:value-type="float" office:value="3.68966" calcext:value-type="float">
            <text:p>3.68966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R116Q</text:p>
          </table:table-cell>
          <table:table-cell office:value-type="float" office:value="3.66203" calcext:value-type="float">
            <text:p>3.66203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V727I</text:p>
          </table:table-cell>
          <table:table-cell office:value-type="float" office:value="3.64571" calcext:value-type="float">
            <text:p>3.64571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907V</text:p>
          </table:table-cell>
          <table:table-cell office:value-type="float" office:value="3.64431" calcext:value-type="float">
            <text:p>3.64431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26T</text:p>
          </table:table-cell>
          <table:table-cell office:value-type="float" office:value="3.62888" calcext:value-type="float">
            <text:p>3.6288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M866V</text:p>
          </table:table-cell>
          <table:table-cell office:value-type="float" office:value="3.62508" calcext:value-type="float">
            <text:p>3.6250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783F</text:p>
          </table:table-cell>
          <table:table-cell office:value-type="float" office:value="3.61641" calcext:value-type="float">
            <text:p>3.61641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D502E</text:p>
          </table:table-cell>
          <table:table-cell office:value-type="float" office:value="3.61397" calcext:value-type="float">
            <text:p>3.6139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E814K</text:p>
          </table:table-cell>
          <table:table-cell office:value-type="float" office:value="3.60574" calcext:value-type="float">
            <text:p>3.60574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" office:value-type="string" calcext:value-type="string">
            <text:p>R958Q</text:p>
          </table:table-cell>
          <table:table-cell office:value-type="float" office:value="3.60347" calcext:value-type="float">
            <text:p>3.60347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G1146S</text:p>
          </table:table-cell>
          <table:table-cell office:value-type="float" office:value="3.5936" calcext:value-type="float">
            <text:p>3.593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N968S</text:p>
          </table:table-cell>
          <table:table-cell office:value-type="float" office:value="3.57939" calcext:value-type="float">
            <text:p>3.57939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852F</text:p>
          </table:table-cell>
          <table:table-cell office:value-type="float" office:value="3.55736" calcext:value-type="float">
            <text:p>3.55736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1190S</text:p>
          </table:table-cell>
          <table:table-cell office:value-type="float" office:value="3.55642" calcext:value-type="float">
            <text:p>3.5564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S1020T</text:p>
          </table:table-cell>
          <table:table-cell office:value-type="float" office:value="3.53093" calcext:value-type="float">
            <text:p>3.53093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S1004L</text:p>
          </table:table-cell>
          <table:table-cell office:value-type="float" office:value="3.5276" calcext:value-type="float">
            <text:p>3.5276</text:p>
          </table:table-cell>
          <table:table-cell office:value-type="string" calcext:value-type="string">
            <text:p>TOLERATED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L846V</text:p>
          </table:table-cell>
          <table:table-cell office:value-type="float" office:value="3.52709" calcext:value-type="float">
            <text:p>3.5270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87V</text:p>
          </table:table-cell>
          <table:table-cell office:value-type="float" office:value="3.50332" calcext:value-type="float">
            <text:p>3.50332</text:p>
          </table:table-cell>
          <table:table-cell office:value-type="string" calcext:value-type="string">
            <text:p>TOLERATED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974S</text:p>
          </table:table-cell>
          <table:table-cell office:value-type="float" office:value="3.49028" calcext:value-type="float">
            <text:p>3.49028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16S</text:p>
          </table:table-cell>
          <table:table-cell office:value-type="float" office:value="3.46272" calcext:value-type="float">
            <text:p>3.46272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K951E</text:p>
          </table:table-cell>
          <table:table-cell office:value-type="float" office:value="3.42609" calcext:value-type="float">
            <text:p>3.42609</text:p>
          </table:table-cell>
          <table:table-cell office:value-type="string" calcext:value-type="string">
            <text:p>TOLERATE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R372Q</text:p>
          </table:table-cell>
          <table:table-cell office:value-type="float" office:value="3.39468" calcext:value-type="float">
            <text:p>3.39468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string" calcext:value-type="string">
            <text:p>V753M</text:p>
          </table:table-cell>
          <table:table-cell office:value-type="float" office:value="3.36763" calcext:value-type="float">
            <text:p>3.36763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R819H</text:p>
          </table:table-cell>
          <table:table-cell office:value-type="float" office:value="3.36199" calcext:value-type="float">
            <text:p>3.36199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N593T</text:p>
          </table:table-cell>
          <table:table-cell office:value-type="float" office:value="3.35185" calcext:value-type="float">
            <text:p>3.35185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T1098A</text:p>
          </table:table-cell>
          <table:table-cell office:value-type="float" office:value="3.29515" calcext:value-type="float">
            <text:p>3.29515</text:p>
          </table:table-cell>
          <table:table-cell office:value-type="string" calcext:value-type="string">
            <text:p>TOLERATED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5R</text:p>
          </table:table-cell>
          <table:table-cell office:value-type="float" office:value="3.27718" calcext:value-type="float">
            <text:p>3.27718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T405M</text:p>
          </table:table-cell>
          <table:table-cell office:value-type="float" office:value="3.26682" calcext:value-type="float">
            <text:p>3.26682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Q991H</text:p>
          </table:table-cell>
          <table:table-cell office:value-type="float" office:value="3.24613" calcext:value-type="float">
            <text:p>3.24613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P259T</text:p>
          </table:table-cell>
          <table:table-cell office:value-type="float" office:value="3.24478" calcext:value-type="float">
            <text:p>3.2447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3" office:value-type="string" calcext:value-type="string">
            <text:p>A926V</text:p>
          </table:table-cell>
          <table:table-cell office:value-type="float" office:value="3.21317" calcext:value-type="float">
            <text:p>3.21317</text:p>
          </table:table-cell>
          <table:table-cell office:value-type="string" calcext:value-type="string">
            <text:p>TOLERATED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V148L</text:p>
          </table:table-cell>
          <table:table-cell office:value-type="float" office:value="3.19613" calcext:value-type="float">
            <text:p>3.19613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12N</text:p>
          </table:table-cell>
          <table:table-cell office:value-type="float" office:value="3.18944" calcext:value-type="float">
            <text:p>3.18944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string" calcext:value-type="string">
            <text:p>Q790R</text:p>
          </table:table-cell>
          <table:table-cell office:value-type="float" office:value="3.1805" calcext:value-type="float">
            <text:p>3.1805</text:p>
          </table:table-cell>
          <table:table-cell office:value-type="string" calcext:value-type="string">
            <text:p>TOLERATE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I361V</text:p>
          </table:table-cell>
          <table:table-cell office:value-type="float" office:value="3.17811" calcext:value-type="float">
            <text:p>3.17811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A201T</text:p>
          </table:table-cell>
          <table:table-cell office:value-type="float" office:value="3.17537" calcext:value-type="float">
            <text:p>3.17537</text:p>
          </table:table-cell>
          <table:table-cell office:value-type="string" calcext:value-type="string">
            <text:p>TOLERATED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462L</text:p>
          </table:table-cell>
          <table:table-cell office:value-type="float" office:value="3.15696" calcext:value-type="float">
            <text:p>3.15696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string" calcext:value-type="string">
            <text:p>D57N</text:p>
          </table:table-cell>
          <table:table-cell office:value-type="float" office:value="3.14792" calcext:value-type="float">
            <text:p>3.14792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K822R</text:p>
          </table:table-cell>
          <table:table-cell office:value-type="float" office:value="3.14788" calcext:value-type="float">
            <text:p>3.14788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R78Q</text:p>
          </table:table-cell>
          <table:table-cell office:value-type="float" office:value="3.12752" calcext:value-type="float">
            <text:p>3.1275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51K</text:p>
          </table:table-cell>
          <table:table-cell office:value-type="float" office:value="3.11602" calcext:value-type="float">
            <text:p>3.11602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G803S</text:p>
          </table:table-cell>
          <table:table-cell office:value-type="float" office:value="3.10335" calcext:value-type="float">
            <text:p>3.10335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T1176M</text:p>
          </table:table-cell>
          <table:table-cell office:value-type="float" office:value="3.06201" calcext:value-type="float">
            <text:p>3.06201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618H</text:p>
          </table:table-cell>
          <table:table-cell office:value-type="float" office:value="3.01287" calcext:value-type="float">
            <text:p>3.01287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L648P</text:p>
          </table:table-cell>
          <table:table-cell office:value-type="float" office:value="3.00854" calcext:value-type="float">
            <text:p>3.00854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Q438E</text:p>
          </table:table-cell>
          <table:table-cell office:value-type="float" office:value="2.97015" calcext:value-type="float">
            <text:p>2.97015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666N</text:p>
          </table:table-cell>
          <table:table-cell office:value-type="float" office:value="2.93092" calcext:value-type="float">
            <text:p>2.93092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G910S</text:p>
          </table:table-cell>
          <table:table-cell office:value-type="float" office:value="2.89563" calcext:value-type="float">
            <text:p>2.89563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A181T</text:p>
          </table:table-cell>
          <table:table-cell office:value-type="float" office:value="2.89561" calcext:value-type="float">
            <text:p>2.89561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267V</text:p>
          </table:table-cell>
          <table:table-cell office:value-type="float" office:value="2.89332" calcext:value-type="float">
            <text:p>2.89332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D898N</text:p>
          </table:table-cell>
          <table:table-cell office:value-type="float" office:value="2.88702" calcext:value-type="float">
            <text:p>2.8870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271V</text:p>
          </table:table-cell>
          <table:table-cell office:value-type="float" office:value="2.87892" calcext:value-type="float">
            <text:p>2.87892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834T</text:p>
          </table:table-cell>
          <table:table-cell office:value-type="float" office:value="2.8745" calcext:value-type="float">
            <text:p>2.8745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string" calcext:value-type="string">
            <text:p>M1138L</text:p>
          </table:table-cell>
          <table:table-cell office:value-type="float" office:value="2.86624" calcext:value-type="float">
            <text:p>2.86624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string" calcext:value-type="string">
            <text:p>I837V</text:p>
          </table:table-cell>
          <table:table-cell office:value-type="float" office:value="2.84791" calcext:value-type="float">
            <text:p>2.84791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85K</text:p>
          </table:table-cell>
          <table:table-cell office:value-type="float" office:value="2.81919" calcext:value-type="float">
            <text:p>2.81919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V843L</text:p>
          </table:table-cell>
          <table:table-cell office:value-type="float" office:value="2.71591" calcext:value-type="float">
            <text:p>2.71591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149E</text:p>
          </table:table-cell>
          <table:table-cell office:value-type="float" office:value="2.71423" calcext:value-type="float">
            <text:p>2.71423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S491N</text:p>
          </table:table-cell>
          <table:table-cell office:value-type="float" office:value="2.69342" calcext:value-type="float">
            <text:p>2.69342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255S</text:p>
          </table:table-cell>
          <table:table-cell office:value-type="float" office:value="2.68958" calcext:value-type="float">
            <text:p>2.6895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T1066N</text:p>
          </table:table-cell>
          <table:table-cell office:value-type="float" office:value="2.64622" calcext:value-type="float">
            <text:p>2.6462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D832G</text:p>
          </table:table-cell>
          <table:table-cell office:value-type="float" office:value="2.62576" calcext:value-type="float">
            <text:p>2.62576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string" calcext:value-type="string">
            <text:p>A1190V</text:p>
          </table:table-cell>
          <table:table-cell office:value-type="float" office:value="2.60562" calcext:value-type="float">
            <text:p>2.6056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231A</text:p>
          </table:table-cell>
          <table:table-cell office:value-type="float" office:value="2.58868" calcext:value-type="float">
            <text:p>2.58868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277V</text:p>
          </table:table-cell>
          <table:table-cell office:value-type="float" office:value="2.58775" calcext:value-type="float">
            <text:p>2.58775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V148I</text:p>
          </table:table-cell>
          <table:table-cell office:value-type="float" office:value="2.5847" calcext:value-type="float">
            <text:p>2.584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150R</text:p>
          </table:table-cell>
          <table:table-cell office:value-type="float" office:value="2.52881" calcext:value-type="float">
            <text:p>2.52881</text:p>
          </table:table-cell>
          <table:table-cell office:value-type="string" calcext:value-type="string">
            <text:p>TOLERATED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292Y</text:p>
          </table:table-cell>
          <table:table-cell office:value-type="float" office:value="2.5089" calcext:value-type="float">
            <text:p>2.5089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3V</text:p>
          </table:table-cell>
          <table:table-cell office:value-type="float" office:value="2.47215" calcext:value-type="float">
            <text:p>2.47215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E1067K</text:p>
          </table:table-cell>
          <table:table-cell office:value-type="float" office:value="2.46693" calcext:value-type="float">
            <text:p>2.46693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832E</text:p>
          </table:table-cell>
          <table:table-cell office:value-type="float" office:value="2.46336" calcext:value-type="float">
            <text:p>2.46336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526A</text:p>
          </table:table-cell>
          <table:table-cell office:value-type="float" office:value="2.44348" calcext:value-type="float">
            <text:p>2.44348</text:p>
          </table:table-cell>
          <table:table-cell office:value-type="string" calcext:value-type="string">
            <text:p>TOLERATED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37Q</text:p>
          </table:table-cell>
          <table:table-cell office:value-type="float" office:value="2.44117" calcext:value-type="float">
            <text:p>2.44117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D508N</text:p>
          </table:table-cell>
          <table:table-cell office:value-type="float" office:value="2.43096" calcext:value-type="float">
            <text:p>2.43096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589S</text:p>
          </table:table-cell>
          <table:table-cell office:value-type="float" office:value="2.41587" calcext:value-type="float">
            <text:p>2.41587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P213S</text:p>
          </table:table-cell>
          <table:table-cell office:value-type="float" office:value="2.40428" calcext:value-type="float">
            <text:p>2.40428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table:style-name="ce3" office:value-type="string" calcext:value-type="string">
            <text:p>R934Q</text:p>
          </table:table-cell>
          <table:table-cell office:value-type="float" office:value="2.35452" calcext:value-type="float">
            <text:p>2.35452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127V</text:p>
          </table:table-cell>
          <table:table-cell office:value-type="float" office:value="2.34862" calcext:value-type="float">
            <text:p>2.3486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E1271A</text:p>
          </table:table-cell>
          <table:table-cell table:style-name="ce4" office:value-type="float" office:value="2.3325" calcext:value-type="float">
            <text:p>2.3325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R1274W</text:p>
          </table:table-cell>
          <table:table-cell table:style-name="ce4" office:value-type="float" office:value="2.32783" calcext:value-type="float">
            <text:p>2.32783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G149R</text:p>
          </table:table-cell>
          <table:table-cell office:value-type="float" office:value="2.29273" calcext:value-type="float">
            <text:p>2.29273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S167L</text:p>
          </table:table-cell>
          <table:table-cell office:value-type="float" office:value="2.25815" calcext:value-type="float">
            <text:p>2.25815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G55E</text:p>
          </table:table-cell>
          <table:table-cell office:value-type="float" office:value="2.24006" calcext:value-type="float">
            <text:p>2.24006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H1193V</text:p>
          </table:table-cell>
          <table:table-cell office:value-type="float" office:value="2.23715" calcext:value-type="float">
            <text:p>2.23715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N598S</text:p>
          </table:table-cell>
          <table:table-cell office:value-type="float" office:value="2.1405" calcext:value-type="float">
            <text:p>2.1405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Q953L</text:p>
          </table:table-cell>
          <table:table-cell office:value-type="float" office:value="2.14023" calcext:value-type="float">
            <text:p>2.14023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T1068S</text:p>
          </table:table-cell>
          <table:table-cell office:value-type="float" office:value="2.13799" calcext:value-type="float">
            <text:p>2.13799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T1270K</text:p>
          </table:table-cell>
          <table:table-cell table:style-name="ce4" office:value-type="float" office:value="2.11974" calcext:value-type="float">
            <text:p>2.11974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N961S</text:p>
          </table:table-cell>
          <table:table-cell office:value-type="float" office:value="2.10323" calcext:value-type="float">
            <text:p>2.10323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D180Y</text:p>
          </table:table-cell>
          <table:table-cell office:value-type="float" office:value="2.06342" calcext:value-type="float">
            <text:p>2.06342</text:p>
          </table:table-cell>
          <table:table-cell office:value-type="string" calcext:value-type="string">
            <text:p>TOLERATED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4Q</text:p>
          </table:table-cell>
          <table:table-cell office:value-type="float" office:value="2.05597" calcext:value-type="float">
            <text:p>2.05597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T526S</text:p>
          </table:table-cell>
          <table:table-cell office:value-type="float" office:value="2.05058" calcext:value-type="float">
            <text:p>2.05058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306N</text:p>
          </table:table-cell>
          <table:table-cell office:value-type="float" office:value="2.03207" calcext:value-type="float">
            <text:p>2.03207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61D</text:p>
          </table:table-cell>
          <table:table-cell office:value-type="float" office:value="2.02513" calcext:value-type="float">
            <text:p>2.02513</text:p>
          </table:table-cell>
          <table:table-cell office:value-type="string" calcext:value-type="string">
            <text:p>TOLERATED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A812V</text:p>
          </table:table-cell>
          <table:table-cell office:value-type="float" office:value="2.01671" calcext:value-type="float">
            <text:p>2.01671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D182N</text:p>
          </table:table-cell>
          <table:table-cell office:value-type="float" office:value="2.00049" calcext:value-type="float">
            <text:p>2.00049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T1068I</text:p>
          </table:table-cell>
          <table:table-cell office:value-type="float" office:value="1.99229" calcext:value-type="float">
            <text:p>1.9922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W1122R</text:p>
          </table:table-cell>
          <table:table-cell office:value-type="float" office:value="1.98899" calcext:value-type="float">
            <text:p>1.98899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E1265K</text:p>
          </table:table-cell>
          <table:table-cell table:style-name="ce4" office:value-type="float" office:value="1.9864" calcext:value-type="float">
            <text:p>1.9864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7S</text:p>
          </table:table-cell>
          <table:table-cell office:value-type="float" office:value="1.96089" calcext:value-type="float">
            <text:p>1.96089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K576R</text:p>
          </table:table-cell>
          <table:table-cell office:value-type="float" office:value="1.96056" calcext:value-type="float">
            <text:p>1.96056</text:p>
          </table:table-cell>
          <table:table-cell office:value-type="string" calcext:value-type="string">
            <text:p>TOLERATED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281F</text:p>
          </table:table-cell>
          <table:table-cell office:value-type="float" office:value="1.86679" calcext:value-type="float">
            <text:p>1.86679</text:p>
          </table:table-cell>
          <table:table-cell office:value-type="string" calcext:value-type="string">
            <text:p>TOLERATED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30I</text:p>
          </table:table-cell>
          <table:table-cell office:value-type="float" office:value="1.83398" calcext:value-type="float">
            <text:p>1.83398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54S</text:p>
          </table:table-cell>
          <table:table-cell office:value-type="float" office:value="1.81116" calcext:value-type="float">
            <text:p>1.8111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V290A</text:p>
          </table:table-cell>
          <table:table-cell office:value-type="float" office:value="1.80629" calcext:value-type="float">
            <text:p>1.80629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46C</text:p>
          </table:table-cell>
          <table:table-cell office:value-type="float" office:value="1.77429" calcext:value-type="float">
            <text:p>1.7742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637V</text:p>
          </table:table-cell>
          <table:table-cell office:value-type="float" office:value="1.71158" calcext:value-type="float">
            <text:p>1.71158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T206S</text:p>
          </table:table-cell>
          <table:table-cell office:value-type="float" office:value="1.68171" calcext:value-type="float">
            <text:p>1.68171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N554K</text:p>
          </table:table-cell>
          <table:table-cell office:value-type="float" office:value="1.64296" calcext:value-type="float">
            <text:p>1.64296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S425L</text:p>
          </table:table-cell>
          <table:table-cell office:value-type="float" office:value="1.62689" calcext:value-type="float">
            <text:p>1.62689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A1258V</text:p>
          </table:table-cell>
          <table:table-cell table:style-name="ce4" office:value-type="float" office:value="1.61913" calcext:value-type="float">
            <text:p>1.61913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1125F</text:p>
          </table:table-cell>
          <table:table-cell office:value-type="float" office:value="1.57169" calcext:value-type="float">
            <text:p>1.57169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787V</text:p>
          </table:table-cell>
          <table:table-cell office:value-type="float" office:value="1.55156" calcext:value-type="float">
            <text:p>1.55156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H1029L</text:p>
          </table:table-cell>
          <table:table-cell office:value-type="float" office:value="1.48296" calcext:value-type="float">
            <text:p>1.48296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66Q</text:p>
          </table:table-cell>
          <table:table-cell table:style-name="ce4" office:value-type="float" office:value="1.48249" calcext:value-type="float">
            <text:p>1.48249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334S</text:p>
          </table:table-cell>
          <table:table-cell office:value-type="float" office:value="1.47894" calcext:value-type="float">
            <text:p>1.47894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39A</text:p>
          </table:table-cell>
          <table:table-cell office:value-type="float" office:value="1.47677" calcext:value-type="float">
            <text:p>1.4767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7G</text:p>
          </table:table-cell>
          <table:table-cell office:value-type="float" office:value="1.42934" calcext:value-type="float">
            <text:p>1.42934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Q60H</text:p>
          </table:table-cell>
          <table:table-cell office:value-type="float" office:value="1.42565" calcext:value-type="float">
            <text:p>1.42565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571C</text:p>
          </table:table-cell>
          <table:table-cell office:value-type="float" office:value="1.36881" calcext:value-type="float">
            <text:p>1.36881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N70S</text:p>
          </table:table-cell>
          <table:table-cell office:value-type="float" office:value="1.30445" calcext:value-type="float">
            <text:p>1.30445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M217L</text:p>
          </table:table-cell>
          <table:table-cell office:value-type="float" office:value="1.28935" calcext:value-type="float">
            <text:p>1.28935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1095T</text:p>
          </table:table-cell>
          <table:table-cell office:value-type="float" office:value="1.28018" calcext:value-type="float">
            <text:p>1.28018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V373I</text:p>
          </table:table-cell>
          <table:table-cell office:value-type="float" office:value="1.23808" calcext:value-type="float">
            <text:p>1.23808</text:p>
          </table:table-cell>
          <table:table-cell office:value-type="string" calcext:value-type="string">
            <text:p>TOLERATE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S456F</text:p>
          </table:table-cell>
          <table:table-cell office:value-type="float" office:value="1.21847" calcext:value-type="float">
            <text:p>1.21847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484L</text:p>
          </table:table-cell>
          <table:table-cell office:value-type="float" office:value="1.16102" calcext:value-type="float">
            <text:p>1.16102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183S</text:p>
          </table:table-cell>
          <table:table-cell office:value-type="float" office:value="1.15729" calcext:value-type="float">
            <text:p>1.15729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75Q</text:p>
          </table:table-cell>
          <table:table-cell office:value-type="float" office:value="1.14325" calcext:value-type="float">
            <text:p>1.14325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V1184M</text:p>
          </table:table-cell>
          <table:table-cell office:value-type="float" office:value="1.11674" calcext:value-type="float">
            <text:p>1.11674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A1108T</text:p>
          </table:table-cell>
          <table:table-cell office:value-type="float" office:value="1.11462" calcext:value-type="float">
            <text:p>1.11462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518Q</text:p>
          </table:table-cell>
          <table:table-cell office:value-type="float" office:value="1.06217" calcext:value-type="float">
            <text:p>1.06217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296W</text:p>
          </table:table-cell>
          <table:table-cell office:value-type="float" office:value="1.04733" calcext:value-type="float">
            <text:p>1.04733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59T</text:p>
          </table:table-cell>
          <table:table-cell office:value-type="float" office:value="1.03521" calcext:value-type="float">
            <text:p>1.03521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style-name="ce5" office:value-type="string" calcext:value-type="string">
            <text:p>G911S</text:p>
          </table:table-cell>
          <table:table-cell office:value-type="float" office:value="1.03079" calcext:value-type="float">
            <text:p>1.03079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G500E</text:p>
          </table:table-cell>
          <table:table-cell office:value-type="float" office:value="1.00629" calcext:value-type="float">
            <text:p>1.0062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411Q</text:p>
          </table:table-cell>
          <table:table-cell office:value-type="float" office:value="0.93785" calcext:value-type="float">
            <text:p>0.93785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P249L</text:p>
          </table:table-cell>
          <table:table-cell office:value-type="float" office:value="0.93768" calcext:value-type="float">
            <text:p>0.93768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V494M</text:p>
          </table:table-cell>
          <table:table-cell office:value-type="float" office:value="0.92732" calcext:value-type="float">
            <text:p>0.92732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S365L</text:p>
          </table:table-cell>
          <table:table-cell office:value-type="float" office:value="0.91984" calcext:value-type="float">
            <text:p>0.91984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G911S</text:p>
          </table:table-cell>
          <table:table-cell office:value-type="float" office:value="0.9181" calcext:value-type="float">
            <text:p>0.9181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V246I</text:p>
          </table:table-cell>
          <table:table-cell office:value-type="float" office:value="0.91429" calcext:value-type="float">
            <text:p>0.91429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V290L</text:p>
          </table:table-cell>
          <table:table-cell office:value-type="float" office:value="0.90499" calcext:value-type="float">
            <text:p>0.90499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89517" calcext:value-type="float">
            <text:p>0.89517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G1073S</text:p>
          </table:table-cell>
          <table:table-cell office:value-type="float" office:value="0.88443" calcext:value-type="float">
            <text:p>0.88443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V1255I</text:p>
          </table:table-cell>
          <table:table-cell table:style-name="ce4" office:value-type="float" office:value="0.87413" calcext:value-type="float">
            <text:p>0.87413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5" office:value-type="string" calcext:value-type="string">
            <text:p>M1179V</text:p>
          </table:table-cell>
          <table:table-cell office:value-type="float" office:value="0.85362" calcext:value-type="float">
            <text:p>0.85362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P984L</text:p>
          </table:table-cell>
          <table:table-cell office:value-type="float" office:value="0.84714" calcext:value-type="float">
            <text:p>0.84714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Y297C</text:p>
          </table:table-cell>
          <table:table-cell office:value-type="float" office:value="0.83792" calcext:value-type="float">
            <text:p>0.83792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R296L</text:p>
          </table:table-cell>
          <table:table-cell office:value-type="float" office:value="0.80133" calcext:value-type="float">
            <text:p>0.80133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Y35H</text:p>
          </table:table-cell>
          <table:table-cell office:value-type="float" office:value="0.79344" calcext:value-type="float">
            <text:p>0.79344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A938T</text:p>
          </table:table-cell>
          <table:table-cell office:value-type="float" office:value="0.77781" calcext:value-type="float">
            <text:p>0.77781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G904R</text:p>
          </table:table-cell>
          <table:table-cell office:value-type="float" office:value="0.76874" calcext:value-type="float">
            <text:p>0.76874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74637" calcext:value-type="float">
            <text:p>0.74637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T137M</text:p>
          </table:table-cell>
          <table:table-cell office:value-type="float" office:value="0.74589" calcext:value-type="float">
            <text:p>0.74589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D232G</text:p>
          </table:table-cell>
          <table:table-cell office:value-type="float" office:value="0.72768" calcext:value-type="float">
            <text:p>0.72768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style-name="ce5" office:value-type="string" calcext:value-type="string">
            <text:p>R1266Q</text:p>
          </table:table-cell>
          <table:table-cell office:value-type="float" office:value="0.72453" calcext:value-type="float">
            <text:p>0.72453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A449V</text:p>
          </table:table-cell>
          <table:table-cell office:value-type="float" office:value="0.67109" calcext:value-type="float">
            <text:p>0.6710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5" office:value-type="string" calcext:value-type="string">
            <text:p>A183T</text:p>
          </table:table-cell>
          <table:table-cell office:value-type="float" office:value="0.67039" calcext:value-type="float">
            <text:p>0.67039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83T</text:p>
          </table:table-cell>
          <table:table-cell office:value-type="float" office:value="0.66529" calcext:value-type="float">
            <text:p>0.66529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K196E</text:p>
          </table:table-cell>
          <table:table-cell office:value-type="float" office:value="0.65884" calcext:value-type="float">
            <text:p>0.65884</text:p>
          </table:table-cell>
          <table:table-cell office:value-type="string" calcext:value-type="string">
            <text:p>TOLERATED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8H</text:p>
          </table:table-cell>
          <table:table-cell office:value-type="float" office:value="0.65769" calcext:value-type="float">
            <text:p>0.6576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3K</text:p>
          </table:table-cell>
          <table:table-cell office:value-type="float" office:value="0.6491" calcext:value-type="float">
            <text:p>0.6491</text:p>
          </table:table-cell>
          <table:table-cell office:value-type="string" calcext:value-type="string">
            <text:p>TOLERATED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R296Q</text:p>
          </table:table-cell>
          <table:table-cell office:value-type="float" office:value="0.64393" calcext:value-type="float">
            <text:p>0.64393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A1108V</text:p>
          </table:table-cell>
          <table:table-cell office:value-type="float" office:value="0.61992" calcext:value-type="float">
            <text:p>0.61992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97R</text:p>
          </table:table-cell>
          <table:table-cell office:value-type="float" office:value="0.60884" calcext:value-type="float">
            <text:p>0.6088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222S</text:p>
          </table:table-cell>
          <table:table-cell office:value-type="float" office:value="0.59318" calcext:value-type="float">
            <text:p>0.59318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58793" calcext:value-type="float">
            <text:p>0.58793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327I</text:p>
          </table:table-cell>
          <table:table-cell office:value-type="float" office:value="0.58155" calcext:value-type="float">
            <text:p>0.58155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G717E</text:p>
          </table:table-cell>
          <table:table-cell office:value-type="float" office:value="0.57307" calcext:value-type="float">
            <text:p>0.57307</text:p>
          </table:table-cell>
          <table:table-cell office:value-type="string" calcext:value-type="string">
            <text:p>TOLERATED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245T</text:p>
          </table:table-cell>
          <table:table-cell office:value-type="float" office:value="0.56415" calcext:value-type="float">
            <text:p>0.56415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N222D</text:p>
          </table:table-cell>
          <table:table-cell office:value-type="float" office:value="0.54783" calcext:value-type="float">
            <text:p>0.54783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10I</text:p>
          </table:table-cell>
          <table:table-cell office:value-type="float" office:value="0.50723" calcext:value-type="float">
            <text:p>0.50723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V133G</text:p>
          </table:table-cell>
          <table:table-cell office:value-type="float" office:value="0.47192" calcext:value-type="float">
            <text:p>0.47192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V1044M</text:p>
          </table:table-cell>
          <table:table-cell office:value-type="float" office:value="0.44481" calcext:value-type="float">
            <text:p>0.44481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V77I</text:p>
          </table:table-cell>
          <table:table-cell office:value-type="float" office:value="0.41518" calcext:value-type="float">
            <text:p>0.41518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16G</text:p>
          </table:table-cell>
          <table:table-cell office:value-type="float" office:value="0.38381" calcext:value-type="float">
            <text:p>0.38381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M642I</text:p>
          </table:table-cell>
          <table:table-cell office:value-type="float" office:value="0.37833" calcext:value-type="float">
            <text:p>0.37833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10F</text:p>
          </table:table-cell>
          <table:table-cell office:value-type="float" office:value="0.35783" calcext:value-type="float">
            <text:p>0.35783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3V</text:p>
          </table:table-cell>
          <table:table-cell office:value-type="float" office:value="0.34969" calcext:value-type="float">
            <text:p>0.34969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K792E</text:p>
          </table:table-cell>
          <table:table-cell office:value-type="float" office:value="0.34735" calcext:value-type="float">
            <text:p>0.34735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810L</text:p>
          </table:table-cell>
          <table:table-cell office:value-type="float" office:value="0.32223" calcext:value-type="float">
            <text:p>0.32223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45F</text:p>
          </table:table-cell>
          <table:table-cell office:value-type="float" office:value="0.32128" calcext:value-type="float">
            <text:p>0.32128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297F</text:p>
          </table:table-cell>
          <table:table-cell office:value-type="float" office:value="0.30692" calcext:value-type="float">
            <text:p>0.30692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string" calcext:value-type="string">
            <text:p>E30V</text:p>
          </table:table-cell>
          <table:table-cell office:value-type="float" office:value="0.30318" calcext:value-type="float">
            <text:p>0.30318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985D</text:p>
          </table:table-cell>
          <table:table-cell office:value-type="float" office:value="0.26732" calcext:value-type="float">
            <text:p>0.26732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H497Y</text:p>
          </table:table-cell>
          <table:table-cell office:value-type="float" office:value="0.26416" calcext:value-type="float">
            <text:p>0.26416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977I</text:p>
          </table:table-cell>
          <table:table-cell office:value-type="float" office:value="0.21346" calcext:value-type="float">
            <text:p>0.21346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912T</text:p>
          </table:table-cell>
          <table:table-cell office:value-type="float" office:value="0.19761" calcext:value-type="float">
            <text:p>0.19761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52F</text:p>
          </table:table-cell>
          <table:table-cell office:value-type="float" office:value="0.19282" calcext:value-type="float">
            <text:p>0.19282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M1114I</text:p>
          </table:table-cell>
          <table:table-cell office:value-type="float" office:value="0.18879" calcext:value-type="float">
            <text:p>0.1887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477M</text:p>
          </table:table-cell>
          <table:table-cell office:value-type="float" office:value="0.16018" calcext:value-type="float">
            <text:p>0.1601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E805K</text:p>
          </table:table-cell>
          <table:table-cell office:value-type="float" office:value="0.13746" calcext:value-type="float">
            <text:p>0.13746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S316G</text:p>
          </table:table-cell>
          <table:table-cell office:value-type="float" office:value="0.12006" calcext:value-type="float">
            <text:p>0.12006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12V</text:p>
          </table:table-cell>
          <table:table-cell office:value-type="float" office:value="0.0986100000000002" calcext:value-type="float">
            <text:p>0.09861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H215R</text:p>
          </table:table-cell>
          <table:table-cell office:value-type="float" office:value="0.07271" calcext:value-type="float">
            <text:p>0.07271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79V</text:p>
          </table:table-cell>
          <table:table-cell office:value-type="float" office:value="-0.02406" calcext:value-type="float">
            <text:p>-0.02406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250T</text:p>
          </table:table-cell>
          <table:table-cell office:value-type="float" office:value="-0.03698" calcext:value-type="float">
            <text:p>-0.03698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77S</text:p>
          </table:table-cell>
          <table:table-cell table:style-name="ce4" office:value-type="float" office:value="-0.0534" calcext:value-type="float">
            <text:p>-0.0534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M912L</text:p>
          </table:table-cell>
          <table:table-cell office:value-type="float" office:value="-0.12109" calcext:value-type="float">
            <text:p>-0.12109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902C</text:p>
          </table:table-cell>
          <table:table-cell office:value-type="float" office:value="-0.1554" calcext:value-type="float">
            <text:p>-0.1554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table:style-name="ce5" office:value-type="string" calcext:value-type="string">
            <text:p>R646H</text:p>
          </table:table-cell>
          <table:table-cell office:value-type="float" office:value="-0.22357" calcext:value-type="float">
            <text:p>-0.22357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F68L</text:p>
          </table:table-cell>
          <table:table-cell office:value-type="float" office:value="-0.33995" calcext:value-type="float">
            <text:p>-0.33995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T235I</text:p>
          </table:table-cell>
          <table:table-cell office:value-type="float" office:value="-0.40899" calcext:value-type="float">
            <text:p>-0.4089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26" calcext:value-type="float">
            <text:p>0.226</text:p>
          </table:table-cell>
        </table:table-row>
      </table:table>
      <table:table table:name="By pph2" table:style-name="ta1">
        <table:table-column table:style-name="co1" table:default-cell-style-name="ce4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utation</text:p>
          </table:table-cell>
          <table:table-cell table:style-name="ce6" office:value-type="string" calcext:value-type="string">
            <text:p>Score</text:p>
          </table:table-cell>
          <table:table-cell table:style-name="ce8" office:value-type="string" calcext:value-type="string">
            <text:p>SIFT Prediction</text:p>
          </table:table-cell>
          <table:table-cell table:style-name="ce8" office:value-type="string" calcext:value-type="string">
            <text:p>SIFT score</text:p>
          </table:table-cell>
          <table:table-cell table:style-name="ce8" office:value-type="string" calcext:value-type="string">
            <text:p>pph2 prediction</text:p>
          </table:table-cell>
          <table:table-cell table:style-name="ce8" office:value-type="string" calcext:value-type="string">
            <text:p>pph2 score</text:p>
          </table:table-cell>
        </table:table-row>
        <table:table-row table:style-name="ro1">
          <table:table-cell table:style-name="ce2" office:value-type="string" calcext:value-type="string">
            <text:p>C976G</text:p>
          </table:table-cell>
          <table:table-cell table:style-name="ce2" office:value-type="float" office:value="10.09023" calcext:value-type="float">
            <text:p>10.09023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63R</text:p>
          </table:table-cell>
          <table:table-cell table:style-name="ce2" office:value-type="float" office:value="9.37611" calcext:value-type="float">
            <text:p>9.3761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Y1088C</text:p>
          </table:table-cell>
          <table:table-cell office:value-type="float" office:value="8.84458" calcext:value-type="float">
            <text:p>8.844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75W</text:p>
          </table:table-cell>
          <table:table-cell table:style-name="ce2" office:value-type="float" office:value="8.51001" calcext:value-type="float">
            <text:p>8.5100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Y1019C</text:p>
          </table:table-cell>
          <table:table-cell table:style-name="ce2" office:value-type="float" office:value="7.2878" calcext:value-type="float">
            <text:p>7.287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V1165M</text:p>
          </table:table-cell>
          <table:table-cell table:style-name="ce2" office:value-type="float" office:value="7.26253" calcext:value-type="float">
            <text:p>7.2625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1186C</text:p>
          </table:table-cell>
          <table:table-cell table:style-name="ce2" office:value-type="float" office:value="7.15063" calcext:value-type="float">
            <text:p>7.1506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516F</text:p>
          </table:table-cell>
          <table:table-cell table:style-name="ce2" office:value-type="float" office:value="7.13675" calcext:value-type="float">
            <text:p>7.1367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1165L</text:p>
          </table:table-cell>
          <table:table-cell office:value-type="float" office:value="6.79303" calcext:value-type="float">
            <text:p>6.79303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1015V</text:p>
          </table:table-cell>
          <table:table-cell office:value-type="float" office:value="6.7372" calcext:value-type="float">
            <text:p>6.737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520S</text:p>
          </table:table-cell>
          <table:table-cell office:value-type="float" office:value="6.55155" calcext:value-type="float">
            <text:p>6.5515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757M</text:p>
          </table:table-cell>
          <table:table-cell office:value-type="float" office:value="6.31971" calcext:value-type="float">
            <text:p>6.3197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6.24143" calcext:value-type="float">
            <text:p>6.241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95A</text:p>
          </table:table-cell>
          <table:table-cell office:value-type="float" office:value="6.22292" calcext:value-type="float">
            <text:p>6.2229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1205K</text:p>
          </table:table-cell>
          <table:table-cell office:value-type="float" office:value="6.12529" calcext:value-type="float">
            <text:p>6.1252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6.12158" calcext:value-type="float">
            <text:p>6.121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608N</text:p>
          </table:table-cell>
          <table:table-cell office:value-type="float" office:value="6.11308" calcext:value-type="float">
            <text:p>6.113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5.93016" calcext:value-type="float">
            <text:p>5.930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842L</text:p>
          </table:table-cell>
          <table:table-cell office:value-type="float" office:value="5.77868" calcext:value-type="float">
            <text:p>5.7786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213V</text:p>
          </table:table-cell>
          <table:table-cell office:value-type="float" office:value="5.57691" calcext:value-type="float">
            <text:p>5.5769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5.19706" calcext:value-type="float">
            <text:p>5.1970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204V</text:p>
          </table:table-cell>
          <table:table-cell office:value-type="float" office:value="5.10364" calcext:value-type="float">
            <text:p>5.10364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1213F</text:p>
          </table:table-cell>
          <table:table-cell office:value-type="float" office:value="5.09602" calcext:value-type="float">
            <text:p>5.0960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5.03769" calcext:value-type="float">
            <text:p>5.0376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628H</text:p>
          </table:table-cell>
          <table:table-cell office:value-type="float" office:value="4.54957" calcext:value-type="float">
            <text:p>4.5495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64V</text:p>
          </table:table-cell>
          <table:table-cell office:value-type="float" office:value="4.53521" calcext:value-type="float">
            <text:p>4.5352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62M</text:p>
          </table:table-cell>
          <table:table-cell office:value-type="float" office:value="4.44976" calcext:value-type="float">
            <text:p>4.44976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434S</text:p>
          </table:table-cell>
          <table:table-cell office:value-type="float" office:value="4.4106" calcext:value-type="float">
            <text:p>4.410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1240R</text:p>
          </table:table-cell>
          <table:table-cell office:value-type="float" office:value="4.38821" calcext:value-type="float">
            <text:p>4.3882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4.19516" calcext:value-type="float">
            <text:p>4.195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1036M</text:p>
          </table:table-cell>
          <table:table-cell office:value-type="float" office:value="4.19267" calcext:value-type="float">
            <text:p>4.1926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89H</text:p>
          </table:table-cell>
          <table:table-cell office:value-type="float" office:value="4.18819" calcext:value-type="float">
            <text:p>4.1881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726T</text:p>
          </table:table-cell>
          <table:table-cell office:value-type="float" office:value="4.10533" calcext:value-type="float">
            <text:p>4.1053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1169R</text:p>
          </table:table-cell>
          <table:table-cell office:value-type="float" office:value="3.85777" calcext:value-type="float">
            <text:p>3.8577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651A</text:p>
          </table:table-cell>
          <table:table-cell office:value-type="float" office:value="3.79012" calcext:value-type="float">
            <text:p>3.7901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85V</text:p>
          </table:table-cell>
          <table:table-cell office:value-type="float" office:value="3.67192" calcext:value-type="float">
            <text:p>3.6719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68S</text:p>
          </table:table-cell>
          <table:table-cell office:value-type="float" office:value="3.57939" calcext:value-type="float">
            <text:p>3.57939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1236E</text:p>
          </table:table-cell>
          <table:table-cell office:value-type="float" office:value="3.53509" calcext:value-type="float">
            <text:p>3.5350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846V</text:p>
          </table:table-cell>
          <table:table-cell office:value-type="float" office:value="3.52709" calcext:value-type="float">
            <text:p>3.5270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664L</text:p>
          </table:table-cell>
          <table:table-cell office:value-type="float" office:value="3.48928" calcext:value-type="float">
            <text:p>3.4892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438E</text:p>
          </table:table-cell>
          <table:table-cell office:value-type="float" office:value="2.97015" calcext:value-type="float">
            <text:p>2.97015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51T</text:p>
          </table:table-cell>
          <table:table-cell office:value-type="float" office:value="2.95286" calcext:value-type="float">
            <text:p>2.9528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898N</text:p>
          </table:table-cell>
          <table:table-cell office:value-type="float" office:value="2.88702" calcext:value-type="float">
            <text:p>2.8870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9T</text:p>
          </table:table-cell>
          <table:table-cell office:value-type="float" office:value="2.69729" calcext:value-type="float">
            <text:p>2.6972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1067K</text:p>
          </table:table-cell>
          <table:table-cell office:value-type="float" office:value="2.46693" calcext:value-type="float">
            <text:p>2.46693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508N</text:p>
          </table:table-cell>
          <table:table-cell office:value-type="float" office:value="2.43096" calcext:value-type="float">
            <text:p>2.43096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934Q</text:p>
          </table:table-cell>
          <table:table-cell office:value-type="float" office:value="2.35452" calcext:value-type="float">
            <text:p>2.35452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18W</text:p>
          </table:table-cell>
          <table:table-cell office:value-type="float" office:value="2.20505" calcext:value-type="float">
            <text:p>2.2050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83S</text:p>
          </table:table-cell>
          <table:table-cell office:value-type="float" office:value="2.10302" calcext:value-type="float">
            <text:p>2.1030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06N</text:p>
          </table:table-cell>
          <table:table-cell office:value-type="float" office:value="2.03207" calcext:value-type="float">
            <text:p>2.03207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8V</text:p>
          </table:table-cell>
          <table:table-cell office:value-type="float" office:value="1.89079" calcext:value-type="float">
            <text:p>1.8907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83C</text:p>
          </table:table-cell>
          <table:table-cell office:value-type="float" office:value="1.86642" calcext:value-type="float">
            <text:p>1.8664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1V</text:p>
          </table:table-cell>
          <table:table-cell office:value-type="float" office:value="1.8509" calcext:value-type="float">
            <text:p>1.850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21S</text:p>
          </table:table-cell>
          <table:table-cell office:value-type="float" office:value="0.64352" calcext:value-type="float">
            <text:p>0.6435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397R</text:p>
          </table:table-cell>
          <table:table-cell office:value-type="float" office:value="0.60884" calcext:value-type="float">
            <text:p>0.6088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717E</text:p>
          </table:table-cell>
          <table:table-cell office:value-type="float" office:value="0.57307" calcext:value-type="float">
            <text:p>0.57307</text:p>
          </table:table-cell>
          <table:table-cell office:value-type="string" calcext:value-type="string">
            <text:p>TOLERATED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21T</text:p>
          </table:table-cell>
          <table:table-cell office:value-type="float" office:value="0.55312" calcext:value-type="float">
            <text:p>0.5531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6T</text:p>
          </table:table-cell>
          <table:table-cell office:value-type="float" office:value="0.34472" calcext:value-type="float">
            <text:p>0.3447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19S</text:p>
          </table:table-cell>
          <table:table-cell office:value-type="float" office:value="-0.0479699999999999" calcext:value-type="float">
            <text:p>-0.0479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113R</text:p>
          </table:table-cell>
          <table:table-cell office:value-type="float" office:value="9.67517" calcext:value-type="float">
            <text:p>9.6751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2" office:value-type="string" calcext:value-type="string">
            <text:p>F537S</text:p>
          </table:table-cell>
          <table:table-cell table:style-name="ce2" office:value-type="float" office:value="7.26535" calcext:value-type="float">
            <text:p>7.2653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G32R</text:p>
          </table:table-cell>
          <table:table-cell office:value-type="float" office:value="6.32368" calcext:value-type="float">
            <text:p>6.3236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3" office:value-type="string" calcext:value-type="string">
            <text:p>R161W</text:p>
          </table:table-cell>
          <table:table-cell office:value-type="float" office:value="4.70598" calcext:value-type="float">
            <text:p>4.7059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3" office:value-type="string" calcext:value-type="string">
            <text:p>S940L</text:p>
          </table:table-cell>
          <table:table-cell office:value-type="float" office:value="4.24988" calcext:value-type="float">
            <text:p>4.2498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4.24881" calcext:value-type="float">
            <text:p>4.2488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R711G</text:p>
          </table:table-cell>
          <table:table-cell office:value-type="float" office:value="4.04943" calcext:value-type="float">
            <text:p>4.049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R615C</text:p>
          </table:table-cell>
          <table:table-cell office:value-type="float" office:value="3.74887" calcext:value-type="float">
            <text:p>3.7488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A926T</text:p>
          </table:table-cell>
          <table:table-cell office:value-type="float" office:value="3.62888" calcext:value-type="float">
            <text:p>3.6288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P259T</text:p>
          </table:table-cell>
          <table:table-cell office:value-type="float" office:value="3.24478" calcext:value-type="float">
            <text:p>3.2447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F1278S</text:p>
          </table:table-cell>
          <table:table-cell table:style-name="ce4" office:value-type="float" office:value="2.55589" calcext:value-type="float">
            <text:p>2.55589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Y550C</text:p>
          </table:table-cell>
          <table:table-cell office:value-type="float" office:value="2.19239" calcext:value-type="float">
            <text:p>2.1923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5" office:value-type="string" calcext:value-type="string">
            <text:p>R1266Q</text:p>
          </table:table-cell>
          <table:table-cell office:value-type="float" office:value="0.72453" calcext:value-type="float">
            <text:p>0.72453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2" office:value-type="string" calcext:value-type="string">
            <text:p>N1156D</text:p>
          </table:table-cell>
          <table:table-cell table:style-name="ce2" office:value-type="float" office:value="7.57701" calcext:value-type="float">
            <text:p>7.5770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S1200G</text:p>
          </table:table-cell>
          <table:table-cell office:value-type="float" office:value="4.83705" calcext:value-type="float">
            <text:p>4.837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S734I</text:p>
          </table:table-cell>
          <table:table-cell office:value-type="float" office:value="4.3635" calcext:value-type="float">
            <text:p>4.363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L1121I</text:p>
          </table:table-cell>
          <table:table-cell office:value-type="float" office:value="3.76239" calcext:value-type="float">
            <text:p>3.76239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3.22888" calcext:value-type="float">
            <text:p>3.2288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A927V</text:p>
          </table:table-cell>
          <table:table-cell office:value-type="float" office:value="1.93546" calcext:value-type="float">
            <text:p>1.9354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T375A</text:p>
          </table:table-cell>
          <table:table-cell office:value-type="float" office:value="6.04377" calcext:value-type="float">
            <text:p>6.0437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S652L</text:p>
          </table:table-cell>
          <table:table-cell office:value-type="float" office:value="4.22113" calcext:value-type="float">
            <text:p>4.2211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R411Q</text:p>
          </table:table-cell>
          <table:table-cell office:value-type="float" office:value="0.93785" calcext:value-type="float">
            <text:p>0.93785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A756D</text:p>
          </table:table-cell>
          <table:table-cell office:value-type="float" office:value="6.00408" calcext:value-type="float">
            <text:p>6.004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A745E</text:p>
          </table:table-cell>
          <table:table-cell office:value-type="float" office:value="5.08905" calcext:value-type="float">
            <text:p>5.089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D182N</text:p>
          </table:table-cell>
          <table:table-cell office:value-type="float" office:value="2.00049" calcext:value-type="float">
            <text:p>2.00049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table:style-name="ce2" office:value-type="string" calcext:value-type="string">
            <text:p>F763S</text:p>
          </table:table-cell>
          <table:table-cell table:style-name="ce2" office:value-type="float" office:value="8.34017" calcext:value-type="float">
            <text:p>8.3401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table:style-name="ce3" office:value-type="string" calcext:value-type="string">
            <text:p>V889M</text:p>
          </table:table-cell>
          <table:table-cell office:value-type="float" office:value="7.46662" calcext:value-type="float">
            <text:p>7.46662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6.96619" calcext:value-type="float">
            <text:p>6.9661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V664M</text:p>
          </table:table-cell>
          <table:table-cell office:value-type="float" office:value="3.75798" calcext:value-type="float">
            <text:p>3.7579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P984L</text:p>
          </table:table-cell>
          <table:table-cell office:value-type="float" office:value="0.84714" calcext:value-type="float">
            <text:p>0.84714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G904R</text:p>
          </table:table-cell>
          <table:table-cell office:value-type="float" office:value="0.76874" calcext:value-type="float">
            <text:p>0.76874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V706A</text:p>
          </table:table-cell>
          <table:table-cell office:value-type="float" office:value="6.2447" calcext:value-type="float">
            <text:p>6.244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A427T</text:p>
          </table:table-cell>
          <table:table-cell office:value-type="float" office:value="1.03872" calcext:value-type="float">
            <text:p>1.0387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C352F</text:p>
          </table:table-cell>
          <table:table-cell office:value-type="float" office:value="0.19282" calcext:value-type="float">
            <text:p>0.19282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F68L</text:p>
          </table:table-cell>
          <table:table-cell office:value-type="float" office:value="-0.33995" calcext:value-type="float">
            <text:p>-0.33995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table:style-name="ce3" office:value-type="string" calcext:value-type="string">
            <text:p>V378A</text:p>
          </table:table-cell>
          <table:table-cell office:value-type="float" office:value="5.9662" calcext:value-type="float">
            <text:p>5.9662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S1148R</text:p>
          </table:table-cell>
          <table:table-cell office:value-type="float" office:value="4.31825" calcext:value-type="float">
            <text:p>4.3182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R1272C</text:p>
          </table:table-cell>
          <table:table-cell table:style-name="ce4" office:value-type="float" office:value="0.99996" calcext:value-type="float">
            <text:p>0.99996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L830R</text:p>
          </table:table-cell>
          <table:table-cell office:value-type="float" office:value="3.63627" calcext:value-type="float">
            <text:p>3.6362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R714C</text:p>
          </table:table-cell>
          <table:table-cell office:value-type="float" office:value="3.53408" calcext:value-type="float">
            <text:p>3.534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I361V</text:p>
          </table:table-cell>
          <table:table-cell office:value-type="float" office:value="3.17811" calcext:value-type="float">
            <text:p>3.17811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P213S</text:p>
          </table:table-cell>
          <table:table-cell office:value-type="float" office:value="2.40428" calcext:value-type="float">
            <text:p>2.40428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F1110L</text:p>
          </table:table-cell>
          <table:table-cell office:value-type="float" office:value="6.12029" calcext:value-type="float">
            <text:p>6.1202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table:style-name="ce3" office:value-type="string" calcext:value-type="string">
            <text:p>G992R</text:p>
          </table:table-cell>
          <table:table-cell office:value-type="float" office:value="0.8334" calcext:value-type="float">
            <text:p>0.8334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table:style-name="ce3" office:value-type="string" calcext:value-type="string">
            <text:p>G992W</text:p>
          </table:table-cell>
          <table:table-cell office:value-type="float" office:value="0.6846" calcext:value-type="float">
            <text:p>0.684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V1078I</text:p>
          </table:table-cell>
          <table:table-cell office:value-type="float" office:value="4.78124" calcext:value-type="float">
            <text:p>4.78124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table:style-name="ce3" office:value-type="string" calcext:value-type="string">
            <text:p>I685T</text:p>
          </table:table-cell>
          <table:table-cell office:value-type="float" office:value="3.59653" calcext:value-type="float">
            <text:p>3.5965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Q991H</text:p>
          </table:table-cell>
          <table:table-cell office:value-type="float" office:value="3.24613" calcext:value-type="float">
            <text:p>3.24613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D618H</text:p>
          </table:table-cell>
          <table:table-cell office:value-type="float" office:value="3.01287" calcext:value-type="float">
            <text:p>3.01287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R1274Q</text:p>
          </table:table-cell>
          <table:table-cell table:style-name="ce4" office:value-type="float" office:value="1.39913" calcext:value-type="float">
            <text:p>1.39913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R1272H</text:p>
          </table:table-cell>
          <table:table-cell table:style-name="ce4" office:value-type="float" office:value="0.86326" calcext:value-type="float">
            <text:p>0.86326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table:style-name="ce3" office:value-type="string" calcext:value-type="string">
            <text:p>R1274W</text:p>
          </table:table-cell>
          <table:table-cell office:value-type="float" office:value="0.80596" calcext:value-type="float">
            <text:p>0.80596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I678V</text:p>
          </table:table-cell>
          <table:table-cell office:value-type="float" office:value="3.91433" calcext:value-type="float">
            <text:p>3.91433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G149R</text:p>
          </table:table-cell>
          <table:table-cell office:value-type="float" office:value="2.29273" calcext:value-type="float">
            <text:p>2.29273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M1138L</text:p>
          </table:table-cell>
          <table:table-cell office:value-type="float" office:value="2.86624" calcext:value-type="float">
            <text:p>2.86624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4.69321" calcext:value-type="float">
            <text:p>4.6932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R116Q</text:p>
          </table:table-cell>
          <table:table-cell office:value-type="float" office:value="3.66203" calcext:value-type="float">
            <text:p>3.66203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P474L</text:p>
          </table:table-cell>
          <table:table-cell office:value-type="float" office:value="4.04057" calcext:value-type="float">
            <text:p>4.0405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T511M</text:p>
          </table:table-cell>
          <table:table-cell office:value-type="float" office:value="2.18702" calcext:value-type="float">
            <text:p>2.187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R1183H</text:p>
          </table:table-cell>
          <table:table-cell office:value-type="float" office:value="1.66192" calcext:value-type="float">
            <text:p>1.6619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T777N</text:p>
          </table:table-cell>
          <table:table-cell office:value-type="float" office:value="5.48754" calcext:value-type="float">
            <text:p>5.4875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string" calcext:value-type="string">
            <text:p>V378F</text:p>
          </table:table-cell>
          <table:table-cell office:value-type="float" office:value="5.76258" calcext:value-type="float">
            <text:p>5.762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I850M</text:p>
          </table:table-cell>
          <table:table-cell office:value-type="float" office:value="3.86591" calcext:value-type="float">
            <text:p>3.8659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string" calcext:value-type="string">
            <text:p>G803S</text:p>
          </table:table-cell>
          <table:table-cell office:value-type="float" office:value="3.10335" calcext:value-type="float">
            <text:p>3.10335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A278E</text:p>
          </table:table-cell>
          <table:table-cell office:value-type="float" office:value="3.03609" calcext:value-type="float">
            <text:p>3.0360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T536M</text:p>
          </table:table-cell>
          <table:table-cell office:value-type="float" office:value="5.68504" calcext:value-type="float">
            <text:p>5.68504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string" calcext:value-type="string">
            <text:p>V780M</text:p>
          </table:table-cell>
          <table:table-cell office:value-type="float" office:value="4.19673" calcext:value-type="float">
            <text:p>4.1967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W291C</text:p>
          </table:table-cell>
          <table:table-cell office:value-type="float" office:value="6.42754" calcext:value-type="float">
            <text:p>6.42754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4.78489" calcext:value-type="float">
            <text:p>4.7848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table:style-name="ce3" office:value-type="string" calcext:value-type="string">
            <text:p>R978C</text:p>
          </table:table-cell>
          <table:table-cell office:value-type="float" office:value="4.04492" calcext:value-type="float">
            <text:p>4.04492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V1044M</text:p>
          </table:table-cell>
          <table:table-cell office:value-type="float" office:value="0.44481" calcext:value-type="float">
            <text:p>0.44481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F194L</text:p>
          </table:table-cell>
          <table:table-cell office:value-type="float" office:value="4.04286" calcext:value-type="float">
            <text:p>4.0428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string" calcext:value-type="string">
            <text:p>T1066A</text:p>
          </table:table-cell>
          <table:table-cell office:value-type="float" office:value="2.84502" calcext:value-type="float">
            <text:p>2.845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R714H</text:p>
          </table:table-cell>
          <table:table-cell office:value-type="float" office:value="2.60828" calcext:value-type="float">
            <text:p>2.60828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R1077G</text:p>
          </table:table-cell>
          <table:table-cell office:value-type="float" office:value="4.16566" calcext:value-type="float">
            <text:p>4.16566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string" calcext:value-type="string">
            <text:p>V1184M</text:p>
          </table:table-cell>
          <table:table-cell office:value-type="float" office:value="1.11674" calcext:value-type="float">
            <text:p>1.11674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D416G</text:p>
          </table:table-cell>
          <table:table-cell office:value-type="float" office:value="0.38381" calcext:value-type="float">
            <text:p>0.38381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T623N</text:p>
          </table:table-cell>
          <table:table-cell office:value-type="float" office:value="5.84446" calcext:value-type="float">
            <text:p>5.8444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L773I</text:p>
          </table:table-cell>
          <table:table-cell office:value-type="float" office:value="4.05407" calcext:value-type="float">
            <text:p>4.05407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string" calcext:value-type="string">
            <text:p>F339C</text:p>
          </table:table-cell>
          <table:table-cell office:value-type="float" office:value="5.54714" calcext:value-type="float">
            <text:p>5.5471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E1185K</text:p>
          </table:table-cell>
          <table:table-cell office:value-type="float" office:value="2.81919" calcext:value-type="float">
            <text:p>2.81919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Y882C</text:p>
          </table:table-cell>
          <table:table-cell office:value-type="float" office:value="4.89645" calcext:value-type="float">
            <text:p>4.8964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string" calcext:value-type="string">
            <text:p>G910S</text:p>
          </table:table-cell>
          <table:table-cell office:value-type="float" office:value="2.89563" calcext:value-type="float">
            <text:p>2.89563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G911S</text:p>
          </table:table-cell>
          <table:table-cell office:value-type="float" office:value="0.9181" calcext:value-type="float">
            <text:p>0.9181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S738L</text:p>
          </table:table-cell>
          <table:table-cell office:value-type="float" office:value="4.28719" calcext:value-type="float">
            <text:p>4.2871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658T</text:p>
          </table:table-cell>
          <table:table-cell office:value-type="float" office:value="6.1788" calcext:value-type="float">
            <text:p>6.178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table:style-name="ce5" office:value-type="string" calcext:value-type="string">
            <text:p>R646H</text:p>
          </table:table-cell>
          <table:table-cell office:value-type="float" office:value="-0.22357" calcext:value-type="float">
            <text:p>-0.22357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P471L</text:p>
          </table:table-cell>
          <table:table-cell office:value-type="float" office:value="6.69252" calcext:value-type="float">
            <text:p>6.6925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A558T</text:p>
          </table:table-cell>
          <table:table-cell office:value-type="float" office:value="5.16824" calcext:value-type="float">
            <text:p>5.1682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F736L</text:p>
          </table:table-cell>
          <table:table-cell office:value-type="float" office:value="4.16309" calcext:value-type="float">
            <text:p>4.1630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M834T</text:p>
          </table:table-cell>
          <table:table-cell office:value-type="float" office:value="2.8745" calcext:value-type="float">
            <text:p>2.8745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string" calcext:value-type="string">
            <text:p>A659V</text:p>
          </table:table-cell>
          <table:table-cell office:value-type="float" office:value="0.60631" calcext:value-type="float">
            <text:p>0.6063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V1155I</text:p>
          </table:table-cell>
          <table:table-cell office:value-type="float" office:value="4.61186" calcext:value-type="float">
            <text:p>4.61186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table:style-name="ce3" office:value-type="string" calcext:value-type="string">
            <text:p>A926V</text:p>
          </table:table-cell>
          <table:table-cell office:value-type="float" office:value="3.21317" calcext:value-type="float">
            <text:p>3.21317</text:p>
          </table:table-cell>
          <table:table-cell office:value-type="string" calcext:value-type="string">
            <text:p>TOLERATED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table:style-name="ce3" office:value-type="string" calcext:value-type="string">
            <text:p>S954L</text:p>
          </table:table-cell>
          <table:table-cell office:value-type="float" office:value="4.42816" calcext:value-type="float">
            <text:p>4.42816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4.20479" calcext:value-type="float">
            <text:p>4.20479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A1190S</text:p>
          </table:table-cell>
          <table:table-cell office:value-type="float" office:value="3.55642" calcext:value-type="float">
            <text:p>3.5564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N593T</text:p>
          </table:table-cell>
          <table:table-cell office:value-type="float" office:value="3.35185" calcext:value-type="float">
            <text:p>3.35185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5.44234" calcext:value-type="float">
            <text:p>5.4423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858V</text:p>
          </table:table-cell>
          <table:table-cell office:value-type="float" office:value="4.33452" calcext:value-type="float">
            <text:p>4.33452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E1265V</text:p>
          </table:table-cell>
          <table:table-cell table:style-name="ce4" office:value-type="float" office:value="2.3021" calcext:value-type="float">
            <text:p>2.3021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string" calcext:value-type="string">
            <text:p>T137M</text:p>
          </table:table-cell>
          <table:table-cell office:value-type="float" office:value="0.74589" calcext:value-type="float">
            <text:p>0.74589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V1212L</text:p>
          </table:table-cell>
          <table:table-cell office:value-type="float" office:value="3.50783" calcext:value-type="float">
            <text:p>3.50783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style-name="ce5" office:value-type="string" calcext:value-type="string">
            <text:p>M1179V</text:p>
          </table:table-cell>
          <table:table-cell office:value-type="float" office:value="0.85362" calcext:value-type="float">
            <text:p>0.85362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M1194V</text:p>
          </table:table-cell>
          <table:table-cell office:value-type="float" office:value="4.02642" calcext:value-type="float">
            <text:p>4.02642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P254R</text:p>
          </table:table-cell>
          <table:table-cell office:value-type="float" office:value="2.58277" calcext:value-type="float">
            <text:p>2.58277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S1004L</text:p>
          </table:table-cell>
          <table:table-cell office:value-type="float" office:value="3.5276" calcext:value-type="float">
            <text:p>3.5276</text:p>
          </table:table-cell>
          <table:table-cell office:value-type="string" calcext:value-type="string">
            <text:p>TOLERATED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table:style-name="ce2" office:value-type="string" calcext:value-type="string">
            <text:p>D944N</text:p>
          </table:table-cell>
          <table:table-cell table:style-name="ce2" office:value-type="float" office:value="7.54099" calcext:value-type="float">
            <text:p>7.5409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string" calcext:value-type="string">
            <text:p>N554S</text:p>
          </table:table-cell>
          <table:table-cell office:value-type="float" office:value="1.81116" calcext:value-type="float">
            <text:p>1.8111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F1207S</text:p>
          </table:table-cell>
          <table:table-cell office:value-type="float" office:value="6.73762" calcext:value-type="float">
            <text:p>6.7376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style-name="ce5" office:value-type="string" calcext:value-type="string">
            <text:p>G911S</text:p>
          </table:table-cell>
          <table:table-cell office:value-type="float" office:value="1.03079" calcext:value-type="float">
            <text:p>1.03079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89517" calcext:value-type="float">
            <text:p>0.89517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74637" calcext:value-type="float">
            <text:p>0.74637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L637V</text:p>
          </table:table-cell>
          <table:table-cell office:value-type="float" office:value="1.71158" calcext:value-type="float">
            <text:p>1.71158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A938T</text:p>
          </table:table-cell>
          <table:table-cell office:value-type="float" office:value="0.77781" calcext:value-type="float">
            <text:p>0.77781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L121F</text:p>
          </table:table-cell>
          <table:table-cell office:value-type="float" office:value="3.80265" calcext:value-type="float">
            <text:p>3.8026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L783F</text:p>
          </table:table-cell>
          <table:table-cell office:value-type="float" office:value="3.61641" calcext:value-type="float">
            <text:p>3.61641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I630T</text:p>
          </table:table-cell>
          <table:table-cell office:value-type="float" office:value="3.85039" calcext:value-type="float">
            <text:p>3.8503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F1207L</text:p>
          </table:table-cell>
          <table:table-cell office:value-type="float" office:value="3.78232" calcext:value-type="float">
            <text:p>3.78232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A767G</text:p>
          </table:table-cell>
          <table:table-cell office:value-type="float" office:value="6.04488" calcext:value-type="float">
            <text:p>6.0448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T1066N</text:p>
          </table:table-cell>
          <table:table-cell office:value-type="float" office:value="2.64622" calcext:value-type="float">
            <text:p>2.6462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A812V</text:p>
          </table:table-cell>
          <table:table-cell office:value-type="float" office:value="2.01671" calcext:value-type="float">
            <text:p>2.01671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H441Y</text:p>
          </table:table-cell>
          <table:table-cell office:value-type="float" office:value="2.74121" calcext:value-type="float">
            <text:p>2.74121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E451K</text:p>
          </table:table-cell>
          <table:table-cell office:value-type="float" office:value="3.11602" calcext:value-type="float">
            <text:p>3.11602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Y571C</text:p>
          </table:table-cell>
          <table:table-cell office:value-type="float" office:value="1.36881" calcext:value-type="float">
            <text:p>1.36881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style-name="ce3" office:value-type="string" calcext:value-type="string">
            <text:p>P1007A</text:p>
          </table:table-cell>
          <table:table-cell office:value-type="float" office:value="6.97135" calcext:value-type="float">
            <text:p>6.9713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V753M</text:p>
          </table:table-cell>
          <table:table-cell office:value-type="float" office:value="3.36763" calcext:value-type="float">
            <text:p>3.36763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table:style-name="ce3" office:value-type="string" calcext:value-type="string">
            <text:p>R789H</text:p>
          </table:table-cell>
          <table:table-cell office:value-type="float" office:value="6.34791" calcext:value-type="float">
            <text:p>6.3479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P255S</text:p>
          </table:table-cell>
          <table:table-cell office:value-type="float" office:value="2.68958" calcext:value-type="float">
            <text:p>2.6895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T405M</text:p>
          </table:table-cell>
          <table:table-cell office:value-type="float" office:value="3.26682" calcext:value-type="float">
            <text:p>3.26682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L773F</text:p>
          </table:table-cell>
          <table:table-cell office:value-type="float" office:value="3.90717" calcext:value-type="float">
            <text:p>3.90717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P257S</text:p>
          </table:table-cell>
          <table:table-cell office:value-type="float" office:value="1.96089" calcext:value-type="float">
            <text:p>1.96089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V668L</text:p>
          </table:table-cell>
          <table:table-cell office:value-type="float" office:value="3.32814" calcext:value-type="float">
            <text:p>3.3281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1271A</text:p>
          </table:table-cell>
          <table:table-cell table:style-name="ce4" office:value-type="float" office:value="2.3325" calcext:value-type="float">
            <text:p>2.3325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I841V</text:p>
          </table:table-cell>
          <table:table-cell office:value-type="float" office:value="4.53794" calcext:value-type="float">
            <text:p>4.53794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D651Y</text:p>
          </table:table-cell>
          <table:table-cell office:value-type="float" office:value="3.14642" calcext:value-type="float">
            <text:p>3.1464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H758Y</text:p>
          </table:table-cell>
          <table:table-cell office:value-type="float" office:value="5.10505" calcext:value-type="float">
            <text:p>5.105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I1242V</text:p>
          </table:table-cell>
          <table:table-cell office:value-type="float" office:value="6.04498" calcext:value-type="float">
            <text:p>6.04498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T1098I</text:p>
          </table:table-cell>
          <table:table-cell office:value-type="float" office:value="2.69515" calcext:value-type="float">
            <text:p>2.6951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K951E</text:p>
          </table:table-cell>
          <table:table-cell office:value-type="float" office:value="3.42609" calcext:value-type="float">
            <text:p>3.42609</text:p>
          </table:table-cell>
          <table:table-cell office:value-type="string" calcext:value-type="string">
            <text:p>TOLERATE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Q953L</text:p>
          </table:table-cell>
          <table:table-cell office:value-type="float" office:value="2.14023" calcext:value-type="float">
            <text:p>2.14023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table:style-name="ce3" office:value-type="string" calcext:value-type="string">
            <text:p>Q775P</text:p>
          </table:table-cell>
          <table:table-cell office:value-type="float" office:value="5.03873" calcext:value-type="float">
            <text:p>5.0387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R372Q</text:p>
          </table:table-cell>
          <table:table-cell office:value-type="float" office:value="3.39468" calcext:value-type="float">
            <text:p>3.39468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string" calcext:value-type="string">
            <text:p>A267G</text:p>
          </table:table-cell>
          <table:table-cell office:value-type="float" office:value="3.73272" calcext:value-type="float">
            <text:p>3.73272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5.13522" calcext:value-type="float">
            <text:p>5.13522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L648P</text:p>
          </table:table-cell>
          <table:table-cell office:value-type="float" office:value="3.00854" calcext:value-type="float">
            <text:p>3.00854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R978H</text:p>
          </table:table-cell>
          <table:table-cell office:value-type="float" office:value="4.80769" calcext:value-type="float">
            <text:p>4.80769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P249L</text:p>
          </table:table-cell>
          <table:table-cell office:value-type="float" office:value="0.93768" calcext:value-type="float">
            <text:p>0.93768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R337Q</text:p>
          </table:table-cell>
          <table:table-cell office:value-type="float" office:value="2.44117" calcext:value-type="float">
            <text:p>2.44117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D832G</text:p>
          </table:table-cell>
          <table:table-cell office:value-type="float" office:value="2.62576" calcext:value-type="float">
            <text:p>2.62576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string" calcext:value-type="string">
            <text:p>V624A</text:p>
          </table:table-cell>
          <table:table-cell office:value-type="float" office:value="5.62877" calcext:value-type="float">
            <text:p>5.6287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V462L</text:p>
          </table:table-cell>
          <table:table-cell office:value-type="float" office:value="3.15696" calcext:value-type="float">
            <text:p>3.15696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string" calcext:value-type="string">
            <text:p>T480A</text:p>
          </table:table-cell>
          <table:table-cell office:value-type="float" office:value="3.85025" calcext:value-type="float">
            <text:p>3.85025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T1270K</text:p>
          </table:table-cell>
          <table:table-cell table:style-name="ce4" office:value-type="float" office:value="2.11974" calcext:value-type="float">
            <text:p>2.11974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V246I</text:p>
          </table:table-cell>
          <table:table-cell office:value-type="float" office:value="0.91429" calcext:value-type="float">
            <text:p>0.91429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S522T</text:p>
          </table:table-cell>
          <table:table-cell office:value-type="float" office:value="3.85305" calcext:value-type="float">
            <text:p>3.85305</text:p>
          </table:table-cell>
          <table:table-cell office:value-type="string" calcext:value-type="string">
            <text:p>TOLERATED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A183T</text:p>
          </table:table-cell>
          <table:table-cell office:value-type="float" office:value="0.66529" calcext:value-type="float">
            <text:p>0.66529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L830V</text:p>
          </table:table-cell>
          <table:table-cell office:value-type="float" office:value="3.75187" calcext:value-type="float">
            <text:p>3.7518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I450V</text:p>
          </table:table-cell>
          <table:table-cell office:value-type="float" office:value="5.06418" calcext:value-type="float">
            <text:p>5.06418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L864F</text:p>
          </table:table-cell>
          <table:table-cell office:value-type="float" office:value="4.46355" calcext:value-type="float">
            <text:p>4.4635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F403S</text:p>
          </table:table-cell>
          <table:table-cell office:value-type="float" office:value="5.74185" calcext:value-type="float">
            <text:p>5.7418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D502E</text:p>
          </table:table-cell>
          <table:table-cell office:value-type="float" office:value="3.61397" calcext:value-type="float">
            <text:p>3.6139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table:style-name="ce2" office:value-type="string" calcext:value-type="string">
            <text:p>F842S</text:p>
          </table:table-cell>
          <table:table-cell table:style-name="ce2" office:value-type="float" office:value="8.26938" calcext:value-type="float">
            <text:p>8.2693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S826Y</text:p>
          </table:table-cell>
          <table:table-cell office:value-type="float" office:value="2.76152" calcext:value-type="float">
            <text:p>2.7615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string" calcext:value-type="string">
            <text:p>T759A</text:p>
          </table:table-cell>
          <table:table-cell office:value-type="float" office:value="4.01336" calcext:value-type="float">
            <text:p>4.01336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table:style-name="ce2" office:value-type="string" calcext:value-type="string">
            <text:p>N1156S</text:p>
          </table:table-cell>
          <table:table-cell table:style-name="ce2" office:value-type="float" office:value="7.60051" calcext:value-type="float">
            <text:p>7.6005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H1193Y</text:p>
          </table:table-cell>
          <table:table-cell office:value-type="float" office:value="2.41025" calcext:value-type="float">
            <text:p>2.41025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S365L</text:p>
          </table:table-cell>
          <table:table-cell office:value-type="float" office:value="0.91984" calcext:value-type="float">
            <text:p>0.91984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S666N</text:p>
          </table:table-cell>
          <table:table-cell office:value-type="float" office:value="2.93092" calcext:value-type="float">
            <text:p>2.93092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F1278L</text:p>
          </table:table-cell>
          <table:table-cell table:style-name="ce4" office:value-type="float" office:value="2.34249" calcext:value-type="float">
            <text:p>2.34249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Y297F</text:p>
          </table:table-cell>
          <table:table-cell office:value-type="float" office:value="0.30692" calcext:value-type="float">
            <text:p>0.30692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string" calcext:value-type="string">
            <text:p>A1190G</text:p>
          </table:table-cell>
          <table:table-cell office:value-type="float" office:value="4.75512" calcext:value-type="float">
            <text:p>4.7551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string" calcext:value-type="string">
            <text:p>P254Q</text:p>
          </table:table-cell>
          <table:table-cell office:value-type="float" office:value="2.05597" calcext:value-type="float">
            <text:p>2.05597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G149E</text:p>
          </table:table-cell>
          <table:table-cell office:value-type="float" office:value="2.71423" calcext:value-type="float">
            <text:p>2.71423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H1016R</text:p>
          </table:table-cell>
          <table:table-cell office:value-type="float" office:value="5.28787" calcext:value-type="float">
            <text:p>5.28787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string" calcext:value-type="string">
            <text:p>T235I</text:p>
          </table:table-cell>
          <table:table-cell office:value-type="float" office:value="-0.40899" calcext:value-type="float">
            <text:p>-0.4089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T1176M</text:p>
          </table:table-cell>
          <table:table-cell office:value-type="float" office:value="3.06201" calcext:value-type="float">
            <text:p>3.06201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L893M</text:p>
          </table:table-cell>
          <table:table-cell office:value-type="float" office:value="4.07619" calcext:value-type="float">
            <text:p>4.0761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R1059Q</text:p>
          </table:table-cell>
          <table:table-cell office:value-type="float" office:value="4.1795" calcext:value-type="float">
            <text:p>4.1795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string" calcext:value-type="string">
            <text:p>R819H</text:p>
          </table:table-cell>
          <table:table-cell office:value-type="float" office:value="3.36199" calcext:value-type="float">
            <text:p>3.36199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H1193V</text:p>
          </table:table-cell>
          <table:table-cell office:value-type="float" office:value="2.23715" calcext:value-type="float">
            <text:p>2.23715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L469V</text:p>
          </table:table-cell>
          <table:table-cell office:value-type="float" office:value="5.00723" calcext:value-type="float">
            <text:p>5.00723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D712N</text:p>
          </table:table-cell>
          <table:table-cell office:value-type="float" office:value="3.18944" calcext:value-type="float">
            <text:p>3.18944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string" calcext:value-type="string">
            <text:p>R296Q</text:p>
          </table:table-cell>
          <table:table-cell office:value-type="float" office:value="0.64393" calcext:value-type="float">
            <text:p>0.64393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T1068S</text:p>
          </table:table-cell>
          <table:table-cell office:value-type="float" office:value="2.13799" calcext:value-type="float">
            <text:p>2.13799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S902C</text:p>
          </table:table-cell>
          <table:table-cell office:value-type="float" office:value="-0.1554" calcext:value-type="float">
            <text:p>-0.1554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string" calcext:value-type="string">
            <text:p>D232G</text:p>
          </table:table-cell>
          <table:table-cell office:value-type="float" office:value="0.72768" calcext:value-type="float">
            <text:p>0.72768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S781G</text:p>
          </table:table-cell>
          <table:table-cell office:value-type="float" office:value="5.08268" calcext:value-type="float">
            <text:p>5.08268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V852F</text:p>
          </table:table-cell>
          <table:table-cell office:value-type="float" office:value="3.55736" calcext:value-type="float">
            <text:p>3.55736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1018T</text:p>
          </table:table-cell>
          <table:table-cell office:value-type="float" office:value="3.83192" calcext:value-type="float">
            <text:p>3.8319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L695V</text:p>
          </table:table-cell>
          <table:table-cell office:value-type="float" office:value="4.74422" calcext:value-type="float">
            <text:p>4.7442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P255R</text:p>
          </table:table-cell>
          <table:table-cell office:value-type="float" office:value="3.27718" calcext:value-type="float">
            <text:p>3.27718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Q790R</text:p>
          </table:table-cell>
          <table:table-cell office:value-type="float" office:value="3.1805" calcext:value-type="float">
            <text:p>3.1805</text:p>
          </table:table-cell>
          <table:table-cell office:value-type="string" calcext:value-type="string">
            <text:p>TOLERATE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Y932S</text:p>
          </table:table-cell>
          <table:table-cell office:value-type="float" office:value="4.62337" calcext:value-type="float">
            <text:p>4.62337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N589S</text:p>
          </table:table-cell>
          <table:table-cell office:value-type="float" office:value="2.41587" calcext:value-type="float">
            <text:p>2.41587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S527R</text:p>
          </table:table-cell>
          <table:table-cell office:value-type="float" office:value="2.40316" calcext:value-type="float">
            <text:p>2.4031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L748I</text:p>
          </table:table-cell>
          <table:table-cell office:value-type="float" office:value="4.08428" calcext:value-type="float">
            <text:p>4.08428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S1020T</text:p>
          </table:table-cell>
          <table:table-cell office:value-type="float" office:value="3.53093" calcext:value-type="float">
            <text:p>3.53093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G1073S</text:p>
          </table:table-cell>
          <table:table-cell office:value-type="float" office:value="0.88443" calcext:value-type="float">
            <text:p>0.88443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G55E</text:p>
          </table:table-cell>
          <table:table-cell office:value-type="float" office:value="2.24006" calcext:value-type="float">
            <text:p>2.24006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N961D</text:p>
          </table:table-cell>
          <table:table-cell office:value-type="float" office:value="2.02513" calcext:value-type="float">
            <text:p>2.02513</text:p>
          </table:table-cell>
          <table:table-cell office:value-type="string" calcext:value-type="string">
            <text:p>TOLERATED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Y882H</text:p>
          </table:table-cell>
          <table:table-cell office:value-type="float" office:value="3.89915" calcext:value-type="float">
            <text:p>3.89915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E43K</text:p>
          </table:table-cell>
          <table:table-cell office:value-type="float" office:value="0.6491" calcext:value-type="float">
            <text:p>0.6491</text:p>
          </table:table-cell>
          <table:table-cell office:value-type="string" calcext:value-type="string">
            <text:p>TOLERATED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N376D</text:p>
          </table:table-cell>
          <table:table-cell office:value-type="float" office:value="4.33031" calcext:value-type="float">
            <text:p>4.33031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Y570C</text:p>
          </table:table-cell>
          <table:table-cell office:value-type="float" office:value="4.30347" calcext:value-type="float">
            <text:p>4.30347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T477M</text:p>
          </table:table-cell>
          <table:table-cell office:value-type="float" office:value="0.16018" calcext:value-type="float">
            <text:p>0.1601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I858T</text:p>
          </table:table-cell>
          <table:table-cell office:value-type="float" office:value="4.45002" calcext:value-type="float">
            <text:p>4.450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I690M</text:p>
          </table:table-cell>
          <table:table-cell office:value-type="float" office:value="3.68215" calcext:value-type="float">
            <text:p>3.6821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table:style-name="ce3" office:value-type="string" calcext:value-type="string">
            <text:p>I1061T</text:p>
          </table:table-cell>
          <table:table-cell office:value-type="float" office:value="5.46544" calcext:value-type="float">
            <text:p>5.4654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S95F</text:p>
          </table:table-cell>
          <table:table-cell office:value-type="float" office:value="3.73726" calcext:value-type="float">
            <text:p>3.73726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N916S</text:p>
          </table:table-cell>
          <table:table-cell office:value-type="float" office:value="3.46272" calcext:value-type="float">
            <text:p>3.46272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N961S</text:p>
          </table:table-cell>
          <table:table-cell office:value-type="float" office:value="2.10323" calcext:value-type="float">
            <text:p>2.10323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E575Q</text:p>
          </table:table-cell>
          <table:table-cell office:value-type="float" office:value="1.14325" calcext:value-type="float">
            <text:p>1.14325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A267V</text:p>
          </table:table-cell>
          <table:table-cell office:value-type="float" office:value="2.89332" calcext:value-type="float">
            <text:p>2.89332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R296L</text:p>
          </table:table-cell>
          <table:table-cell office:value-type="float" office:value="0.80133" calcext:value-type="float">
            <text:p>0.80133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S636A</text:p>
          </table:table-cell>
          <table:table-cell office:value-type="float" office:value="4.24641" calcext:value-type="float">
            <text:p>4.24641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style-name="ce3" office:value-type="string" calcext:value-type="string">
            <text:p>P543L</text:p>
          </table:table-cell>
          <table:table-cell office:value-type="float" office:value="4.92797" calcext:value-type="float">
            <text:p>4.9279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T743I</text:p>
          </table:table-cell>
          <table:table-cell office:value-type="float" office:value="3.80892" calcext:value-type="float">
            <text:p>3.80892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N598S</text:p>
          </table:table-cell>
          <table:table-cell office:value-type="float" office:value="2.1405" calcext:value-type="float">
            <text:p>2.1405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G1146S</text:p>
          </table:table-cell>
          <table:table-cell office:value-type="float" office:value="3.5936" calcext:value-type="float">
            <text:p>3.593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V810I</text:p>
          </table:table-cell>
          <table:table-cell office:value-type="float" office:value="0.50723" calcext:value-type="float">
            <text:p>0.50723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table:style-name="ce3" office:value-type="string" calcext:value-type="string">
            <text:p>P237S</text:p>
          </table:table-cell>
          <table:table-cell office:value-type="float" office:value="4.33581" calcext:value-type="float">
            <text:p>4.3358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N554K</text:p>
          </table:table-cell>
          <table:table-cell office:value-type="float" office:value="1.64296" calcext:value-type="float">
            <text:p>1.64296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K877T</text:p>
          </table:table-cell>
          <table:table-cell office:value-type="float" office:value="3.68966" calcext:value-type="float">
            <text:p>3.68966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S167L</text:p>
          </table:table-cell>
          <table:table-cell office:value-type="float" office:value="2.25815" calcext:value-type="float">
            <text:p>2.25815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206S</text:p>
          </table:table-cell>
          <table:table-cell office:value-type="float" office:value="1.68171" calcext:value-type="float">
            <text:p>1.68171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A1187T</text:p>
          </table:table-cell>
          <table:table-cell office:value-type="float" office:value="4.15782" calcext:value-type="float">
            <text:p>4.15782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" office:value-type="string" calcext:value-type="string">
            <text:p>R518Q</text:p>
          </table:table-cell>
          <table:table-cell office:value-type="float" office:value="1.06217" calcext:value-type="float">
            <text:p>1.06217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156T</text:p>
          </table:table-cell>
          <table:table-cell office:value-type="float" office:value="4.59076" calcext:value-type="float">
            <text:p>4.59076</text:p>
          </table:table-cell>
          <table:table-cell office:value-type="string" calcext:value-type="string">
            <text:p>TOLERATED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R794Q</text:p>
          </table:table-cell>
          <table:table-cell office:value-type="float" office:value="3.21514" calcext:value-type="float">
            <text:p>3.21514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N185D</text:p>
          </table:table-cell>
          <table:table-cell office:value-type="float" office:value="4.24002" calcext:value-type="float">
            <text:p>4.24002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Y35H</text:p>
          </table:table-cell>
          <table:table-cell office:value-type="float" office:value="0.79344" calcext:value-type="float">
            <text:p>0.79344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156V</text:p>
          </table:table-cell>
          <table:table-cell office:value-type="float" office:value="3.92546" calcext:value-type="float">
            <text:p>3.92546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K822R</text:p>
          </table:table-cell>
          <table:table-cell office:value-type="float" office:value="3.14788" calcext:value-type="float">
            <text:p>3.14788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M1127V</text:p>
          </table:table-cell>
          <table:table-cell office:value-type="float" office:value="2.34862" calcext:value-type="float">
            <text:p>2.3486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E1271Q</text:p>
          </table:table-cell>
          <table:table-cell table:style-name="ce4" office:value-type="float" office:value="2.3221" calcext:value-type="float">
            <text:p>2.3221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3" office:value-type="string" calcext:value-type="string">
            <text:p>N222S</text:p>
          </table:table-cell>
          <table:table-cell office:value-type="float" office:value="0.59318" calcext:value-type="float">
            <text:p>0.59318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L1230S</text:p>
          </table:table-cell>
          <table:table-cell office:value-type="float" office:value="5.32616" calcext:value-type="float">
            <text:p>5.326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1189G</text:p>
          </table:table-cell>
          <table:table-cell office:value-type="float" office:value="2.55235" calcext:value-type="float">
            <text:p>2.55235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526S</text:p>
          </table:table-cell>
          <table:table-cell office:value-type="float" office:value="2.05058" calcext:value-type="float">
            <text:p>2.05058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A659T</text:p>
          </table:table-cell>
          <table:table-cell office:value-type="float" office:value="1.03521" calcext:value-type="float">
            <text:p>1.03521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Y709F</text:p>
          </table:table-cell>
          <table:table-cell office:value-type="float" office:value="5.60822" calcext:value-type="float">
            <text:p>5.60822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1223V</text:p>
          </table:table-cell>
          <table:table-cell office:value-type="float" office:value="5.59708" calcext:value-type="float">
            <text:p>5.59708</text:p>
          </table:table-cell>
          <table:table-cell office:value-type="string" calcext:value-type="string">
            <text:p>TOLERATED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W1122R</text:p>
          </table:table-cell>
          <table:table-cell office:value-type="float" office:value="1.98899" calcext:value-type="float">
            <text:p>1.98899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V133G</text:p>
          </table:table-cell>
          <table:table-cell office:value-type="float" office:value="0.47192" calcext:value-type="float">
            <text:p>0.47192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V843L</text:p>
          </table:table-cell>
          <table:table-cell office:value-type="float" office:value="2.71591" calcext:value-type="float">
            <text:p>2.71591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646C</text:p>
          </table:table-cell>
          <table:table-cell office:value-type="float" office:value="1.77429" calcext:value-type="float">
            <text:p>1.7742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646H</text:p>
          </table:table-cell>
          <table:table-cell office:value-type="float" office:value="1.02819" calcext:value-type="float">
            <text:p>1.02819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363V</text:p>
          </table:table-cell>
          <table:table-cell office:value-type="float" office:value="2.47215" calcext:value-type="float">
            <text:p>2.47215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57N</text:p>
          </table:table-cell>
          <table:table-cell office:value-type="float" office:value="3.14792" calcext:value-type="float">
            <text:p>3.14792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V494M</text:p>
          </table:table-cell>
          <table:table-cell office:value-type="float" office:value="0.92732" calcext:value-type="float">
            <text:p>0.92732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I450M</text:p>
          </table:table-cell>
          <table:table-cell office:value-type="float" office:value="5.38118" calcext:value-type="float">
            <text:p>5.3811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566S</text:p>
          </table:table-cell>
          <table:table-cell office:value-type="float" office:value="4.76294" calcext:value-type="float">
            <text:p>4.7629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E1273G</text:p>
          </table:table-cell>
          <table:table-cell table:style-name="ce4" office:value-type="float" office:value="4.47524" calcext:value-type="float">
            <text:p>4.47524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style-name="ce3" office:value-type="string" calcext:value-type="string">
            <text:p>V950M</text:p>
          </table:table-cell>
          <table:table-cell office:value-type="float" office:value="4.03674" calcext:value-type="float">
            <text:p>4.03674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491N</text:p>
          </table:table-cell>
          <table:table-cell office:value-type="float" office:value="2.69342" calcext:value-type="float">
            <text:p>2.69342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I787V</text:p>
          </table:table-cell>
          <table:table-cell office:value-type="float" office:value="1.55156" calcext:value-type="float">
            <text:p>1.55156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style-name="ce3" office:value-type="string" calcext:value-type="string">
            <text:p>Q928P</text:p>
          </table:table-cell>
          <table:table-cell office:value-type="float" office:value="0.1605" calcext:value-type="float">
            <text:p>0.1605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425L</text:p>
          </table:table-cell>
          <table:table-cell office:value-type="float" office:value="1.62689" calcext:value-type="float">
            <text:p>1.62689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N1277S</text:p>
          </table:table-cell>
          <table:table-cell table:style-name="ce4" office:value-type="float" office:value="-0.0534" calcext:value-type="float">
            <text:p>-0.0534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style-name="ce3" office:value-type="string" calcext:value-type="string">
            <text:p>E1089K</text:p>
          </table:table-cell>
          <table:table-cell office:value-type="float" office:value="5.21643" calcext:value-type="float">
            <text:p>5.216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V624I</text:p>
          </table:table-cell>
          <table:table-cell office:value-type="float" office:value="4.67797" calcext:value-type="float">
            <text:p>4.6779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L1055M</text:p>
          </table:table-cell>
          <table:table-cell office:value-type="float" office:value="3.99041" calcext:value-type="float">
            <text:p>3.99041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V1033I</text:p>
          </table:table-cell>
          <table:table-cell office:value-type="float" office:value="3.78842" calcext:value-type="float">
            <text:p>3.78842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I1251T</text:p>
          </table:table-cell>
          <table:table-cell office:value-type="float" office:value="1.31482" calcext:value-type="float">
            <text:p>1.3148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N70S</text:p>
          </table:table-cell>
          <table:table-cell office:value-type="float" office:value="1.30445" calcext:value-type="float">
            <text:p>1.30445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V484L</text:p>
          </table:table-cell>
          <table:table-cell office:value-type="float" office:value="1.16102" calcext:value-type="float">
            <text:p>1.16102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1068I</text:p>
          </table:table-cell>
          <table:table-cell office:value-type="float" office:value="1.99229" calcext:value-type="float">
            <text:p>1.9922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table:style-name="ce3" office:value-type="string" calcext:value-type="string">
            <text:p>R1186H</text:p>
          </table:table-cell>
          <table:table-cell office:value-type="float" office:value="6.54404" calcext:value-type="float">
            <text:p>6.5440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A1151T</text:p>
          </table:table-cell>
          <table:table-cell office:value-type="float" office:value="5.71168" calcext:value-type="float">
            <text:p>5.71168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517I</text:p>
          </table:table-cell>
          <table:table-cell office:value-type="float" office:value="5.23587" calcext:value-type="float">
            <text:p>5.23587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4.73681" calcext:value-type="float">
            <text:p>4.7368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A172V</text:p>
          </table:table-cell>
          <table:table-cell office:value-type="float" office:value="4.64071" calcext:value-type="float">
            <text:p>4.6407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193V</text:p>
          </table:table-cell>
          <table:table-cell office:value-type="float" office:value="4.13394" calcext:value-type="float">
            <text:p>4.1339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219S</text:p>
          </table:table-cell>
          <table:table-cell office:value-type="float" office:value="3.94595" calcext:value-type="float">
            <text:p>3.94595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N188S</text:p>
          </table:table-cell>
          <table:table-cell office:value-type="float" office:value="3.8237" calcext:value-type="float">
            <text:p>3.8237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727I</text:p>
          </table:table-cell>
          <table:table-cell office:value-type="float" office:value="3.64571" calcext:value-type="float">
            <text:p>3.64571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R958Q</text:p>
          </table:table-cell>
          <table:table-cell office:value-type="float" office:value="3.60347" calcext:value-type="float">
            <text:p>3.60347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231A</text:p>
          </table:table-cell>
          <table:table-cell office:value-type="float" office:value="2.58868" calcext:value-type="float">
            <text:p>2.58868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R1274W</text:p>
          </table:table-cell>
          <table:table-cell table:style-name="ce4" office:value-type="float" office:value="2.32783" calcext:value-type="float">
            <text:p>2.32783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R1266Q</text:p>
          </table:table-cell>
          <table:table-cell table:style-name="ce4" office:value-type="float" office:value="1.48249" calcext:value-type="float">
            <text:p>1.48249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D37G</text:p>
          </table:table-cell>
          <table:table-cell office:value-type="float" office:value="1.42934" calcext:value-type="float">
            <text:p>1.42934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456F</text:p>
          </table:table-cell>
          <table:table-cell office:value-type="float" office:value="1.21847" calcext:value-type="float">
            <text:p>1.21847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347I</text:p>
          </table:table-cell>
          <table:table-cell office:value-type="float" office:value="1.1428" calcext:value-type="float">
            <text:p>1.1428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Y297C</text:p>
          </table:table-cell>
          <table:table-cell office:value-type="float" office:value="0.83792" calcext:value-type="float">
            <text:p>0.83792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58793" calcext:value-type="float">
            <text:p>0.58793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I245T</text:p>
          </table:table-cell>
          <table:table-cell office:value-type="float" office:value="0.56415" calcext:value-type="float">
            <text:p>0.56415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A183V</text:p>
          </table:table-cell>
          <table:table-cell office:value-type="float" office:value="0.34969" calcext:value-type="float">
            <text:p>0.34969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C177Y</text:p>
          </table:table-cell>
          <table:table-cell office:value-type="float" office:value="5.23831" calcext:value-type="float">
            <text:p>5.2383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R341C</text:p>
          </table:table-cell>
          <table:table-cell office:value-type="float" office:value="4.1919" calcext:value-type="float">
            <text:p>4.191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R819C</text:p>
          </table:table-cell>
          <table:table-cell office:value-type="float" office:value="3.96169" calcext:value-type="float">
            <text:p>3.96169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R615L</text:p>
          </table:table-cell>
          <table:table-cell office:value-type="float" office:value="3.72087" calcext:value-type="float">
            <text:p>3.7208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A1187V</text:p>
          </table:table-cell>
          <table:table-cell office:value-type="float" office:value="3.50332" calcext:value-type="float">
            <text:p>3.50332</text:p>
          </table:table-cell>
          <table:table-cell office:value-type="string" calcext:value-type="string">
            <text:p>TOLERATED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I1095T</text:p>
          </table:table-cell>
          <table:table-cell office:value-type="float" office:value="1.28018" calcext:value-type="float">
            <text:p>1.28018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V327I</text:p>
          </table:table-cell>
          <table:table-cell office:value-type="float" office:value="0.58155" calcext:value-type="float">
            <text:p>0.58155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F101C</text:p>
          </table:table-cell>
          <table:table-cell office:value-type="float" office:value="6.84904" calcext:value-type="float">
            <text:p>6.84904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1115F</text:p>
          </table:table-cell>
          <table:table-cell office:value-type="float" office:value="5.23467" calcext:value-type="float">
            <text:p>5.23467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N41S</text:p>
          </table:table-cell>
          <table:table-cell office:value-type="float" office:value="5.02219" calcext:value-type="float">
            <text:p>5.02219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401S</text:p>
          </table:table-cell>
          <table:table-cell office:value-type="float" office:value="4.99228" calcext:value-type="float">
            <text:p>4.9922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G749V</text:p>
          </table:table-cell>
          <table:table-cell office:value-type="float" office:value="4.92943" calcext:value-type="float">
            <text:p>4.929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434S</text:p>
          </table:table-cell>
          <table:table-cell office:value-type="float" office:value="4.55926" calcext:value-type="float">
            <text:p>4.5592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341P</text:p>
          </table:table-cell>
          <table:table-cell office:value-type="float" office:value="4.2047" calcext:value-type="float">
            <text:p>4.2047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814D</text:p>
          </table:table-cell>
          <table:table-cell office:value-type="float" office:value="3.83764" calcext:value-type="float">
            <text:p>3.83764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814K</text:p>
          </table:table-cell>
          <table:table-cell office:value-type="float" office:value="3.60574" calcext:value-type="float">
            <text:p>3.60574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N568H</text:p>
          </table:table-cell>
          <table:table-cell office:value-type="float" office:value="3.2555" calcext:value-type="float">
            <text:p>3.2555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604I</text:p>
          </table:table-cell>
          <table:table-cell office:value-type="float" office:value="3.13006" calcext:value-type="float">
            <text:p>3.13006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281P</text:p>
          </table:table-cell>
          <table:table-cell office:value-type="float" office:value="3.09839" calcext:value-type="float">
            <text:p>3.09839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81T</text:p>
          </table:table-cell>
          <table:table-cell office:value-type="float" office:value="2.89561" calcext:value-type="float">
            <text:p>2.89561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271V</text:p>
          </table:table-cell>
          <table:table-cell office:value-type="float" office:value="2.87892" calcext:value-type="float">
            <text:p>2.87892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190V</text:p>
          </table:table-cell>
          <table:table-cell office:value-type="float" office:value="2.60562" calcext:value-type="float">
            <text:p>2.6056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Q150R</text:p>
          </table:table-cell>
          <table:table-cell office:value-type="float" office:value="2.52881" calcext:value-type="float">
            <text:p>2.52881</text:p>
          </table:table-cell>
          <table:table-cell office:value-type="string" calcext:value-type="string">
            <text:p>TOLERATED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K576R</text:p>
          </table:table-cell>
          <table:table-cell office:value-type="float" office:value="1.96056" calcext:value-type="float">
            <text:p>1.96056</text:p>
          </table:table-cell>
          <table:table-cell office:value-type="string" calcext:value-type="string">
            <text:p>TOLERATED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258V</text:p>
          </table:table-cell>
          <table:table-cell table:style-name="ce4" office:value-type="float" office:value="1.61913" calcext:value-type="float">
            <text:p>1.61913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1125F</text:p>
          </table:table-cell>
          <table:table-cell office:value-type="float" office:value="1.57169" calcext:value-type="float">
            <text:p>1.57169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373I</text:p>
          </table:table-cell>
          <table:table-cell office:value-type="float" office:value="1.23808" calcext:value-type="float">
            <text:p>1.23808</text:p>
          </table:table-cell>
          <table:table-cell office:value-type="string" calcext:value-type="string">
            <text:p>TOLERATE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G500E</text:p>
          </table:table-cell>
          <table:table-cell office:value-type="float" office:value="1.00629" calcext:value-type="float">
            <text:p>1.0062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1255I</text:p>
          </table:table-cell>
          <table:table-cell table:style-name="ce4" office:value-type="float" office:value="0.87413" calcext:value-type="float">
            <text:p>0.87413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246F</text:p>
          </table:table-cell>
          <table:table-cell office:value-type="float" office:value="0.83839" calcext:value-type="float">
            <text:p>0.83839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449V</text:p>
          </table:table-cell>
          <table:table-cell office:value-type="float" office:value="0.67109" calcext:value-type="float">
            <text:p>0.6710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5" office:value-type="string" calcext:value-type="string">
            <text:p>A183T</text:p>
          </table:table-cell>
          <table:table-cell office:value-type="float" office:value="0.67039" calcext:value-type="float">
            <text:p>0.67039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K792E</text:p>
          </table:table-cell>
          <table:table-cell office:value-type="float" office:value="0.34735" calcext:value-type="float">
            <text:p>0.34735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30V</text:p>
          </table:table-cell>
          <table:table-cell office:value-type="float" office:value="0.30318" calcext:value-type="float">
            <text:p>0.30318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985D</text:p>
          </table:table-cell>
          <table:table-cell office:value-type="float" office:value="0.26732" calcext:value-type="float">
            <text:p>0.26732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977I</text:p>
          </table:table-cell>
          <table:table-cell office:value-type="float" office:value="0.21346" calcext:value-type="float">
            <text:p>0.21346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805K</text:p>
          </table:table-cell>
          <table:table-cell office:value-type="float" office:value="0.13746" calcext:value-type="float">
            <text:p>0.13746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912V</text:p>
          </table:table-cell>
          <table:table-cell office:value-type="float" office:value="0.0986100000000002" calcext:value-type="float">
            <text:p>0.09861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" office:value-type="string" calcext:value-type="string">
            <text:p>C1011S</text:p>
          </table:table-cell>
          <table:table-cell table:style-name="ce2" office:value-type="float" office:value="8.85216" calcext:value-type="float">
            <text:p>8.852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703I</text:p>
          </table:table-cell>
          <table:table-cell table:style-name="ce2" office:value-type="float" office:value="7.22576" calcext:value-type="float">
            <text:p>7.2257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42T</text:p>
          </table:table-cell>
          <table:table-cell office:value-type="float" office:value="6.50345" calcext:value-type="float">
            <text:p>6.5034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404Q</text:p>
          </table:table-cell>
          <table:table-cell office:value-type="float" office:value="5.93311" calcext:value-type="float">
            <text:p>5.9331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663N</text:p>
          </table:table-cell>
          <table:table-cell office:value-type="float" office:value="5.83854" calcext:value-type="float">
            <text:p>5.8385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1054T</text:p>
          </table:table-cell>
          <table:table-cell office:value-type="float" office:value="5.43495" calcext:value-type="float">
            <text:p>5.43495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407H</text:p>
          </table:table-cell>
          <table:table-cell office:value-type="float" office:value="5.40556" calcext:value-type="float">
            <text:p>5.4055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96E</text:p>
          </table:table-cell>
          <table:table-cell office:value-type="float" office:value="5.23874" calcext:value-type="float">
            <text:p>5.2387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1035V</text:p>
          </table:table-cell>
          <table:table-cell office:value-type="float" office:value="5.13544" calcext:value-type="float">
            <text:p>5.13544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86K</text:p>
          </table:table-cell>
          <table:table-cell office:value-type="float" office:value="4.7404" calcext:value-type="float">
            <text:p>4.7404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115I</text:p>
          </table:table-cell>
          <table:table-cell office:value-type="float" office:value="4.57247" calcext:value-type="float">
            <text:p>4.57247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205V</text:p>
          </table:table-cell>
          <table:table-cell office:value-type="float" office:value="4.56591" calcext:value-type="float">
            <text:p>4.5659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872V</text:p>
          </table:table-cell>
          <table:table-cell office:value-type="float" office:value="4.34676" calcext:value-type="float">
            <text:p>4.34676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770V</text:p>
          </table:table-cell>
          <table:table-cell office:value-type="float" office:value="4.33488" calcext:value-type="float">
            <text:p>4.33488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993E</text:p>
          </table:table-cell>
          <table:table-cell office:value-type="float" office:value="4.27807" calcext:value-type="float">
            <text:p>4.2780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264V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8W</text:p>
          </table:table-cell>
          <table:table-cell office:value-type="float" office:value="3.90002" calcext:value-type="float">
            <text:p>3.900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37T</text:p>
          </table:table-cell>
          <table:table-cell office:value-type="float" office:value="3.87711" calcext:value-type="float">
            <text:p>3.87711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44T</text:p>
          </table:table-cell>
          <table:table-cell office:value-type="float" office:value="3.8207" calcext:value-type="float">
            <text:p>3.8207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07V</text:p>
          </table:table-cell>
          <table:table-cell office:value-type="float" office:value="3.64431" calcext:value-type="float">
            <text:p>3.64431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866V</text:p>
          </table:table-cell>
          <table:table-cell office:value-type="float" office:value="3.62508" calcext:value-type="float">
            <text:p>3.6250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74S</text:p>
          </table:table-cell>
          <table:table-cell office:value-type="float" office:value="3.49028" calcext:value-type="float">
            <text:p>3.49028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1098A</text:p>
          </table:table-cell>
          <table:table-cell office:value-type="float" office:value="3.29515" calcext:value-type="float">
            <text:p>3.29515</text:p>
          </table:table-cell>
          <table:table-cell office:value-type="string" calcext:value-type="string">
            <text:p>TOLERATED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48L</text:p>
          </table:table-cell>
          <table:table-cell office:value-type="float" office:value="3.19613" calcext:value-type="float">
            <text:p>3.19613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1T</text:p>
          </table:table-cell>
          <table:table-cell office:value-type="float" office:value="3.17537" calcext:value-type="float">
            <text:p>3.17537</text:p>
          </table:table-cell>
          <table:table-cell office:value-type="string" calcext:value-type="string">
            <text:p>TOLERATED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8Q</text:p>
          </table:table-cell>
          <table:table-cell office:value-type="float" office:value="3.12752" calcext:value-type="float">
            <text:p>3.1275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74V</text:p>
          </table:table-cell>
          <table:table-cell office:value-type="float" office:value="3.10009" calcext:value-type="float">
            <text:p>3.1000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577F</text:p>
          </table:table-cell>
          <table:table-cell office:value-type="float" office:value="3.09892" calcext:value-type="float">
            <text:p>3.0989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37V</text:p>
          </table:table-cell>
          <table:table-cell office:value-type="float" office:value="2.84791" calcext:value-type="float">
            <text:p>2.84791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21N</text:p>
          </table:table-cell>
          <table:table-cell office:value-type="float" office:value="2.74002" calcext:value-type="float">
            <text:p>2.7400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77V</text:p>
          </table:table-cell>
          <table:table-cell office:value-type="float" office:value="2.58775" calcext:value-type="float">
            <text:p>2.58775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V148I</text:p>
          </table:table-cell>
          <table:table-cell office:value-type="float" office:value="2.5847" calcext:value-type="float">
            <text:p>2.584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92Y</text:p>
          </table:table-cell>
          <table:table-cell office:value-type="float" office:value="2.5089" calcext:value-type="float">
            <text:p>2.5089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32E</text:p>
          </table:table-cell>
          <table:table-cell office:value-type="float" office:value="2.46336" calcext:value-type="float">
            <text:p>2.46336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526A</text:p>
          </table:table-cell>
          <table:table-cell office:value-type="float" office:value="2.44348" calcext:value-type="float">
            <text:p>2.44348</text:p>
          </table:table-cell>
          <table:table-cell office:value-type="string" calcext:value-type="string">
            <text:p>TOLERATED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11Y</text:p>
          </table:table-cell>
          <table:table-cell office:value-type="float" office:value="2.35888" calcext:value-type="float">
            <text:p>2.3588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501V</text:p>
          </table:table-cell>
          <table:table-cell office:value-type="float" office:value="2.25278" calcext:value-type="float">
            <text:p>2.2527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80Y</text:p>
          </table:table-cell>
          <table:table-cell office:value-type="float" office:value="2.06342" calcext:value-type="float">
            <text:p>2.06342</text:p>
          </table:table-cell>
          <table:table-cell office:value-type="string" calcext:value-type="string">
            <text:p>TOLERATED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65K</text:p>
          </table:table-cell>
          <table:table-cell table:style-name="ce4" office:value-type="float" office:value="1.9864" calcext:value-type="float">
            <text:p>1.9864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25V</text:p>
          </table:table-cell>
          <table:table-cell office:value-type="float" office:value="1.8771" calcext:value-type="float">
            <text:p>1.877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81F</text:p>
          </table:table-cell>
          <table:table-cell office:value-type="float" office:value="1.86679" calcext:value-type="float">
            <text:p>1.86679</text:p>
          </table:table-cell>
          <table:table-cell office:value-type="string" calcext:value-type="string">
            <text:p>TOLERATED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30I</text:p>
          </table:table-cell>
          <table:table-cell office:value-type="float" office:value="1.83398" calcext:value-type="float">
            <text:p>1.83398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90A</text:p>
          </table:table-cell>
          <table:table-cell office:value-type="float" office:value="1.80629" calcext:value-type="float">
            <text:p>1.80629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029L</text:p>
          </table:table-cell>
          <table:table-cell office:value-type="float" office:value="1.48296" calcext:value-type="float">
            <text:p>1.48296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34S</text:p>
          </table:table-cell>
          <table:table-cell office:value-type="float" office:value="1.47894" calcext:value-type="float">
            <text:p>1.47894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39A</text:p>
          </table:table-cell>
          <table:table-cell office:value-type="float" office:value="1.47677" calcext:value-type="float">
            <text:p>1.4767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60H</text:p>
          </table:table-cell>
          <table:table-cell office:value-type="float" office:value="1.42565" calcext:value-type="float">
            <text:p>1.42565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17L</text:p>
          </table:table-cell>
          <table:table-cell office:value-type="float" office:value="1.28935" calcext:value-type="float">
            <text:p>1.28935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3S</text:p>
          </table:table-cell>
          <table:table-cell office:value-type="float" office:value="1.15729" calcext:value-type="float">
            <text:p>1.15729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08T</text:p>
          </table:table-cell>
          <table:table-cell office:value-type="float" office:value="1.11462" calcext:value-type="float">
            <text:p>1.11462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96W</text:p>
          </table:table-cell>
          <table:table-cell office:value-type="float" office:value="1.04733" calcext:value-type="float">
            <text:p>1.04733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90L</text:p>
          </table:table-cell>
          <table:table-cell office:value-type="float" office:value="0.90499" calcext:value-type="float">
            <text:p>0.90499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96E</text:p>
          </table:table-cell>
          <table:table-cell office:value-type="float" office:value="0.65884" calcext:value-type="float">
            <text:p>0.65884</text:p>
          </table:table-cell>
          <table:table-cell office:value-type="string" calcext:value-type="string">
            <text:p>TOLERATED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8H</text:p>
          </table:table-cell>
          <table:table-cell office:value-type="float" office:value="0.65769" calcext:value-type="float">
            <text:p>0.6576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08V</text:p>
          </table:table-cell>
          <table:table-cell office:value-type="float" office:value="0.61992" calcext:value-type="float">
            <text:p>0.61992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2D</text:p>
          </table:table-cell>
          <table:table-cell office:value-type="float" office:value="0.54783" calcext:value-type="float">
            <text:p>0.54783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77I</text:p>
          </table:table-cell>
          <table:table-cell office:value-type="float" office:value="0.41518" calcext:value-type="float">
            <text:p>0.41518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642I</text:p>
          </table:table-cell>
          <table:table-cell office:value-type="float" office:value="0.37833" calcext:value-type="float">
            <text:p>0.37833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10F</text:p>
          </table:table-cell>
          <table:table-cell office:value-type="float" office:value="0.35783" calcext:value-type="float">
            <text:p>0.35783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10L</text:p>
          </table:table-cell>
          <table:table-cell office:value-type="float" office:value="0.32223" calcext:value-type="float">
            <text:p>0.32223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45F</text:p>
          </table:table-cell>
          <table:table-cell office:value-type="float" office:value="0.32128" calcext:value-type="float">
            <text:p>0.32128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497Y</text:p>
          </table:table-cell>
          <table:table-cell office:value-type="float" office:value="0.26416" calcext:value-type="float">
            <text:p>0.26416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12T</text:p>
          </table:table-cell>
          <table:table-cell office:value-type="float" office:value="0.19761" calcext:value-type="float">
            <text:p>0.19761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14I</text:p>
          </table:table-cell>
          <table:table-cell office:value-type="float" office:value="0.18879" calcext:value-type="float">
            <text:p>0.1887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16G</text:p>
          </table:table-cell>
          <table:table-cell office:value-type="float" office:value="0.12006" calcext:value-type="float">
            <text:p>0.12006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15R</text:p>
          </table:table-cell>
          <table:table-cell office:value-type="float" office:value="0.07271" calcext:value-type="float">
            <text:p>0.07271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15Y</text:p>
          </table:table-cell>
          <table:table-cell office:value-type="float" office:value="0.07121" calcext:value-type="float">
            <text:p>0.07121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79V</text:p>
          </table:table-cell>
          <table:table-cell office:value-type="float" office:value="-0.02406" calcext:value-type="float">
            <text:p>-0.02406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250T</text:p>
          </table:table-cell>
          <table:table-cell office:value-type="float" office:value="-0.03698" calcext:value-type="float">
            <text:p>-0.03698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12L</text:p>
          </table:table-cell>
          <table:table-cell office:value-type="float" office:value="-0.12109" calcext:value-type="float">
            <text:p>-0.12109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By Score'.A1:'By Score'.F456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By SIFT'.A1:'By SIFT'.F456">
          <table:sort>
            <table:sort-by table:field-number="2" table:data-type="automatic"/>
          </table:sort>
        </table:database-range>
        <table:database-range table:name="__Anonymous_Sheet_DB__2" table:target-range-address="'By pph2'.A1:'By pph2'.F456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6:15:05.016618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</meta:initial-creator>
    <meta:creation-date>2016-08-08T13:45:09.223539861</meta:creation-date>
    <dc:date>2016-08-10T13:13:33.105670111</dc:date>
    <dc:creator>Jamie </dc:creator>
    <meta:editing-duration>PT17H16M38S</meta:editing-duration>
    <meta:editing-cycles>20</meta:editing-cycles>
    <meta:generator>LibreOffice/5.0.6.2$Linux_X86_64 LibreOffice_project/00m0$Build-2</meta:generator>
    <meta:document-statistic meta:table-count="3" meta:cell-count="8208" meta:object-count="0"/>
  </office:meta>
</office:document-meta>
</file>